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Baskerville Old Face" svg:font-family="'Baskerville Old Face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draw:fill="solid" draw:fill-color="#dddddd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1.351cm" fo:min-width="2.54cm" fo:padding-top="0.035cm" fo:padding-bottom="0.035cm" fo:padding-left="0.035cm" fo:padding-right="0.071cm"/>
    </style:style>
    <style:style style:name="gr4" style:family="graphic" style:parent-style-name="standard">
      <style:graphic-properties draw:stroke="none" draw:fill="solid" draw:fill-color="#b2b2b2" draw:textarea-vertical-align="middle" fo:min-height="0.323cm" fo:min-width="2.54cm" fo:padding-top="0.035cm" fo:padding-bottom="0.035cm" fo:padding-left="0.035cm" fo:padding-right="0.071cm"/>
    </style:style>
    <style:style style:name="gr5" style:family="graphic" style:parent-style-name="standard">
      <style:graphic-properties draw:stroke="none" draw:fill="solid" draw:fill-color="#cccccc" draw:textarea-vertical-align="middle" fo:min-height="0.323cm" fo:min-width="2.54cm" fo:padding-top="0.035cm" fo:padding-bottom="0.035cm" fo:padding-left="0.035cm" fo:padding-right="0.071cm"/>
    </style:style>
    <style:style style:name="gr6" style:family="graphic" style:parent-style-name="standard">
      <style:graphic-properties draw:stroke="none" draw:fill="none" draw:textarea-vertical-align="middle" fo:min-height="0.325cm" fo:min-width="2.54cm" fo:padding-top="0.035cm" fo:padding-bottom="0.035cm" fo:padding-left="0.035cm" fo:padding-right="0.071cm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svg:stroke-opacity="100%" draw:stroke-linejoin="round" draw:fill="solid" draw:fill-color="#e6e6e6" fo:padding-top="0.134cm" fo:padding-bottom="0.134cm" fo:padding-left="0.259cm" fo:padding-right="0.259cm" draw:shadow="hidden"/>
    </style:style>
    <style:style style:name="gr8" style:family="graphic" style:parent-style-name="standard">
      <style:graphic-properties draw:stroke="none" svg:stroke-width="0.018cm" draw:marker-start-width="0.227cm" draw:marker-end-width="0.227cm" draw:fill="solid" draw:fill-color="#e6e6e6" draw:textarea-vertical-align="middle" fo:min-height="0.43cm" fo:min-width="2.54cm" fo:padding-top="0.035cm" fo:padding-bottom="0.035cm" fo:padding-left="0.035cm" fo:padding-right="0.071cm"/>
    </style:style>
    <style:style style:name="gr9" style:family="graphic" style:parent-style-name="standard">
      <style:graphic-properties draw:stroke="none" draw:fill="none" draw:textarea-vertical-align="middle" fo:min-height="0.43cm" fo:min-width="2.54cm" fo:padding-top="0.035cm" fo:padding-bottom="0.035cm" fo:padding-left="0.035cm" fo:padding-right="0.071cm"/>
    </style:style>
    <style:style style:name="gr10" style:family="graphic" style:parent-style-name="standard">
      <style:graphic-properties draw:stroke="none" draw:fill="none" draw:textarea-vertical-align="middle" fo:min-height="0.286cm" fo:min-width="2.54cm" fo:padding-top="0.035cm" fo:padding-bottom="0.035cm" fo:padding-left="0.035cm" fo:padding-right="0.071cm"/>
    </style:style>
    <style:style style:name="gr11" style:family="graphic" style:parent-style-name="standard">
      <style:graphic-properties draw:stroke="solid" svg:stroke-width="0.018cm" svg:stroke-color="#000000" draw:marker-start-width="0.227cm" draw:marker-end-width="0.227cm" svg:stroke-opacity="100%" draw:stroke-linejoin="round" draw:fill="solid" draw:fill-color="#eeeeee" fo:padding-top="0.134cm" fo:padding-bottom="0.134cm" fo:padding-left="0.259cm" fo:padding-right="0.259cm" draw:shadow="hidden"/>
    </style:style>
    <style:style style:name="gr12" style:family="graphic" style:parent-style-name="standard">
      <style:graphic-properties draw:stroke="none" svg:stroke-width="0.018cm" draw:marker-start-width="0.227cm" draw:marker-end-width="0.227cm" draw:fill="solid" draw:fill-color="#eeeeee" draw:textarea-vertical-align="middle" fo:min-height="0.43cm" fo:min-width="2.54cm" fo:padding-top="0.035cm" fo:padding-bottom="0.035cm" fo:padding-left="0.035cm" fo:padding-right="0.071cm"/>
    </style:style>
    <style:style style:name="gr13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 draw:shadow="hidden"/>
    </style:style>
    <style:style style:name="gr14" style:family="graphic" style:parent-style-name="standard">
      <style:graphic-properties draw:stroke="none" draw:fill="none" draw:textarea-vertical-align="middle" fo:min-height="0.856cm" fo:min-width="2.54cm" fo:padding-top="0.035cm" fo:padding-bottom="0.035cm" fo:padding-left="0.035cm" fo:padding-right="0.071cm"/>
    </style:style>
    <style:style style:name="gr15" style:family="graphic" style:parent-style-name="standard">
      <style:graphic-properties draw:stroke="solid" svg:stroke-width="0.008cm" svg:stroke-color="#000000" svg:stroke-opacity="100%" draw:stroke-linejoin="round" draw:fill="none" draw:fill-color="#c0c0c0" fo:padding-top="0.129cm" fo:padding-bottom="0.129cm" fo:padding-left="0.254cm" fo:padding-right="0.254cm" draw:shadow="hidden"/>
    </style:style>
    <style:style style:name="gr16" style:family="graphic" style:parent-style-name="standard">
      <style:graphic-properties draw:stroke="none" draw:fill="none" draw:fill-color="#c0c0c0" draw:textarea-vertical-align="middle" fo:min-height="0.43cm" fo:min-width="2.54cm" fo:padding-top="0.035cm" fo:padding-bottom="0.035cm" fo:padding-left="0.035cm" fo:padding-right="0.071cm"/>
    </style:style>
    <style:style style:name="gr17" style:family="graphic" style:parent-style-name="standard">
      <style:graphic-properties draw:stroke="dash" draw:stroke-dash="Dash_5f_1" svg:stroke-width="0.008cm" svg:stroke-color="#000000" draw:marker-end="Marker_5f_0" draw:marker-end-width="0.276cm" svg:stroke-opacity="100%" draw:stroke-linejoin="round" draw:fill="none" fo:padding-top="0.129cm" fo:padding-bottom="0.129cm" fo:padding-left="0.254cm" fo:padding-right="0.254cm" draw:shadow="hidden"/>
    </style:style>
    <style:style style:name="gr18" style:family="graphic" style:parent-style-name="standard">
      <style:graphic-properties draw:stroke="none" draw:fill="solid" draw:fill-color="#b2b2b2" draw:textarea-vertical-align="middle" fo:min-height="0.661cm" fo:min-width="2.54cm" fo:padding-top="0.035cm" fo:padding-bottom="0.035cm" fo:padding-left="0.035cm" fo:padding-right="0.071cm"/>
    </style:style>
    <style:style style:name="gr19" style:family="graphic" style:parent-style-name="standard">
      <style:graphic-properties draw:stroke="none" draw:fill="solid" draw:fill-color="#cccccc" draw:textarea-vertical-align="middle" fo:min-height="0.661cm" fo:min-width="2.54cm" fo:padding-top="0.035cm" fo:padding-bottom="0.035cm" fo:padding-left="0.035cm" fo:padding-right="0.071cm"/>
    </style:style>
    <style:style style:name="gr20" style:family="graphic" style:parent-style-name="standard">
      <style:graphic-properties draw:stroke="none" draw:fill="none" draw:textarea-vertical-align="middle" fo:min-height="1.144cm" fo:min-width="2.54cm" fo:padding-top="0.035cm" fo:padding-bottom="0.035cm" fo:padding-left="0.035cm" fo:padding-right="0.071cm"/>
    </style:style>
    <style:style style:name="gr21" style:family="graphic" style:parent-style-name="standard">
      <style:graphic-properties draw:stroke="none" draw:fill="none" draw:textarea-vertical-align="middle" fo:min-height="0.315cm" fo:min-width="2.54cm" fo:padding-top="0.035cm" fo:padding-bottom="0.035cm" fo:padding-left="0.035cm" fo:padding-right="0.071cm"/>
    </style:style>
    <style:style style:name="gr22" style:family="graphic" style:parent-style-name="standard">
      <style:graphic-properties draw:stroke="none" draw:fill="none" draw:textarea-vertical-align="middle" fo:min-height="0.824cm" fo:min-width="2.54cm" fo:padding-top="0.035cm" fo:padding-bottom="0.035cm" fo:padding-left="0.035cm" fo:padding-right="0.071cm"/>
    </style:style>
    <style:style style:name="gr23" style:family="graphic" style:parent-style-name="standard">
      <style:graphic-properties draw:stroke="solid" svg:stroke-width="0.008cm" svg:stroke-color="#000000" svg:stroke-opacity="100%" draw:stroke-linejoin="round" draw:fill="solid" draw:fill-color="#cccccc" fo:padding-top="0.129cm" fo:padding-bottom="0.129cm" fo:padding-left="0.254cm" fo:padding-right="0.254cm" draw:shadow="hidden"/>
    </style:style>
    <style:style style:name="gr24" style:family="graphic" style:parent-style-name="standard">
      <style:graphic-properties draw:stroke="none" draw:fill="none" draw:textarea-vertical-align="middle" fo:min-height="0.316cm" fo:min-width="2.54cm" fo:padding-top="0.035cm" fo:padding-bottom="0.035cm" fo:padding-left="0.035cm" fo:padding-right="0.071cm"/>
    </style:style>
    <style:style style:name="gr25" style:family="graphic" style:parent-style-name="standard">
      <style:graphic-properties draw:stroke="none" draw:fill="none" draw:textarea-vertical-align="middle" fo:min-height="0.415cm" fo:min-width="2.54cm" fo:padding-top="0.035cm" fo:padding-bottom="0.035cm" fo:padding-left="0.035cm" fo:padding-right="0.071cm"/>
    </style:style>
    <style:style style:name="gr26" style:family="graphic" style:parent-style-name="standard">
      <style:graphic-properties draw:stroke="none" draw:fill="none" draw:textarea-vertical-align="middle" fo:min-height="0.463cm" fo:min-width="2.54cm" fo:padding-top="0.035cm" fo:padding-bottom="0.035cm" fo:padding-left="0.035cm" fo:padding-right="0.071cm"/>
    </style:style>
    <style:style style:name="gr27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28" style:family="graphic" style:parent-style-name="standard">
      <style:graphic-properties draw:stroke="none" draw:fill="none" draw:textarea-vertical-align="middle" fo:min-height="0.297cm" fo:min-width="2.54cm" fo:padding-top="0.035cm" fo:padding-bottom="0.035cm" fo:padding-left="0.035cm" fo:padding-right="0.071cm"/>
    </style:style>
    <style:style style:name="gr29" style:family="graphic" style:parent-style-name="standard">
      <style:graphic-properties draw:stroke="none" draw:fill="none" draw:fill-color="#b2b2b2" draw:textarea-vertical-align="middle" fo:min-height="0.323cm" fo:min-width="2.54cm" fo:padding-top="0.035cm" fo:padding-bottom="0.035cm" fo:padding-left="0.035cm" fo:padding-right="0.071cm"/>
    </style:style>
    <style:style style:name="gr30" style:family="graphic" style:parent-style-name="standard">
      <style:graphic-properties draw:stroke="none" draw:fill="none" draw:textarea-vertical-align="middle" fo:min-height="0.428cm" fo:min-width="2.54cm" fo:padding-top="0.035cm" fo:padding-bottom="0.035cm" fo:padding-left="0.035cm" fo:padding-right="0.071cm"/>
    </style:style>
    <style:style style:name="P1" style:family="paragraph">
      <loext:graphic-properties draw:fill="none"/>
      <style:paragraph-properties fo:margin-left="0cm" fo:margin-right="0cm" fo:text-align="center" fo:text-indent="0cm"/>
    </style:style>
    <style:style style:name="P2" style:family="paragraph">
      <loext:graphic-properties draw:fill="solid" draw:fill-color="#dddddd"/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solid" draw:fill-color="#b2b2b2"/>
      <style:paragraph-properties fo:margin-left="0cm" fo:margin-right="0cm" fo:margin-top="0cm" fo:margin-bottom="0cm" fo:line-height="120%" fo:text-align="center" fo:text-indent="0cm"/>
      <style:text-properties fo:font-size="6pt" fo:font-style="italic" style:font-size-asian="6pt" style:font-size-complex="6pt"/>
    </style:style>
    <style:style style:name="P6" style:family="paragraph">
      <loext:graphic-properties draw:fill="solid" draw:fill-color="#cccccc"/>
      <style:paragraph-properties fo:margin-left="0cm" fo:margin-right="0cm" fo:margin-top="0cm" fo:margin-bottom="0cm" fo:line-height="120%" fo:text-align="center" fo:text-indent="0cm"/>
      <style:text-properties style:font-name="Arial1" fo:font-size="6pt" style:font-size-asian="6pt" style:font-size-complex="6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6pt" style:font-size-asian="6pt" style:font-size-complex="6pt"/>
    </style:style>
    <style:style style:name="P9" style:family="paragraph">
      <loext:graphic-properties draw:fill="solid" draw:fill-color="#e6e6e6"/>
    </style:style>
    <style:style style:name="P10" style:family="paragraph">
      <loext:graphic-properties draw:fill="solid" draw:fill-color="#e6e6e6"/>
      <style:paragraph-properties fo:margin-left="0cm" fo:margin-right="0cm" fo:margin-top="0cm" fo:margin-bottom="0cm" fo:line-height="120%" fo:text-align="center" fo:text-indent="0cm"/>
    </style:style>
    <style:style style:name="P11" style:family="paragraph">
      <loext:graphic-properties draw:fill="solid" draw:fill-color="#eeeeee"/>
    </style:style>
    <style:style style:name="P12" style:family="paragraph">
      <loext:graphic-properties draw:fill="solid" draw:fill-color="#eeeeee"/>
      <style:paragraph-properties fo:margin-left="0cm" fo:margin-right="0cm" fo:margin-top="0cm" fo:margin-bottom="0cm" fo:line-height="120%" fo:text-align="center" fo:text-indent="0cm"/>
    </style:style>
    <style:style style:name="P13" style:family="paragraph">
      <style:paragraph-properties fo:margin-left="0cm" fo:margin-right="0cm" fo:margin-top="0cm" fo:margin-bottom="0cm" fo:line-height="120%" fo:text-align="start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start" fo:text-indent="0cm"/>
    </style:style>
    <style:style style:name="P15" style:family="paragraph">
      <loext:graphic-properties draw:fill="none" draw:fill-color="#c0c0c0"/>
    </style:style>
    <style:style style:name="P16" style:family="paragraph">
      <loext:graphic-properties draw:fill="none" draw:fill-color="#c0c0c0"/>
      <style:paragraph-properties fo:margin-left="0cm" fo:margin-right="0cm" fo:margin-top="0cm" fo:margin-bottom="0cm" fo:line-height="120%" fo:text-align="center" fo:text-indent="0cm"/>
    </style:style>
    <style:style style:name="P17" style:family="paragraph">
      <loext:graphic-properties draw:fill="none"/>
      <style:text-properties style:font-name="Arial1" fo:font-size="7pt" fo:font-style="italic"/>
    </style:style>
    <style:style style:name="P18" style:family="paragraph">
      <loext:graphic-properties draw:fill="solid" draw:fill-color="#b2b2b2"/>
      <style:paragraph-properties fo:margin-left="0cm" fo:margin-right="0cm" fo:margin-top="0cm" fo:margin-bottom="0cm" fo:line-height="120%" fo:text-align="center" fo:text-indent="0cm"/>
      <style:text-properties style:font-name="Arial1" fo:font-size="7pt" fo:font-style="italic"/>
    </style:style>
    <style:style style:name="P19" style:family="paragraph">
      <loext:graphic-properties draw:fill="none"/>
      <style:text-properties style:font-name="Arial1" fo:font-size="7pt"/>
    </style:style>
    <style:style style:name="P20" style:family="paragraph">
      <loext:graphic-properties draw:fill="solid" draw:fill-color="#cccccc"/>
      <style:paragraph-properties fo:margin-left="0cm" fo:margin-right="0cm" fo:margin-top="0cm" fo:margin-bottom="0cm" fo:line-height="120%" fo:text-align="center" fo:text-indent="0cm"/>
      <style:text-properties style:font-name="Arial1" fo:font-size="7pt" style:font-size-asian="7pt" style:font-size-complex="7pt"/>
    </style:style>
    <style:style style:name="P2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Baskerville Old Face"/>
    </style:style>
    <style:style style:name="P22" style:family="paragraph">
      <loext:graphic-properties draw:fill="solid" draw:fill-color="#cccccc"/>
      <style:text-properties style:font-name="Arial1" fo:font-size="7pt"/>
    </style:style>
    <style:style style:name="P23" style:family="paragraph">
      <loext:graphic-properties draw:fill="none"/>
      <style:text-properties fo:font-style="italic"/>
    </style:style>
    <style:style style:name="P2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text-position="-33% 58%"/>
    </style:style>
    <style:style style:name="P25" style:family="paragraph">
      <loext:graphic-properties draw:fill="solid" draw:fill-color="#eeeeee"/>
      <style:text-properties fo:font-size="18pt" fo:font-style="italic" style:font-size-asian="18pt" style:font-size-complex="18pt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20%" fo:text-align="center" fo:text-indent="0cm"/>
      <style:text-properties fo:font-size="18pt" fo:font-style="italic" style:font-size-asian="18pt" style:font-size-complex="18pt"/>
    </style:style>
    <style:style style:name="P27" style:family="paragraph">
      <loext:graphic-properties draw:fill="none"/>
      <style:paragraph-properties fo:text-align="center"/>
      <style:text-properties fo:font-size="18pt" fo:font-style="italic" style:font-size-asian="18pt" style:font-size-complex="18pt"/>
    </style:style>
    <style:style style:name="P28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font-style="italic" style:font-style-asian="italic" style:font-style-complex="italic"/>
    </style:style>
    <style:style style:name="P29" style:family="paragraph">
      <loext:graphic-properties draw:fill="none" draw:fill-color="#b2b2b2"/>
      <style:paragraph-properties fo:margin-left="0cm" fo:margin-right="0cm" fo:margin-top="0cm" fo:margin-bottom="0cm" fo:line-height="120%" fo:text-align="center" fo:text-indent="0cm"/>
      <style:text-properties style:font-name="Arial1" fo:font-size="6pt" style:font-size-asian="6pt" style:font-size-complex="6pt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style:style style:name="T2" style:family="text">
      <style:text-properties fo:color="#000000" style:font-name="Arial" fo:font-size="6pt" fo:font-style="italic" style:font-name-asian="Arial" style:font-size-asian="6pt" style:font-name-complex="Arial" style:font-size-complex="6pt"/>
    </style:style>
    <style:style style:name="T3" style:family="text">
      <style:text-properties fo:color="#000000" style:font-name="Arial1" fo:font-size="6pt" style:font-name-asian="Arial" style:font-size-asian="6pt" style:font-name-complex="Arial" style:font-size-complex="6pt"/>
    </style:style>
    <style:style style:name="T4" style:family="text">
      <style:text-properties fo:color="#000000" style:font-name="Arial" fo:font-size="6pt" style:font-name-asian="Arial" style:font-size-asian="6pt" style:font-name-complex="Arial" style:font-size-complex="6pt"/>
    </style:style>
    <style:style style:name="T5" style:family="text">
      <style:text-properties fo:color="#000000" style:font-name="Arial" fo:font-size="6pt" fo:font-style="italic" style:font-name-asian="Arial" style:font-size-asian="6pt" style:font-style-asian="italic" style:font-name-complex="Arial" style:font-size-complex="6pt" style:font-style-complex="italic"/>
    </style:style>
    <style:style style:name="T6" style:family="text">
      <style:text-properties fo:color="#000000" style:font-name="Arial1" fo:font-size="7pt" fo:font-style="italic" style:font-name-asian="Arial" style:font-size-asian="8pt" style:font-name-complex="Arial" style:font-size-complex="8pt"/>
    </style:style>
    <style:style style:name="T7" style:family="text">
      <style:text-properties fo:color="#000000" style:font-name="Arial1" fo:font-size="7pt" style:font-name-asian="Arial" style:font-size-asian="7pt" style:font-name-complex="Arial" style:font-size-complex="7pt"/>
    </style:style>
    <style:style style:name="T8" style:family="text">
      <style:text-properties fo:color="#000000" style:font-name="Baskerville Old Face" fo:font-size="8pt" style:font-name-asian="Arial" style:font-size-asian="8pt" style:font-name-complex="Arial" style:font-size-complex="8pt"/>
    </style:style>
    <style:style style:name="T9" style:family="text">
      <style:text-properties fo:color="#000000" style:text-position="-33% 58%" style:font-name="Arial" fo:font-size="8pt" style:font-name-asian="Arial" style:font-size-asian="8pt" style:font-name-complex="Arial" style:font-size-complex="8pt"/>
    </style:style>
    <style:style style:name="T10" style:family="text">
      <style:text-properties fo:color="#000000" style:font-name="Arial" fo:font-size="8pt" fo:font-style="italic" style:font-name-asian="Arial" style:font-size-asian="8pt" style:font-name-complex="Arial" style:font-size-complex="8pt"/>
    </style:style>
    <style:style style:name="T11" style:family="text">
      <style:text-properties fo:color="#000000" style:text-position="33% 58%" style:font-name="Symbol" fo:font-size="8pt" style:font-name-asian="Ari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.5cm" svg:height="0.357cm" svg:x="14.761cm" svg:y="10.843cm" svg:viewBox="0 0 501 358" draw:points="0,358 501,358 501,0 0,0">
          <text:p/>
        </draw:polygon>
        <draw:polygon draw:style-name="gr2" draw:text-style-name="P2" draw:layer="layout" svg:width="0.5cm" svg:height="0.357cm" svg:x="2.757cm" svg:y="10.842cm" svg:viewBox="0 0 501 358" draw:points="0,358 501,358 501,0 0,0">
          <text:p/>
        </draw:polygon>
        <draw:polygon draw:style-name="gr1" draw:text-style-name="P1" draw:layer="layout" svg:width="0.5cm" svg:height="0.357cm" svg:x="4.757cm" svg:y="10.842cm" svg:viewBox="0 0 501 358" draw:points="0,358 501,358 501,0 0,0">
          <text:p/>
        </draw:polygon>
        <draw:polygon draw:style-name="gr1" draw:text-style-name="P1" draw:layer="layout" svg:width="0.5cm" svg:height="0.357cm" svg:x="7.257cm" svg:y="10.842cm" svg:viewBox="0 0 501 358" draw:points="0,358 501,358 501,0 0,0">
          <text:p/>
        </draw:polygon>
        <draw:polygon draw:style-name="gr1" draw:text-style-name="P1" draw:layer="layout" svg:width="0.5cm" svg:height="0.357cm" svg:x="10.257cm" svg:y="10.843cm" svg:viewBox="0 0 501 358" draw:points="0,358 501,358 501,0 0,0">
          <text:p/>
        </draw:polygon>
        <draw:polygon draw:style-name="gr1" draw:text-style-name="P1" draw:layer="layout" svg:width="0.5cm" svg:height="0.357cm" svg:x="12.257cm" svg:y="10.843cm" svg:viewBox="0 0 501 358" draw:points="0,358 501,358 501,0 0,0">
          <text:p/>
        </draw:polygon>
        <draw:polygon draw:style-name="gr1" draw:text-style-name="P1" draw:layer="layout" svg:width="0.5cm" svg:height="0.357cm" svg:x="14.257cm" svg:y="10.843cm" svg:viewBox="0 0 501 358" draw:points="0,358 501,358 501,0 0,0">
          <text:p/>
        </draw:polygon>
        <draw:frame draw:style-name="gr3" draw:text-style-name="P4" draw:layer="controls" svg:width="0.5cm" svg:height="1.421cm" svg:x="8.753cm" svg:y="4.577cm">
          <draw:text-box>
            <text:p text:style-name="P3"><text:span text:style-name="T1">08:</text:span></text:p>
            <text:p text:style-name="P3"><text:span text:style-name="T1">30</text:span></text:p>
          </draw:text-box>
        </draw:frame>
        <draw:frame draw:style-name="gr4" draw:text-style-name="P5" draw:layer="layout" svg:width="0.5cm" svg:height="0.393cm" svg:x="14.758cm" svg:y="5.624cm">
          <draw:text-box>
            <text:p text:style-name="P3"><text:span text:style-name="T2">0</text:span></text:p>
          </draw:text-box>
        </draw:frame>
        <draw:frame draw:style-name="gr5" draw:text-style-name="P6" draw:layer="layout" svg:width="0.5cm" svg:height="0.393cm" svg:x="7.254cm" svg:y="5.623cm">
          <draw:text-box>
            <text:p text:style-name="P3"><text:span text:style-name="T3">10</text:span></text:p>
          </draw:text-box>
        </draw:frame>
        <draw:polygon draw:style-name="gr1" draw:text-style-name="P7" draw:layer="layout" svg:width="0.5cm" svg:height="0.357cm" svg:x="7.754cm" svg:y="5.641cm" svg:viewBox="0 0 501 358" draw:points="0,358 501,358 501,0 0,0">
          <text:p/>
        </draw:polygon>
        <draw:polygon draw:style-name="gr1" draw:text-style-name="P7" draw:layer="layout" svg:width="0.5cm" svg:height="0.357cm" svg:x="8.254cm" svg:y="5.641cm" svg:viewBox="0 0 501 358" draw:points="0,358 501,358 501,0 0,0">
          <text:p/>
        </draw:polygon>
        <draw:polygon draw:style-name="gr1" draw:text-style-name="P7" draw:layer="layout" svg:width="0.5cm" svg:height="0.357cm" svg:x="9.254cm" svg:y="5.641cm" svg:viewBox="0 0 501 358" draw:points="0,358 501,358 501,0 0,0">
          <text:p/>
        </draw:polygon>
        <draw:polygon draw:style-name="gr1" draw:text-style-name="P7" draw:layer="layout" svg:width="0.5cm" svg:height="0.357cm" svg:x="9.754cm" svg:y="5.641cm" svg:viewBox="0 0 501 358" draw:points="0,358 501,358 501,0 0,0">
          <text:p/>
        </draw:polygon>
        <draw:frame draw:style-name="gr5" draw:text-style-name="P6" draw:layer="layout" svg:width="0.5cm" svg:height="0.393cm" svg:x="10.254cm" svg:y="5.624cm">
          <draw:text-box>
            <text:p text:style-name="P3"><text:span text:style-name="T3">2</text:span></text:p>
          </draw:text-box>
        </draw:frame>
        <draw:polygon draw:style-name="gr1" draw:text-style-name="P7" draw:layer="layout" svg:width="0.5cm" svg:height="0.357cm" svg:x="10.754cm" svg:y="5.642cm" svg:viewBox="0 0 501 358" draw:points="0,358 501,358 501,0 0,0">
          <text:p/>
        </draw:polygon>
        <draw:polygon draw:style-name="gr1" draw:text-style-name="P7" draw:layer="layout" svg:width="0.5cm" svg:height="0.357cm" svg:x="11.254cm" svg:y="5.642cm" svg:viewBox="0 0 501 358" draw:points="0,358 501,358 501,0 0,0">
          <text:p/>
        </draw:polygon>
        <draw:polygon draw:style-name="gr1" draw:text-style-name="P7" draw:layer="layout" svg:width="0.5cm" svg:height="0.357cm" svg:x="11.754cm" svg:y="5.642cm" svg:viewBox="0 0 501 358" draw:points="0,358 501,358 501,0 0,0">
          <text:p/>
        </draw:polygon>
        <draw:frame draw:style-name="gr5" draw:text-style-name="P6" draw:layer="layout" svg:width="0.5cm" svg:height="0.393cm" svg:x="12.254cm" svg:y="5.624cm">
          <draw:text-box>
            <text:p text:style-name="P3"><text:span text:style-name="T3">9</text:span></text:p>
          </draw:text-box>
        </draw:frame>
        <draw:polygon draw:style-name="gr1" draw:text-style-name="P7" draw:layer="layout" svg:width="0.5cm" svg:height="0.357cm" svg:x="12.754cm" svg:y="5.642cm" svg:viewBox="0 0 501 358" draw:points="0,358 501,358 501,0 0,0">
          <text:p/>
        </draw:polygon>
        <draw:polygon draw:style-name="gr1" draw:text-style-name="P7" draw:layer="layout" svg:width="0.5cm" svg:height="0.357cm" svg:x="13.254cm" svg:y="5.642cm" svg:viewBox="0 0 501 358" draw:points="0,358 501,358 501,0 0,0">
          <text:p/>
        </draw:polygon>
        <draw:polygon draw:style-name="gr1" draw:text-style-name="P7" draw:layer="layout" svg:width="0.5cm" svg:height="0.357cm" svg:x="13.754cm" svg:y="5.642cm" svg:viewBox="0 0 501 358" draw:points="0,358 501,358 501,0 0,0">
          <text:p/>
        </draw:polygon>
        <draw:frame draw:style-name="gr5" draw:text-style-name="P6" draw:layer="layout" svg:width="0.5cm" svg:height="0.393cm" svg:x="14.254cm" svg:y="5.624cm">
          <draw:text-box>
            <text:p text:style-name="P3"><text:span text:style-name="T3">12</text:span></text:p>
          </draw:text-box>
        </draw:frame>
        <draw:polygon draw:style-name="gr1" draw:text-style-name="P7" draw:layer="layout" svg:width="0.5cm" svg:height="0.357cm" svg:x="1.754cm" svg:y="5.641cm" svg:viewBox="0 0 501 358" draw:points="0,358 501,358 501,0 0,0">
          <text:p/>
        </draw:polygon>
        <draw:polygon draw:style-name="gr1" draw:text-style-name="P7" draw:layer="layout" svg:width="0.5cm" svg:height="0.357cm" svg:x="2.254cm" svg:y="5.641cm" svg:viewBox="0 0 501 358" draw:points="0,358 501,358 501,0 0,0">
          <text:p/>
        </draw:polygon>
        <draw:frame draw:style-name="gr5" draw:text-style-name="P6" draw:layer="layout" svg:width="0.5cm" svg:height="0.393cm" svg:x="2.754cm" svg:y="5.623cm">
          <draw:text-box>
            <text:p text:style-name="P3"><text:span text:style-name="T3">0</text:span></text:p>
          </draw:text-box>
        </draw:frame>
        <draw:polygon draw:style-name="gr1" draw:text-style-name="P7" draw:layer="layout" svg:width="0.5cm" svg:height="0.357cm" svg:x="3.254cm" svg:y="5.641cm" svg:viewBox="0 0 501 358" draw:points="0,358 501,358 501,0 0,0">
          <text:p/>
        </draw:polygon>
        <draw:polygon draw:style-name="gr1" draw:text-style-name="P7" draw:layer="layout" svg:width="0.5cm" svg:height="0.357cm" svg:x="3.754cm" svg:y="5.641cm" svg:viewBox="0 0 501 358" draw:points="0,358 501,358 501,0 0,0">
          <text:p/>
        </draw:polygon>
        <draw:polygon draw:style-name="gr1" draw:text-style-name="P7" draw:layer="layout" svg:width="0.5cm" svg:height="0.357cm" svg:x="4.254cm" svg:y="5.641cm" svg:viewBox="0 0 501 358" draw:points="0,358 501,358 501,0 0,0">
          <text:p/>
        </draw:polygon>
        <draw:frame draw:style-name="gr5" draw:text-style-name="P6" draw:layer="layout" svg:width="0.5cm" svg:height="0.393cm" svg:x="4.754cm" svg:y="5.623cm">
          <draw:text-box>
            <text:p text:style-name="P3"><text:span text:style-name="T3">5</text:span></text:p>
          </draw:text-box>
        </draw:frame>
        <draw:polygon draw:style-name="gr1" draw:text-style-name="P7" draw:layer="layout" svg:width="0.5cm" svg:height="0.357cm" svg:x="5.254cm" svg:y="5.641cm" svg:viewBox="0 0 501 358" draw:points="0,358 501,358 501,0 0,0">
          <text:p/>
        </draw:polygon>
        <draw:polygon draw:style-name="gr1" draw:text-style-name="P7" draw:layer="layout" svg:width="0.5cm" svg:height="0.357cm" svg:x="5.754cm" svg:y="5.641cm" svg:viewBox="0 0 501 358" draw:points="0,358 501,358 501,0 0,0">
          <text:p/>
        </draw:polygon>
        <draw:polygon draw:style-name="gr1" draw:text-style-name="P7" draw:layer="layout" svg:width="0.5cm" svg:height="0.357cm" svg:x="6.254cm" svg:y="5.641cm" svg:viewBox="0 0 501 358" draw:points="0,358 501,358 501,0 0,0">
          <text:p/>
        </draw:polygon>
        <draw:polygon draw:style-name="gr1" draw:text-style-name="P7" draw:layer="layout" svg:width="0.5cm" svg:height="0.357cm" svg:x="6.754cm" svg:y="5.641cm" svg:viewBox="0 0 501 358" draw:points="0,358 501,358 501,0 0,0">
          <text:p/>
        </draw:polygon>
        <draw:polygon draw:style-name="gr1" draw:text-style-name="P7" draw:layer="layout" svg:width="0.5cm" svg:height="0.357cm" svg:x="1.256cm" svg:y="5.644cm" svg:viewBox="0 0 501 358" draw:points="0,358 501,358 501,0 0,0">
          <text:p/>
        </draw:polygon>
        <draw:frame draw:style-name="gr6" draw:text-style-name="P8" draw:layer="controls" svg:width="0.5cm" svg:height="0.395cm" svg:x="1.255cm" svg:y="5.643cm">
          <draw:text-box>
            <text:p text:style-name="P3"><text:span text:style-name="T4">0</text:span></text:p>
          </draw:text-box>
        </draw:frame>
        <draw:frame draw:style-name="gr6" draw:text-style-name="P8" draw:layer="controls" svg:width="0.5cm" svg:height="0.395cm" svg:x="1.755cm" svg:y="5.643cm">
          <draw:text-box>
            <text:p text:style-name="P3"><text:span text:style-name="T4">3</text:span></text:p>
          </draw:text-box>
        </draw:frame>
        <draw:frame draw:style-name="gr6" draw:text-style-name="P8" draw:layer="controls" svg:width="0.5cm" svg:height="0.395cm" svg:x="2.255cm" svg:y="5.643cm">
          <draw:text-box>
            <text:p text:style-name="P3"><text:span text:style-name="T4">5</text:span></text:p>
          </draw:text-box>
        </draw:frame>
        <draw:frame draw:style-name="gr6" draw:text-style-name="P8" draw:layer="controls" svg:width="0.5cm" svg:height="0.395cm" svg:x="3.255cm" svg:y="5.648cm">
          <draw:text-box>
            <text:p text:style-name="P3"><text:span text:style-name="T4">5</text:span></text:p>
          </draw:text-box>
        </draw:frame>
        <draw:frame draw:style-name="gr6" draw:text-style-name="P8" draw:layer="controls" svg:width="0.5cm" svg:height="0.395cm" svg:x="3.755cm" svg:y="5.643cm">
          <draw:text-box>
            <text:p text:style-name="P3"><text:span text:style-name="T4">7</text:span></text:p>
          </draw:text-box>
        </draw:frame>
        <draw:frame draw:style-name="gr6" draw:text-style-name="P8" draw:layer="controls" svg:width="0.5cm" svg:height="0.395cm" svg:x="4.255cm" svg:y="5.643cm">
          <draw:text-box>
            <text:p text:style-name="P3"><text:span text:style-name="T4">8</text:span></text:p>
          </draw:text-box>
        </draw:frame>
        <draw:frame draw:style-name="gr6" draw:text-style-name="P8" draw:layer="controls" svg:width="0.5cm" svg:height="0.395cm" svg:x="5.255cm" svg:y="5.643cm">
          <draw:text-box>
            <text:p text:style-name="P3"><text:span text:style-name="T4">10</text:span></text:p>
          </draw:text-box>
        </draw:frame>
        <draw:frame draw:style-name="gr6" draw:text-style-name="P8" draw:layer="controls" svg:width="0.5cm" svg:height="0.395cm" svg:x="5.755cm" svg:y="5.643cm">
          <draw:text-box>
            <text:p text:style-name="P3"><text:span text:style-name="T4">13</text:span></text:p>
          </draw:text-box>
        </draw:frame>
        <draw:frame draw:style-name="gr6" draw:text-style-name="P8" draw:layer="controls" svg:width="0.5cm" svg:height="0.395cm" svg:x="6.255cm" svg:y="5.643cm">
          <draw:text-box>
            <text:p text:style-name="P3"><text:span text:style-name="T4">14</text:span></text:p>
          </draw:text-box>
        </draw:frame>
        <draw:frame draw:style-name="gr6" draw:text-style-name="P8" draw:layer="controls" svg:width="0.5cm" svg:height="0.395cm" svg:x="6.755cm" svg:y="5.643cm">
          <draw:text-box>
            <text:p text:style-name="P3"><text:span text:style-name="T4">15</text:span></text:p>
          </draw:text-box>
        </draw:frame>
        <draw:frame draw:style-name="gr6" draw:text-style-name="P8" draw:layer="controls" svg:width="0.5cm" svg:height="0.395cm" svg:x="7.755cm" svg:y="5.643cm">
          <draw:text-box>
            <text:p text:style-name="P3"><text:span text:style-name="T4">2</text:span></text:p>
          </draw:text-box>
        </draw:frame>
        <draw:frame draw:style-name="gr6" draw:text-style-name="P8" draw:layer="controls" svg:width="0.5cm" svg:height="0.395cm" svg:x="8.255cm" svg:y="5.643cm">
          <draw:text-box>
            <text:p text:style-name="P3"><text:span text:style-name="T4">4</text:span></text:p>
          </draw:text-box>
        </draw:frame>
        <draw:frame draw:style-name="gr6" draw:text-style-name="P8" draw:layer="controls" svg:width="0.5cm" svg:height="0.395cm" svg:x="8.755cm" svg:y="5.643cm">
          <draw:text-box>
            <text:p text:style-name="P3"><text:span text:style-name="T4">6</text:span></text:p>
          </draw:text-box>
        </draw:frame>
        <draw:frame draw:style-name="gr6" draw:text-style-name="P8" draw:layer="controls" svg:width="0.5cm" svg:height="0.395cm" svg:x="9.255cm" svg:y="5.643cm">
          <draw:text-box>
            <text:p text:style-name="P3"><text:span text:style-name="T4">8</text:span></text:p>
          </draw:text-box>
        </draw:frame>
        <draw:frame draw:style-name="gr6" draw:text-style-name="P8" draw:layer="controls" svg:width="0.5cm" svg:height="0.395cm" svg:x="9.755cm" svg:y="5.643cm">
          <draw:text-box>
            <text:p text:style-name="P3"><text:span text:style-name="T4">10</text:span></text:p>
          </draw:text-box>
        </draw:frame>
        <draw:frame draw:style-name="gr6" draw:text-style-name="P8" draw:layer="controls" svg:width="0.5cm" svg:height="0.395cm" svg:x="10.755cm" svg:y="5.645cm">
          <draw:text-box>
            <text:p text:style-name="P3"><text:span text:style-name="T4">9</text:span></text:p>
          </draw:text-box>
        </draw:frame>
        <draw:frame draw:style-name="gr6" draw:text-style-name="P8" draw:layer="controls" svg:width="0.5cm" svg:height="0.395cm" svg:x="11.255cm" svg:y="5.645cm">
          <draw:text-box>
            <text:p text:style-name="P3"><text:span text:style-name="T4">11</text:span></text:p>
          </draw:text-box>
        </draw:frame>
        <draw:frame draw:style-name="gr6" draw:text-style-name="P8" draw:layer="controls" svg:width="0.5cm" svg:height="0.395cm" svg:x="11.755cm" svg:y="5.645cm">
          <draw:text-box>
            <text:p text:style-name="P3"><text:span text:style-name="T4">12</text:span></text:p>
          </draw:text-box>
        </draw:frame>
        <draw:frame draw:style-name="gr6" draw:text-style-name="P8" draw:layer="controls" svg:width="0.5cm" svg:height="0.395cm" svg:x="12.755cm" svg:y="5.645cm">
          <draw:text-box>
            <text:p text:style-name="P3"><text:span text:style-name="T4">12</text:span></text:p>
          </draw:text-box>
        </draw:frame>
        <draw:frame draw:style-name="gr6" draw:text-style-name="P8" draw:layer="controls" svg:width="0.5cm" svg:height="0.395cm" svg:x="13.255cm" svg:y="5.645cm">
          <draw:text-box>
            <text:p text:style-name="P3"><text:span text:style-name="T4">14</text:span></text:p>
          </draw:text-box>
        </draw:frame>
        <draw:frame draw:style-name="gr6" draw:text-style-name="P8" draw:layer="controls" svg:width="0.5cm" svg:height="0.395cm" svg:x="13.755cm" svg:y="5.645cm">
          <draw:text-box>
            <text:p text:style-name="P3"><text:span text:style-name="T4">15</text:span></text:p>
          </draw:text-box>
        </draw:frame>
        <draw:g>
          <draw:polygon draw:style-name="gr7" draw:text-style-name="P9" draw:layer="controls" svg:width="0.5cm" svg:height="0.5cm" svg:x="1.242cm" svg:y="7.6cm" svg:viewBox="0 0 501 501" draw:points="0,501 501,501 501,0 0,0">
            <text:p/>
          </draw:polygon>
          <draw:frame draw:style-name="gr8" draw:text-style-name="P10" draw:layer="controls" svg:width="0.5cm" svg:height="0.5cm" svg:x="1.242cm" svg:y="7.6cm">
            <draw:text-box>
              <text:p text:style-name="P3"><text:span text:style-name="T1">28</text:span></text:p>
            </draw:text-box>
          </draw:frame>
        </draw:g>
        <draw:g>
          <draw:polygon draw:style-name="gr7" draw:text-style-name="P9" draw:layer="controls" svg:width="0.5cm" svg:height="0.5cm" svg:x="1.742cm" svg:y="7.6cm" svg:viewBox="0 0 501 501" draw:points="0,501 501,501 501,0 0,0">
            <text:p/>
          </draw:polygon>
          <draw:frame draw:style-name="gr8" draw:text-style-name="P10" draw:layer="controls" svg:width="0.5cm" svg:height="0.5cm" svg:x="1.742cm" svg:y="7.6cm">
            <draw:text-box>
              <text:p text:style-name="P3"><text:span text:style-name="T1">4</text:span></text:p>
            </draw:text-box>
          </draw:frame>
        </draw:g>
        <draw:g>
          <draw:polygon draw:style-name="gr7" draw:text-style-name="P9" draw:layer="controls" svg:width="0.5cm" svg:height="0.5cm" svg:x="2.242cm" svg:y="7.6cm" svg:viewBox="0 0 501 501" draw:points="0,501 501,501 501,0 0,0">
            <text:p/>
          </draw:polygon>
          <draw:frame draw:style-name="gr8" draw:text-style-name="P10" draw:layer="controls" svg:width="0.5cm" svg:height="0.5cm" svg:x="2.242cm" svg:y="7.6cm">
            <draw:text-box>
              <text:p text:style-name="P3"><text:span text:style-name="T1">8</text:span></text:p>
            </draw:text-box>
          </draw:frame>
        </draw:g>
        <draw:g>
          <draw:polygon draw:style-name="gr7" draw:text-style-name="P9" draw:layer="controls" svg:width="0.5cm" svg:height="0.5cm" svg:x="2.742cm" svg:y="7.6cm" svg:viewBox="0 0 501 501" draw:points="0,501 501,501 501,0 0,0">
            <text:p/>
          </draw:polygon>
          <draw:frame draw:style-name="gr8" draw:text-style-name="P10" draw:layer="controls" svg:width="0.5cm" svg:height="0.5cm" svg:x="2.742cm" svg:y="7.6cm">
            <draw:text-box>
              <text:p text:style-name="P3"><text:span text:style-name="T1">13</text:span></text:p>
            </draw:text-box>
          </draw:frame>
        </draw:g>
        <draw:g>
          <draw:polygon draw:style-name="gr7" draw:text-style-name="P9" draw:layer="controls" svg:width="0.5cm" svg:height="0.5cm" svg:x="3.242cm" svg:y="7.6cm" svg:viewBox="0 0 501 501" draw:points="0,501 501,501 501,0 0,0">
            <text:p/>
          </draw:polygon>
          <draw:frame draw:style-name="gr8" draw:text-style-name="P10" draw:layer="controls" svg:width="0.5cm" svg:height="0.5cm" svg:x="3.242cm" svg:y="7.6cm">
            <draw:text-box>
              <text:p text:style-name="P3"><text:span text:style-name="T1">19</text:span></text:p>
            </draw:text-box>
          </draw:frame>
        </draw:g>
        <draw:g>
          <draw:polygon draw:style-name="gr7" draw:text-style-name="P9" draw:layer="controls" svg:width="0.5cm" svg:height="0.5cm" svg:x="3.742cm" svg:y="7.6cm" svg:viewBox="0 0 501 501" draw:points="0,501 501,501 501,0 0,0">
            <text:p/>
          </draw:polygon>
          <draw:frame draw:style-name="gr8" draw:text-style-name="P10" draw:layer="controls" svg:width="0.5cm" svg:height="0.5cm" svg:x="3.742cm" svg:y="7.6cm">
            <draw:text-box>
              <text:p text:style-name="P3"><text:span text:style-name="T1">23</text:span></text:p>
            </draw:text-box>
          </draw:frame>
        </draw:g>
        <draw:g>
          <draw:polygon draw:style-name="gr7" draw:text-style-name="P9" draw:layer="controls" svg:width="0.5cm" svg:height="0.5cm" svg:x="4.242cm" svg:y="7.6cm" svg:viewBox="0 0 501 501" draw:points="0,501 501,501 501,0 0,0">
            <text:p/>
          </draw:polygon>
          <draw:frame draw:style-name="gr8" draw:text-style-name="P10" draw:layer="controls" svg:width="0.5cm" svg:height="0.5cm" svg:x="4.242cm" svg:y="7.6cm">
            <draw:text-box>
              <text:p text:style-name="P3"><text:span text:style-name="T1">27</text:span></text:p>
            </draw:text-box>
          </draw:frame>
        </draw:g>
        <draw:g>
          <draw:polygon draw:style-name="gr1" draw:text-style-name="P7" draw:layer="controls" svg:width="0.5cm" svg:height="0.5cm" svg:x="4.742cm" svg:y="7.6cm" svg:viewBox="0 0 501 501" draw:points="0,501 501,501 501,0 0,0">
            <text:p/>
          </draw:polygon>
          <draw:frame draw:style-name="gr9" draw:text-style-name="P4" draw:layer="controls" svg:width="0.5cm" svg:height="0.5cm" svg:x="4.742cm" svg:y="7.6cm">
            <draw:text-box>
              <text:p text:style-name="P3"><text:span text:style-name="T1">1</text:span></text:p>
            </draw:text-box>
          </draw:frame>
        </draw:g>
        <draw:g>
          <draw:polygon draw:style-name="gr1" draw:text-style-name="P7" draw:layer="controls" svg:width="0.5cm" svg:height="0.5cm" svg:x="5.242cm" svg:y="7.6cm" svg:viewBox="0 0 501 501" draw:points="0,501 501,501 501,0 0,0">
            <text:p/>
          </draw:polygon>
          <draw:frame draw:style-name="gr9" draw:text-style-name="P4" draw:layer="controls" svg:width="0.5cm" svg:height="0.5cm" svg:x="5.242cm" svg:y="7.6cm">
            <draw:text-box>
              <text:p text:style-name="P3"><text:span text:style-name="T1">5</text:span></text:p>
            </draw:text-box>
          </draw:frame>
        </draw:g>
        <draw:g>
          <draw:polygon draw:style-name="gr1" draw:text-style-name="P7" draw:layer="controls" svg:width="0.5cm" svg:height="0.5cm" svg:x="5.742cm" svg:y="7.6cm" svg:viewBox="0 0 501 501" draw:points="0,501 501,501 501,0 0,0">
            <text:p/>
          </draw:polygon>
          <draw:frame draw:style-name="gr9" draw:text-style-name="P4" draw:layer="controls" svg:width="0.5cm" svg:height="0.5cm" svg:x="5.742cm" svg:y="7.6cm">
            <draw:text-box>
              <text:p text:style-name="P3"><text:span text:style-name="T1">2</text:span></text:p>
            </draw:text-box>
          </draw:frame>
        </draw:g>
        <draw:g>
          <draw:polygon draw:style-name="gr1" draw:text-style-name="P7" draw:layer="controls" svg:width="0.5cm" svg:height="0.5cm" svg:x="6.242cm" svg:y="7.6cm" svg:viewBox="0 0 501 501" draw:points="0,501 501,501 501,0 0,0">
            <text:p/>
          </draw:polygon>
          <draw:frame draw:style-name="gr9" draw:text-style-name="P4" draw:layer="controls" svg:width="0.5cm" svg:height="0.5cm" svg:x="6.242cm" svg:y="7.6cm">
            <draw:text-box>
              <text:p text:style-name="P3"><text:span text:style-name="T1">6</text:span></text:p>
            </draw:text-box>
          </draw:frame>
        </draw:g>
        <draw:g>
          <draw:polygon draw:style-name="gr1" draw:text-style-name="P7" draw:layer="controls" svg:width="0.5cm" svg:height="0.5cm" svg:x="6.742cm" svg:y="7.6cm" svg:viewBox="0 0 501 501" draw:points="0,501 501,501 501,0 0,0">
            <text:p/>
          </draw:polygon>
          <draw:frame draw:style-name="gr9" draw:text-style-name="P4" draw:layer="controls" svg:width="0.5cm" svg:height="0.5cm" svg:x="6.742cm" svg:y="7.6cm">
            <draw:text-box>
              <text:p text:style-name="P3"><text:span text:style-name="T1">14</text:span></text:p>
            </draw:text-box>
          </draw:frame>
        </draw:g>
        <draw:g>
          <draw:polygon draw:style-name="gr1" draw:text-style-name="P7" draw:layer="controls" svg:width="0.5cm" svg:height="0.5cm" svg:x="7.242cm" svg:y="7.6cm" svg:viewBox="0 0 501 501" draw:points="0,501 501,501 501,0 0,0">
            <text:p/>
          </draw:polygon>
          <draw:frame draw:style-name="gr9" draw:text-style-name="P4" draw:layer="controls" svg:width="0.5cm" svg:height="0.5cm" svg:x="7.242cm" svg:y="7.6cm">
            <draw:text-box>
              <text:p text:style-name="P3"><text:span text:style-name="T1">9</text:span></text:p>
            </draw:text-box>
          </draw:frame>
        </draw:g>
        <draw:g>
          <draw:polygon draw:style-name="gr1" draw:text-style-name="P7" draw:layer="controls" svg:width="0.5cm" svg:height="0.5cm" svg:x="7.742cm" svg:y="7.6cm" svg:viewBox="0 0 501 501" draw:points="0,501 501,501 501,0 0,0">
            <text:p/>
          </draw:polygon>
          <draw:frame draw:style-name="gr9" draw:text-style-name="P4" draw:layer="controls" svg:width="0.5cm" svg:height="0.5cm" svg:x="7.742cm" svg:y="7.6cm">
            <draw:text-box>
              <text:p text:style-name="P3"><text:span text:style-name="T1">3</text:span></text:p>
            </draw:text-box>
          </draw:frame>
        </draw:g>
        <draw:g>
          <draw:polygon draw:style-name="gr1" draw:text-style-name="P7" draw:layer="controls" svg:width="0.5cm" svg:height="0.5cm" svg:x="8.242cm" svg:y="7.6cm" svg:viewBox="0 0 501 501" draw:points="0,501 501,501 501,0 0,0">
            <text:p/>
          </draw:polygon>
          <draw:frame draw:style-name="gr9" draw:text-style-name="P4" draw:layer="controls" svg:width="0.5cm" svg:height="0.5cm" svg:x="8.242cm" svg:y="7.6cm">
            <draw:text-box>
              <text:p text:style-name="P3"><text:span text:style-name="T1">7</text:span></text:p>
            </draw:text-box>
          </draw:frame>
        </draw:g>
        <draw:g>
          <draw:polygon draw:style-name="gr1" draw:text-style-name="P7" draw:layer="controls" svg:width="0.5cm" svg:height="0.5cm" svg:x="8.742cm" svg:y="7.6cm" svg:viewBox="0 0 501 501" draw:points="0,501 501,501 501,0 0,0">
            <text:p/>
          </draw:polygon>
          <draw:frame draw:style-name="gr9" draw:text-style-name="P4" draw:layer="controls" svg:width="0.5cm" svg:height="0.5cm" svg:x="8.742cm" svg:y="7.6cm">
            <draw:text-box>
              <text:p text:style-name="P3"><text:span text:style-name="T1">15</text:span></text:p>
            </draw:text-box>
          </draw:frame>
        </draw:g>
        <draw:g>
          <draw:polygon draw:style-name="gr1" draw:text-style-name="P7" draw:layer="controls" svg:width="0.5cm" svg:height="0.5cm" svg:x="9.242cm" svg:y="7.6cm" svg:viewBox="0 0 501 501" draw:points="0,501 501,501 501,0 0,0">
            <text:p/>
          </draw:polygon>
          <draw:frame draw:style-name="gr9" draw:text-style-name="P4" draw:layer="controls" svg:width="0.5cm" svg:height="0.5cm" svg:x="9.242cm" svg:y="7.6cm">
            <draw:text-box>
              <text:p text:style-name="P3"><text:span text:style-name="T1">20</text:span></text:p>
            </draw:text-box>
          </draw:frame>
        </draw:g>
        <draw:g>
          <draw:polygon draw:style-name="gr1" draw:text-style-name="P7" draw:layer="controls" svg:width="0.5cm" svg:height="0.5cm" svg:x="9.742cm" svg:y="7.6cm" svg:viewBox="0 0 501 501" draw:points="0,501 501,501 501,0 0,0">
            <text:p/>
          </draw:polygon>
          <draw:frame draw:style-name="gr9" draw:text-style-name="P4" draw:layer="controls" svg:width="0.5cm" svg:height="0.5cm" svg:x="9.742cm" svg:y="7.6cm">
            <draw:text-box>
              <text:p text:style-name="P3"><text:span text:style-name="T1">10</text:span></text:p>
            </draw:text-box>
          </draw:frame>
        </draw:g>
        <draw:g>
          <draw:polygon draw:style-name="gr1" draw:text-style-name="P7" draw:layer="controls" svg:width="0.5cm" svg:height="0.5cm" svg:x="10.242cm" svg:y="7.6cm" svg:viewBox="0 0 501 501" draw:points="0,501 501,501 501,0 0,0">
            <text:p/>
          </draw:polygon>
          <draw:frame draw:style-name="gr9" draw:text-style-name="P4" draw:layer="controls" svg:width="0.5cm" svg:height="0.5cm" svg:x="10.242cm" svg:y="7.6cm">
            <draw:text-box>
              <text:p text:style-name="P3"><text:span text:style-name="T1">17</text:span></text:p>
            </draw:text-box>
          </draw:frame>
        </draw:g>
        <draw:frame draw:style-name="gr10" draw:text-style-name="P4" draw:layer="controls" svg:width="0.5cm" svg:height="0.356cm" svg:x="1.242cm" svg:y="7.298cm">
          <draw:text-box>
            <text:p text:style-name="P3"><text:span text:style-name="T4">1</text:span></text:p>
          </draw:text-box>
        </draw:frame>
        <draw:frame draw:style-name="gr10" draw:text-style-name="P4" draw:layer="controls" svg:width="0.5cm" svg:height="0.356cm" svg:x="1.742cm" svg:y="7.298cm">
          <draw:text-box>
            <text:p text:style-name="P3"><text:span text:style-name="T4">2</text:span></text:p>
          </draw:text-box>
        </draw:frame>
        <draw:frame draw:style-name="gr10" draw:text-style-name="P4" draw:layer="controls" svg:width="0.5cm" svg:height="0.356cm" svg:x="2.242cm" svg:y="7.298cm">
          <draw:text-box>
            <text:p text:style-name="P3"><text:span text:style-name="T4">3</text:span></text:p>
          </draw:text-box>
        </draw:frame>
        <draw:frame draw:style-name="gr10" draw:text-style-name="P4" draw:layer="controls" svg:width="0.5cm" svg:height="0.356cm" svg:x="2.742cm" svg:y="7.298cm">
          <draw:text-box>
            <text:p text:style-name="P3"><text:span text:style-name="T4">4</text:span></text:p>
          </draw:text-box>
        </draw:frame>
        <draw:frame draw:style-name="gr10" draw:text-style-name="P4" draw:layer="controls" svg:width="0.5cm" svg:height="0.356cm" svg:x="3.242cm" svg:y="7.298cm">
          <draw:text-box>
            <text:p text:style-name="P3"><text:span text:style-name="T4">5</text:span></text:p>
          </draw:text-box>
        </draw:frame>
        <draw:frame draw:style-name="gr10" draw:text-style-name="P4" draw:layer="controls" svg:width="0.5cm" svg:height="0.356cm" svg:x="3.742cm" svg:y="7.298cm">
          <draw:text-box>
            <text:p text:style-name="P3"><text:span text:style-name="T4">6</text:span></text:p>
          </draw:text-box>
        </draw:frame>
        <draw:frame draw:style-name="gr10" draw:text-style-name="P4" draw:layer="controls" svg:width="0.5cm" svg:height="0.356cm" svg:x="4.242cm" svg:y="7.298cm">
          <draw:text-box>
            <text:p text:style-name="P3"><text:span text:style-name="T4">7</text:span></text:p>
          </draw:text-box>
        </draw:frame>
        <draw:frame draw:style-name="gr10" draw:text-style-name="P4" draw:layer="controls" svg:width="0.5cm" svg:height="0.356cm" svg:x="4.742cm" svg:y="7.298cm">
          <draw:text-box>
            <text:p text:style-name="P3"><text:span text:style-name="T4">8</text:span></text:p>
          </draw:text-box>
        </draw:frame>
        <draw:frame draw:style-name="gr10" draw:text-style-name="P4" draw:layer="controls" svg:width="0.5cm" svg:height="0.356cm" svg:x="5.242cm" svg:y="7.298cm">
          <draw:text-box>
            <text:p text:style-name="P3"><text:span text:style-name="T4">9</text:span></text:p>
          </draw:text-box>
        </draw:frame>
        <draw:frame draw:style-name="gr10" draw:text-style-name="P4" draw:layer="controls" svg:width="0.5cm" svg:height="0.356cm" svg:x="5.742cm" svg:y="7.298cm">
          <draw:text-box>
            <text:p text:style-name="P3"><text:span text:style-name="T4">10</text:span></text:p>
          </draw:text-box>
        </draw:frame>
        <draw:frame draw:style-name="gr10" draw:text-style-name="P4" draw:layer="controls" svg:width="0.5cm" svg:height="0.356cm" svg:x="6.242cm" svg:y="7.298cm">
          <draw:text-box>
            <text:p text:style-name="P3"><text:span text:style-name="T4">11</text:span></text:p>
          </draw:text-box>
        </draw:frame>
        <draw:frame draw:style-name="gr10" draw:text-style-name="P4" draw:layer="controls" svg:width="0.5cm" svg:height="0.356cm" svg:x="6.742cm" svg:y="7.298cm">
          <draw:text-box>
            <text:p text:style-name="P3"><text:span text:style-name="T4">12</text:span></text:p>
          </draw:text-box>
        </draw:frame>
        <draw:frame draw:style-name="gr10" draw:text-style-name="P4" draw:layer="controls" svg:width="0.5cm" svg:height="0.356cm" svg:x="7.242cm" svg:y="7.298cm">
          <draw:text-box>
            <text:p text:style-name="P3"><text:span text:style-name="T4">13</text:span></text:p>
          </draw:text-box>
        </draw:frame>
        <draw:frame draw:style-name="gr10" draw:text-style-name="P4" draw:layer="controls" svg:width="0.5cm" svg:height="0.356cm" svg:x="7.742cm" svg:y="7.298cm">
          <draw:text-box>
            <text:p text:style-name="P3"><text:span text:style-name="T4">14</text:span></text:p>
          </draw:text-box>
        </draw:frame>
        <draw:frame draw:style-name="gr10" draw:text-style-name="P4" draw:layer="controls" svg:width="0.5cm" svg:height="0.356cm" svg:x="8.242cm" svg:y="7.298cm">
          <draw:text-box>
            <text:p text:style-name="P3"><text:span text:style-name="T4">15</text:span></text:p>
          </draw:text-box>
        </draw:frame>
        <draw:frame draw:style-name="gr10" draw:text-style-name="P4" draw:layer="controls" svg:width="0.5cm" svg:height="0.356cm" svg:x="8.742cm" svg:y="7.298cm">
          <draw:text-box>
            <text:p text:style-name="P3"><text:span text:style-name="T4">16</text:span></text:p>
          </draw:text-box>
        </draw:frame>
        <draw:frame draw:style-name="gr10" draw:text-style-name="P4" draw:layer="controls" svg:width="0.5cm" svg:height="0.356cm" svg:x="9.242cm" svg:y="7.298cm">
          <draw:text-box>
            <text:p text:style-name="P3"><text:span text:style-name="T4">17</text:span></text:p>
          </draw:text-box>
        </draw:frame>
        <draw:frame draw:style-name="gr10" draw:text-style-name="P4" draw:layer="controls" svg:width="0.5cm" svg:height="0.356cm" svg:x="9.742cm" svg:y="7.298cm">
          <draw:text-box>
            <text:p text:style-name="P3"><text:span text:style-name="T4">18</text:span></text:p>
          </draw:text-box>
        </draw:frame>
        <draw:frame draw:style-name="gr10" draw:text-style-name="P4" draw:layer="controls" svg:width="0.5cm" svg:height="0.356cm" svg:x="10.242cm" svg:y="7.298cm">
          <draw:text-box>
            <text:p text:style-name="P3"><text:span text:style-name="T4">19</text:span></text:p>
          </draw:text-box>
        </draw:frame>
        <draw:frame draw:style-name="gr9" draw:text-style-name="P4" draw:layer="controls" svg:width="0.5cm" svg:height="0.5cm" svg:x="0.742cm" svg:y="7.6cm">
          <draw:text-box>
            <text:p text:style-name="P3"><text:span text:style-name="T1">A</text:span></text:p>
          </draw:text-box>
        </draw:frame>
        <draw:g>
          <draw:polygon draw:style-name="gr1" draw:text-style-name="P7" draw:layer="controls" svg:width="0.5cm" svg:height="0.5cm" svg:x="10.742cm" svg:y="7.602cm" svg:viewBox="0 0 501 501" draw:points="0,501 501,501 501,0 0,0">
            <text:p/>
          </draw:polygon>
          <draw:frame draw:style-name="gr9" draw:text-style-name="P4" draw:layer="controls" svg:width="0.5cm" svg:height="0.5cm" svg:x="10.742cm" svg:y="7.602cm">
            <draw:text-box>
              <text:p text:style-name="P3"><text:span text:style-name="T1">22</text:span></text:p>
            </draw:text-box>
          </draw:frame>
        </draw:g>
        <draw:g>
          <draw:polygon draw:style-name="gr1" draw:text-style-name="P7" draw:layer="controls" svg:width="0.5cm" svg:height="0.5cm" svg:x="11.242cm" svg:y="7.602cm" svg:viewBox="0 0 501 501" draw:points="0,501 501,501 501,0 0,0">
            <text:p/>
          </draw:polygon>
          <draw:frame draw:style-name="gr9" draw:text-style-name="P4" draw:layer="controls" svg:width="0.5cm" svg:height="0.5cm" svg:x="11.242cm" svg:y="7.602cm">
            <draw:text-box>
              <text:p text:style-name="P3"><text:span text:style-name="T1">12</text:span></text:p>
            </draw:text-box>
          </draw:frame>
        </draw:g>
        <draw:g>
          <draw:polygon draw:style-name="gr1" draw:text-style-name="P7" draw:layer="controls" svg:width="0.5cm" svg:height="0.5cm" svg:x="11.742cm" svg:y="7.602cm" svg:viewBox="0 0 501 501" draw:points="0,501 501,501 501,0 0,0">
            <text:p/>
          </draw:polygon>
          <draw:frame draw:style-name="gr9" draw:text-style-name="P4" draw:layer="controls" svg:width="0.5cm" svg:height="0.5cm" svg:x="11.742cm" svg:y="7.602cm">
            <draw:text-box>
              <text:p text:style-name="P3"><text:span text:style-name="T1">18</text:span></text:p>
            </draw:text-box>
          </draw:frame>
        </draw:g>
        <draw:g>
          <draw:polygon draw:style-name="gr1" draw:text-style-name="P7" draw:layer="controls" svg:width="0.5cm" svg:height="0.5cm" svg:x="12.242cm" svg:y="7.602cm" svg:viewBox="0 0 501 501" draw:points="0,501 501,501 501,0 0,0">
            <text:p/>
          </draw:polygon>
          <draw:frame draw:style-name="gr9" draw:text-style-name="P4" draw:layer="controls" svg:width="0.5cm" svg:height="0.5cm" svg:x="12.242cm" svg:y="7.602cm">
            <draw:text-box>
              <text:p text:style-name="P3"><text:span text:style-name="T1">26</text:span></text:p>
            </draw:text-box>
          </draw:frame>
        </draw:g>
        <draw:g>
          <draw:polygon draw:style-name="gr1" draw:text-style-name="P7" draw:layer="controls" svg:width="0.5cm" svg:height="0.5cm" svg:x="12.742cm" svg:y="7.602cm" svg:viewBox="0 0 501 501" draw:points="0,501 501,501 501,0 0,0">
            <text:p/>
          </draw:polygon>
          <draw:frame draw:style-name="gr9" draw:text-style-name="P4" draw:layer="controls" svg:width="0.5cm" svg:height="0.5cm" svg:x="12.742cm" svg:y="7.602cm">
            <draw:text-box>
              <text:p text:style-name="P3"><text:span text:style-name="T1">25</text:span></text:p>
            </draw:text-box>
          </draw:frame>
        </draw:g>
        <draw:g>
          <draw:polygon draw:style-name="gr1" draw:text-style-name="P7" draw:layer="controls" svg:width="0.5cm" svg:height="0.5cm" svg:x="13.242cm" svg:y="7.602cm" svg:viewBox="0 0 501 501" draw:points="0,501 501,501 501,0 0,0">
            <text:p/>
          </draw:polygon>
          <draw:frame draw:style-name="gr9" draw:text-style-name="P4" draw:layer="controls" svg:width="0.5cm" svg:height="0.5cm" svg:x="13.242cm" svg:y="7.602cm">
            <draw:text-box>
              <text:p text:style-name="P3"><text:span text:style-name="T1">24</text:span></text:p>
            </draw:text-box>
          </draw:frame>
        </draw:g>
        <draw:g>
          <draw:polygon draw:style-name="gr1" draw:text-style-name="P7" draw:layer="controls" svg:width="0.5cm" svg:height="0.5cm" svg:x="13.742cm" svg:y="7.602cm" svg:viewBox="0 0 501 501" draw:points="0,501 501,501 501,0 0,0">
            <text:p/>
          </draw:polygon>
          <draw:frame draw:style-name="gr9" draw:text-style-name="P4" draw:layer="controls" svg:width="0.5cm" svg:height="0.5cm" svg:x="13.742cm" svg:y="7.602cm">
            <draw:text-box>
              <text:p text:style-name="P3"><text:span text:style-name="T1">16</text:span></text:p>
            </draw:text-box>
          </draw:frame>
        </draw:g>
        <draw:g>
          <draw:polygon draw:style-name="gr1" draw:text-style-name="P7" draw:layer="controls" svg:width="0.5cm" svg:height="0.5cm" svg:x="14.242cm" svg:y="7.602cm" svg:viewBox="0 0 501 501" draw:points="0,501 501,501 501,0 0,0">
            <text:p/>
          </draw:polygon>
          <draw:frame draw:style-name="gr9" draw:text-style-name="P4" draw:layer="controls" svg:width="0.5cm" svg:height="0.5cm" svg:x="14.242cm" svg:y="7.602cm">
            <draw:text-box>
              <text:p text:style-name="P3"><text:span text:style-name="T1">21</text:span></text:p>
            </draw:text-box>
          </draw:frame>
        </draw:g>
        <draw:g>
          <draw:polygon draw:style-name="gr1" draw:text-style-name="P7" draw:layer="controls" svg:width="0.5cm" svg:height="0.5cm" svg:x="14.742cm" svg:y="7.602cm" svg:viewBox="0 0 501 501" draw:points="0,501 501,501 501,0 0,0">
            <text:p/>
          </draw:polygon>
          <draw:frame draw:style-name="gr9" draw:text-style-name="P4" draw:layer="controls" svg:width="0.5cm" svg:height="0.5cm" svg:x="14.742cm" svg:y="7.602cm">
            <draw:text-box>
              <text:p text:style-name="P3"><text:span text:style-name="T1">11</text:span></text:p>
            </draw:text-box>
          </draw:frame>
        </draw:g>
        <draw:frame draw:style-name="gr10" draw:text-style-name="P4" draw:layer="controls" svg:width="0.5cm" svg:height="0.356cm" svg:x="10.742cm" svg:y="7.3cm">
          <draw:text-box>
            <text:p text:style-name="P3"><text:span text:style-name="T4">20</text:span></text:p>
          </draw:text-box>
        </draw:frame>
        <draw:frame draw:style-name="gr10" draw:text-style-name="P4" draw:layer="controls" svg:width="0.5cm" svg:height="0.356cm" svg:x="11.242cm" svg:y="7.3cm">
          <draw:text-box>
            <text:p text:style-name="P3"><text:span text:style-name="T4">21</text:span></text:p>
          </draw:text-box>
        </draw:frame>
        <draw:frame draw:style-name="gr10" draw:text-style-name="P4" draw:layer="controls" svg:width="0.5cm" svg:height="0.356cm" svg:x="11.742cm" svg:y="7.3cm">
          <draw:text-box>
            <text:p text:style-name="P3"><text:span text:style-name="T4">22</text:span></text:p>
          </draw:text-box>
        </draw:frame>
        <draw:frame draw:style-name="gr10" draw:text-style-name="P4" draw:layer="controls" svg:width="0.5cm" svg:height="0.356cm" svg:x="12.242cm" svg:y="7.3cm">
          <draw:text-box>
            <text:p text:style-name="P3"><text:span text:style-name="T4">23</text:span></text:p>
          </draw:text-box>
        </draw:frame>
        <draw:frame draw:style-name="gr10" draw:text-style-name="P4" draw:layer="controls" svg:width="0.5cm" svg:height="0.356cm" svg:x="12.742cm" svg:y="7.3cm">
          <draw:text-box>
            <text:p text:style-name="P3"><text:span text:style-name="T4">24</text:span></text:p>
          </draw:text-box>
        </draw:frame>
        <draw:frame draw:style-name="gr10" draw:text-style-name="P4" draw:layer="controls" svg:width="0.5cm" svg:height="0.356cm" svg:x="13.242cm" svg:y="7.3cm">
          <draw:text-box>
            <text:p text:style-name="P3"><text:span text:style-name="T4">25</text:span></text:p>
          </draw:text-box>
        </draw:frame>
        <draw:frame draw:style-name="gr10" draw:text-style-name="P4" draw:layer="controls" svg:width="0.5cm" svg:height="0.356cm" svg:x="13.742cm" svg:y="7.3cm">
          <draw:text-box>
            <text:p text:style-name="P3"><text:span text:style-name="T4">26</text:span></text:p>
          </draw:text-box>
        </draw:frame>
        <draw:frame draw:style-name="gr10" draw:text-style-name="P4" draw:layer="controls" svg:width="0.5cm" svg:height="0.356cm" svg:x="14.242cm" svg:y="7.3cm">
          <draw:text-box>
            <text:p text:style-name="P3"><text:span text:style-name="T4">27</text:span></text:p>
          </draw:text-box>
        </draw:frame>
        <draw:frame draw:style-name="gr10" draw:text-style-name="P4" draw:layer="controls" svg:width="0.5cm" svg:height="0.356cm" svg:x="14.742cm" svg:y="7.3cm">
          <draw:text-box>
            <text:p text:style-name="P3"><text:span text:style-name="T4">28</text:span></text:p>
          </draw:text-box>
        </draw:frame>
        <draw:g>
          <draw:polygon draw:style-name="gr1" draw:text-style-name="P7" draw:layer="controls" svg:width="0.5cm" svg:height="0.5cm" svg:x="1.243cm" svg:y="8.101cm" svg:viewBox="0 0 501 501" draw:points="0,501 501,501 501,0 0,0">
            <text:p/>
          </draw:polygon>
          <draw:frame draw:style-name="gr9" draw:text-style-name="P4" draw:layer="controls" svg:width="0.5cm" svg:height="0.5cm" svg:x="1.243cm" svg:y="8.101cm">
            <draw:text-box>
              <text:p text:style-name="P3"><text:span text:style-name="T1">1</text:span></text:p>
            </draw:text-box>
          </draw:frame>
        </draw:g>
        <draw:g>
          <draw:polygon draw:style-name="gr1" draw:text-style-name="P7" draw:layer="controls" svg:width="0.5cm" svg:height="0.5cm" svg:x="1.743cm" svg:y="8.101cm" svg:viewBox="0 0 501 501" draw:points="0,501 501,501 501,0 0,0">
            <text:p/>
          </draw:polygon>
          <draw:frame draw:style-name="gr9" draw:text-style-name="P4" draw:layer="controls" svg:width="0.5cm" svg:height="0.5cm" svg:x="1.743cm" svg:y="8.101cm">
            <draw:text-box>
              <text:p text:style-name="P3"><text:span text:style-name="T1">0</text:span></text:p>
            </draw:text-box>
          </draw:frame>
        </draw:g>
        <draw:g>
          <draw:polygon draw:style-name="gr1" draw:text-style-name="P7" draw:layer="controls" svg:width="0.5cm" svg:height="0.5cm" svg:x="2.243cm" svg:y="8.101cm" svg:viewBox="0 0 501 501" draw:points="0,501 501,501 501,0 0,0">
            <text:p/>
          </draw:polygon>
          <draw:frame draw:style-name="gr9" draw:text-style-name="P4" draw:layer="controls" svg:width="0.5cm" svg:height="0.5cm" svg:x="2.243cm" svg:y="8.101cm">
            <draw:text-box>
              <text:p text:style-name="P3"><text:span text:style-name="T1">0</text:span></text:p>
            </draw:text-box>
          </draw:frame>
        </draw:g>
        <draw:g>
          <draw:polygon draw:style-name="gr1" draw:text-style-name="P7" draw:layer="controls" svg:width="0.5cm" svg:height="0.5cm" svg:x="2.743cm" svg:y="8.101cm" svg:viewBox="0 0 501 501" draw:points="0,501 501,501 501,0 0,0">
            <text:p/>
          </draw:polygon>
          <draw:frame draw:style-name="gr9" draw:text-style-name="P4" draw:layer="controls" svg:width="0.5cm" svg:height="0.5cm" svg:x="2.743cm" svg:y="8.101cm">
            <draw:text-box>
              <text:p text:style-name="P3"><text:span text:style-name="T1">0</text:span></text:p>
            </draw:text-box>
          </draw:frame>
        </draw:g>
        <draw:g>
          <draw:polygon draw:style-name="gr1" draw:text-style-name="P7" draw:layer="controls" svg:width="0.5cm" svg:height="0.5cm" svg:x="3.243cm" svg:y="8.101cm" svg:viewBox="0 0 501 501" draw:points="0,501 501,501 501,0 0,0">
            <text:p/>
          </draw:polygon>
          <draw:frame draw:style-name="gr9" draw:text-style-name="P4" draw:layer="controls" svg:width="0.5cm" svg:height="0.5cm" svg:x="3.243cm" svg:y="8.101cm">
            <draw:text-box>
              <text:p text:style-name="P3"><text:span text:style-name="T1">0</text:span></text:p>
            </draw:text-box>
          </draw:frame>
        </draw:g>
        <draw:g>
          <draw:polygon draw:style-name="gr1" draw:text-style-name="P7" draw:layer="controls" svg:width="0.5cm" svg:height="0.5cm" svg:x="3.743cm" svg:y="8.101cm" svg:viewBox="0 0 501 501" draw:points="0,501 501,501 501,0 0,0">
            <text:p/>
          </draw:polygon>
          <draw:frame draw:style-name="gr9" draw:text-style-name="P4" draw:layer="controls" svg:width="0.5cm" svg:height="0.5cm" svg:x="3.743cm" svg:y="8.101cm">
            <draw:text-box>
              <text:p text:style-name="P3"><text:span text:style-name="T1">0</text:span></text:p>
            </draw:text-box>
          </draw:frame>
        </draw:g>
        <draw:g>
          <draw:polygon draw:style-name="gr1" draw:text-style-name="P7" draw:layer="controls" svg:width="0.5cm" svg:height="0.5cm" svg:x="4.243cm" svg:y="8.101cm" svg:viewBox="0 0 501 501" draw:points="0,501 501,501 501,0 0,0">
            <text:p/>
          </draw:polygon>
          <draw:frame draw:style-name="gr9" draw:text-style-name="P4" draw:layer="controls" svg:width="0.5cm" svg:height="0.5cm" svg:x="4.243cm" svg:y="8.101cm">
            <draw:text-box>
              <text:p text:style-name="P3"><text:span text:style-name="T1">0</text:span></text:p>
            </draw:text-box>
          </draw:frame>
        </draw:g>
        <draw:g>
          <draw:polygon draw:style-name="gr1" draw:text-style-name="P7" draw:layer="controls" svg:width="0.5cm" svg:height="0.5cm" svg:x="4.743cm" svg:y="8.101cm" svg:viewBox="0 0 501 501" draw:points="0,501 501,501 501,0 0,0">
            <text:p/>
          </draw:polygon>
          <draw:frame draw:style-name="gr9" draw:text-style-name="P4" draw:layer="controls" svg:width="0.5cm" svg:height="0.5cm" svg:x="4.743cm" svg:y="8.101cm">
            <draw:text-box>
              <text:p text:style-name="P3"><text:span text:style-name="T1">1</text:span></text:p>
            </draw:text-box>
          </draw:frame>
        </draw:g>
        <draw:g>
          <draw:polygon draw:style-name="gr1" draw:text-style-name="P7" draw:layer="controls" svg:width="0.5cm" svg:height="0.5cm" svg:x="5.243cm" svg:y="8.101cm" svg:viewBox="0 0 501 501" draw:points="0,501 501,501 501,0 0,0">
            <text:p/>
          </draw:polygon>
          <draw:frame draw:style-name="gr9" draw:text-style-name="P4" draw:layer="controls" svg:width="0.5cm" svg:height="0.5cm" svg:x="5.243cm" svg:y="8.101cm">
            <draw:text-box>
              <text:p text:style-name="P3"><text:span text:style-name="T1">0</text:span></text:p>
            </draw:text-box>
          </draw:frame>
        </draw:g>
        <draw:g>
          <draw:polygon draw:style-name="gr1" draw:text-style-name="P7" draw:layer="controls" svg:width="0.5cm" svg:height="0.5cm" svg:x="5.743cm" svg:y="8.101cm" svg:viewBox="0 0 501 501" draw:points="0,501 501,501 501,0 0,0">
            <text:p/>
          </draw:polygon>
          <draw:frame draw:style-name="gr9" draw:text-style-name="P4" draw:layer="controls" svg:width="0.5cm" svg:height="0.5cm" svg:x="5.743cm" svg:y="8.101cm">
            <draw:text-box>
              <text:p text:style-name="P3"><text:span text:style-name="T1">1</text:span></text:p>
            </draw:text-box>
          </draw:frame>
        </draw:g>
        <draw:g>
          <draw:polygon draw:style-name="gr1" draw:text-style-name="P7" draw:layer="controls" svg:width="0.5cm" svg:height="0.5cm" svg:x="6.243cm" svg:y="8.101cm" svg:viewBox="0 0 501 501" draw:points="0,501 501,501 501,0 0,0">
            <text:p/>
          </draw:polygon>
          <draw:frame draw:style-name="gr9" draw:text-style-name="P4" draw:layer="controls" svg:width="0.5cm" svg:height="0.5cm" svg:x="6.243cm" svg:y="8.101cm">
            <draw:text-box>
              <text:p text:style-name="P3"><text:span text:style-name="T1">0</text:span></text:p>
            </draw:text-box>
          </draw:frame>
        </draw:g>
        <draw:g>
          <draw:polygon draw:style-name="gr1" draw:text-style-name="P7" draw:layer="controls" svg:width="0.5cm" svg:height="0.5cm" svg:x="6.743cm" svg:y="8.101cm" svg:viewBox="0 0 501 501" draw:points="0,501 501,501 501,0 0,0">
            <text:p/>
          </draw:polygon>
          <draw:frame draw:style-name="gr9" draw:text-style-name="P4" draw:layer="controls" svg:width="0.5cm" svg:height="0.5cm" svg:x="6.743cm" svg:y="8.101cm">
            <draw:text-box>
              <text:p text:style-name="P3"><text:span text:style-name="T1">0</text:span></text:p>
            </draw:text-box>
          </draw:frame>
        </draw:g>
        <draw:g>
          <draw:polygon draw:style-name="gr1" draw:text-style-name="P7" draw:layer="controls" svg:width="0.5cm" svg:height="0.5cm" svg:x="7.243cm" svg:y="8.101cm" svg:viewBox="0 0 501 501" draw:points="0,501 501,501 501,0 0,0">
            <text:p/>
          </draw:polygon>
          <draw:frame draw:style-name="gr9" draw:text-style-name="P4" draw:layer="controls" svg:width="0.5cm" svg:height="0.5cm" svg:x="7.243cm" svg:y="8.101cm">
            <draw:text-box>
              <text:p text:style-name="P3"><text:span text:style-name="T1">0</text:span></text:p>
            </draw:text-box>
          </draw:frame>
        </draw:g>
        <draw:g>
          <draw:polygon draw:style-name="gr1" draw:text-style-name="P7" draw:layer="controls" svg:width="0.5cm" svg:height="0.5cm" svg:x="7.743cm" svg:y="8.101cm" svg:viewBox="0 0 501 501" draw:points="0,501 501,501 501,0 0,0">
            <text:p/>
          </draw:polygon>
          <draw:frame draw:style-name="gr9" draw:text-style-name="P4" draw:layer="controls" svg:width="0.5cm" svg:height="0.5cm" svg:x="7.743cm" svg:y="8.101cm">
            <draw:text-box>
              <text:p text:style-name="P3"><text:span text:style-name="T1">1</text:span></text:p>
            </draw:text-box>
          </draw:frame>
        </draw:g>
        <draw:g>
          <draw:polygon draw:style-name="gr1" draw:text-style-name="P7" draw:layer="controls" svg:width="0.5cm" svg:height="0.5cm" svg:x="8.243cm" svg:y="8.101cm" svg:viewBox="0 0 501 501" draw:points="0,501 501,501 501,0 0,0">
            <text:p/>
          </draw:polygon>
          <draw:frame draw:style-name="gr9" draw:text-style-name="P4" draw:layer="controls" svg:width="0.5cm" svg:height="0.5cm" svg:x="8.243cm" svg:y="8.101cm">
            <draw:text-box>
              <text:p text:style-name="P3"><text:span text:style-name="T1">0</text:span></text:p>
            </draw:text-box>
          </draw:frame>
        </draw:g>
        <draw:g>
          <draw:polygon draw:style-name="gr1" draw:text-style-name="P7" draw:layer="controls" svg:width="0.5cm" svg:height="0.5cm" svg:x="8.743cm" svg:y="8.101cm" svg:viewBox="0 0 501 501" draw:points="0,501 501,501 501,0 0,0">
            <text:p/>
          </draw:polygon>
          <draw:frame draw:style-name="gr9" draw:text-style-name="P4" draw:layer="controls" svg:width="0.5cm" svg:height="0.5cm" svg:x="8.743cm" svg:y="8.101cm">
            <draw:text-box>
              <text:p text:style-name="P3"><text:span text:style-name="T1">0</text:span></text:p>
            </draw:text-box>
          </draw:frame>
        </draw:g>
        <draw:g>
          <draw:polygon draw:style-name="gr1" draw:text-style-name="P7" draw:layer="controls" svg:width="0.5cm" svg:height="0.5cm" svg:x="9.243cm" svg:y="8.101cm" svg:viewBox="0 0 501 501" draw:points="0,501 501,501 501,0 0,0">
            <text:p/>
          </draw:polygon>
          <draw:frame draw:style-name="gr9" draw:text-style-name="P4" draw:layer="controls" svg:width="0.5cm" svg:height="0.5cm" svg:x="9.243cm" svg:y="8.101cm">
            <draw:text-box>
              <text:p text:style-name="P3"><text:span text:style-name="T1">0</text:span></text:p>
            </draw:text-box>
          </draw:frame>
        </draw:g>
        <draw:g>
          <draw:polygon draw:style-name="gr1" draw:text-style-name="P7" draw:layer="controls" svg:width="0.5cm" svg:height="0.5cm" svg:x="9.743cm" svg:y="8.101cm" svg:viewBox="0 0 501 501" draw:points="0,501 501,501 501,0 0,0">
            <text:p/>
          </draw:polygon>
          <draw:frame draw:style-name="gr9" draw:text-style-name="P4" draw:layer="controls" svg:width="0.5cm" svg:height="0.5cm" svg:x="9.743cm" svg:y="8.101cm">
            <draw:text-box>
              <text:p text:style-name="P3"><text:span text:style-name="T1">0</text:span></text:p>
            </draw:text-box>
          </draw:frame>
        </draw:g>
        <draw:g>
          <draw:polygon draw:style-name="gr1" draw:text-style-name="P7" draw:layer="controls" svg:width="0.5cm" svg:height="0.5cm" svg:x="10.243cm" svg:y="8.101cm" svg:viewBox="0 0 501 501" draw:points="0,501 501,501 501,0 0,0">
            <text:p/>
          </draw:polygon>
          <draw:frame draw:style-name="gr9" draw:text-style-name="P4" draw:layer="controls" svg:width="0.5cm" svg:height="0.5cm" svg:x="10.243cm" svg:y="8.101cm">
            <draw:text-box>
              <text:p text:style-name="P3"><text:span text:style-name="T1">1</text:span></text:p>
            </draw:text-box>
          </draw:frame>
        </draw:g>
        <draw:g>
          <draw:polygon draw:style-name="gr1" draw:text-style-name="P7" draw:layer="controls" svg:width="0.5cm" svg:height="0.5cm" svg:x="10.743cm" svg:y="8.103cm" svg:viewBox="0 0 501 501" draw:points="0,501 501,501 501,0 0,0">
            <text:p/>
          </draw:polygon>
          <draw:frame draw:style-name="gr9" draw:text-style-name="P4" draw:layer="controls" svg:width="0.5cm" svg:height="0.5cm" svg:x="10.743cm" svg:y="8.103cm">
            <draw:text-box>
              <text:p text:style-name="P3"><text:span text:style-name="T1">1</text:span></text:p>
            </draw:text-box>
          </draw:frame>
        </draw:g>
        <draw:g>
          <draw:polygon draw:style-name="gr1" draw:text-style-name="P7" draw:layer="controls" svg:width="0.5cm" svg:height="0.5cm" svg:x="11.243cm" svg:y="8.103cm" svg:viewBox="0 0 501 501" draw:points="0,501 501,501 501,0 0,0">
            <text:p/>
          </draw:polygon>
          <draw:frame draw:style-name="gr9" draw:text-style-name="P4" draw:layer="controls" svg:width="0.5cm" svg:height="0.5cm" svg:x="11.243cm" svg:y="8.103cm">
            <draw:text-box>
              <text:p text:style-name="P3"><text:span text:style-name="T1">1</text:span></text:p>
            </draw:text-box>
          </draw:frame>
        </draw:g>
        <draw:g>
          <draw:polygon draw:style-name="gr1" draw:text-style-name="P7" draw:layer="controls" svg:width="0.5cm" svg:height="0.5cm" svg:x="11.743cm" svg:y="8.103cm" svg:viewBox="0 0 501 501" draw:points="0,501 501,501 501,0 0,0">
            <text:p/>
          </draw:polygon>
          <draw:frame draw:style-name="gr9" draw:text-style-name="P4" draw:layer="controls" svg:width="0.5cm" svg:height="0.5cm" svg:x="11.743cm" svg:y="8.103cm">
            <draw:text-box>
              <text:p text:style-name="P3"><text:span text:style-name="T1">1</text:span></text:p>
            </draw:text-box>
          </draw:frame>
        </draw:g>
        <draw:g>
          <draw:polygon draw:style-name="gr1" draw:text-style-name="P7" draw:layer="controls" svg:width="0.5cm" svg:height="0.5cm" svg:x="12.243cm" svg:y="8.103cm" svg:viewBox="0 0 501 501" draw:points="0,501 501,501 501,0 0,0">
            <text:p/>
          </draw:polygon>
          <draw:frame draw:style-name="gr9" draw:text-style-name="P4" draw:layer="controls" svg:width="0.5cm" svg:height="0.5cm" svg:x="12.243cm" svg:y="8.103cm">
            <draw:text-box>
              <text:p text:style-name="P3"><text:span text:style-name="T1">0</text:span></text:p>
            </draw:text-box>
          </draw:frame>
        </draw:g>
        <draw:g>
          <draw:polygon draw:style-name="gr1" draw:text-style-name="P7" draw:layer="controls" svg:width="0.5cm" svg:height="0.5cm" svg:x="12.743cm" svg:y="8.103cm" svg:viewBox="0 0 501 501" draw:points="0,501 501,501 501,0 0,0">
            <text:p/>
          </draw:polygon>
          <draw:frame draw:style-name="gr9" draw:text-style-name="P4" draw:layer="controls" svg:width="0.5cm" svg:height="0.5cm" svg:x="12.743cm" svg:y="8.103cm">
            <draw:text-box>
              <text:p text:style-name="P3"><text:span text:style-name="T1">1</text:span></text:p>
            </draw:text-box>
          </draw:frame>
        </draw:g>
        <draw:g>
          <draw:polygon draw:style-name="gr1" draw:text-style-name="P7" draw:layer="controls" svg:width="0.5cm" svg:height="0.5cm" svg:x="13.243cm" svg:y="8.103cm" svg:viewBox="0 0 501 501" draw:points="0,501 501,501 501,0 0,0">
            <text:p/>
          </draw:polygon>
          <draw:frame draw:style-name="gr9" draw:text-style-name="P4" draw:layer="controls" svg:width="0.5cm" svg:height="0.5cm" svg:x="13.243cm" svg:y="8.103cm">
            <draw:text-box>
              <text:p text:style-name="P3"><text:span text:style-name="T1">1</text:span></text:p>
            </draw:text-box>
          </draw:frame>
        </draw:g>
        <draw:g>
          <draw:polygon draw:style-name="gr1" draw:text-style-name="P7" draw:layer="controls" svg:width="0.5cm" svg:height="0.5cm" svg:x="13.743cm" svg:y="8.103cm" svg:viewBox="0 0 501 501" draw:points="0,501 501,501 501,0 0,0">
            <text:p/>
          </draw:polygon>
          <draw:frame draw:style-name="gr9" draw:text-style-name="P4" draw:layer="controls" svg:width="0.5cm" svg:height="0.5cm" svg:x="13.743cm" svg:y="8.103cm">
            <draw:text-box>
              <text:p text:style-name="P3"><text:span text:style-name="T1">1</text:span></text:p>
            </draw:text-box>
          </draw:frame>
        </draw:g>
        <draw:g>
          <draw:polygon draw:style-name="gr1" draw:text-style-name="P7" draw:layer="controls" svg:width="0.5cm" svg:height="0.5cm" svg:x="14.243cm" svg:y="8.103cm" svg:viewBox="0 0 501 501" draw:points="0,501 501,501 501,0 0,0">
            <text:p/>
          </draw:polygon>
          <draw:frame draw:style-name="gr9" draw:text-style-name="P4" draw:layer="controls" svg:width="0.5cm" svg:height="0.5cm" svg:x="14.243cm" svg:y="8.103cm">
            <draw:text-box>
              <text:p text:style-name="P3"><text:span text:style-name="T1">0</text:span></text:p>
            </draw:text-box>
          </draw:frame>
        </draw:g>
        <draw:g>
          <draw:polygon draw:style-name="gr1" draw:text-style-name="P7" draw:layer="controls" svg:width="0.5cm" svg:height="0.5cm" svg:x="14.743cm" svg:y="8.103cm" svg:viewBox="0 0 501 501" draw:points="0,501 501,501 501,0 0,0">
            <text:p/>
          </draw:polygon>
          <draw:frame draw:style-name="gr9" draw:text-style-name="P4" draw:layer="controls" svg:width="0.5cm" svg:height="0.5cm" svg:x="14.743cm" svg:y="8.103cm">
            <draw:text-box>
              <text:p text:style-name="P3"><text:span text:style-name="T1">0</text:span></text:p>
            </draw:text-box>
          </draw:frame>
        </draw:g>
        <draw:g>
          <draw:polygon draw:style-name="gr11" draw:text-style-name="P11" draw:layer="controls" svg:width="0.5cm" svg:height="0.5cm" svg:x="1.243cm" svg:y="8.601cm" svg:viewBox="0 0 501 501" draw:points="0,501 501,501 501,0 0,0">
            <text:p/>
          </draw:polygon>
          <draw:frame draw:style-name="gr12" draw:text-style-name="P12" draw:layer="controls" svg:width="0.5cm" svg:height="0.5cm" svg:x="1.243cm" svg:y="8.601cm">
            <draw:text-box>
              <text:p text:style-name="P3"><text:span text:style-name="T1">1</text:span></text:p>
            </draw:text-box>
          </draw:frame>
        </draw:g>
        <draw:g>
          <draw:polygon draw:style-name="gr11" draw:text-style-name="P11" draw:layer="controls" svg:width="0.5cm" svg:height="0.5cm" svg:x="1.743cm" svg:y="8.601cm" svg:viewBox="0 0 501 501" draw:points="0,501 501,501 501,0 0,0">
            <text:p/>
          </draw:polygon>
          <draw:frame draw:style-name="gr12" draw:text-style-name="P12" draw:layer="controls" svg:width="0.5cm" svg:height="0.5cm" svg:x="1.743cm" svg:y="8.601cm">
            <draw:text-box>
              <text:p text:style-name="P3"><text:span text:style-name="T1">8</text:span></text:p>
            </draw:text-box>
          </draw:frame>
        </draw:g>
        <draw:g>
          <draw:polygon draw:style-name="gr11" draw:text-style-name="P11" draw:layer="controls" svg:width="0.5cm" svg:height="0.5cm" svg:x="2.243cm" svg:y="8.601cm" svg:viewBox="0 0 501 501" draw:points="0,501 501,501 501,0 0,0">
            <text:p/>
          </draw:polygon>
          <draw:frame draw:style-name="gr12" draw:text-style-name="P12" draw:layer="controls" svg:width="0.5cm" svg:height="0.5cm" svg:x="2.243cm" svg:y="8.601cm">
            <draw:text-box>
              <text:p text:style-name="P3"><text:span text:style-name="T1">9</text:span></text:p>
            </draw:text-box>
          </draw:frame>
        </draw:g>
        <draw:g>
          <draw:polygon draw:style-name="gr11" draw:text-style-name="P11" draw:layer="controls" svg:width="0.5cm" svg:height="0.5cm" svg:x="2.743cm" svg:y="8.601cm" svg:viewBox="0 0 501 501" draw:points="0,501 501,501 501,0 0,0">
            <text:p/>
          </draw:polygon>
          <draw:frame draw:style-name="gr12" draw:text-style-name="P12" draw:layer="controls" svg:width="0.5cm" svg:height="0.5cm" svg:x="2.743cm" svg:y="8.601cm">
            <draw:text-box>
              <text:p text:style-name="P3"><text:span text:style-name="T1">13</text:span></text:p>
            </draw:text-box>
          </draw:frame>
        </draw:g>
        <draw:g>
          <draw:polygon draw:style-name="gr11" draw:text-style-name="P11" draw:layer="controls" svg:width="0.5cm" svg:height="0.5cm" svg:x="3.243cm" svg:y="8.601cm" svg:viewBox="0 0 501 501" draw:points="0,501 501,501 501,0 0,0">
            <text:p/>
          </draw:polygon>
          <draw:frame draw:style-name="gr12" draw:text-style-name="P12" draw:layer="controls" svg:width="0.5cm" svg:height="0.5cm" svg:x="3.243cm" svg:y="8.601cm">
            <draw:text-box>
              <text:p text:style-name="P3"><text:span text:style-name="T1">12</text:span></text:p>
            </draw:text-box>
          </draw:frame>
        </draw:g>
        <draw:g>
          <draw:polygon draw:style-name="gr11" draw:text-style-name="P11" draw:layer="controls" svg:width="0.5cm" svg:height="0.5cm" svg:x="3.743cm" svg:y="8.601cm" svg:viewBox="0 0 501 501" draw:points="0,501 501,501 501,0 0,0">
            <text:p/>
          </draw:polygon>
          <draw:frame draw:style-name="gr12" draw:text-style-name="P12" draw:layer="controls" svg:width="0.5cm" svg:height="0.5cm" svg:x="3.743cm" svg:y="8.601cm">
            <draw:text-box>
              <text:p text:style-name="P3"><text:span text:style-name="T1">17</text:span></text:p>
            </draw:text-box>
          </draw:frame>
        </draw:g>
        <draw:g>
          <draw:polygon draw:style-name="gr11" draw:text-style-name="P11" draw:layer="controls" svg:width="0.5cm" svg:height="0.5cm" svg:x="4.243cm" svg:y="8.601cm" svg:viewBox="0 0 501 501" draw:points="0,501 501,501 501,0 0,0">
            <text:p/>
          </draw:polygon>
          <draw:frame draw:style-name="gr12" draw:text-style-name="P12" draw:layer="controls" svg:width="0.5cm" svg:height="0.5cm" svg:x="4.243cm" svg:y="8.601cm">
            <draw:text-box>
              <text:p text:style-name="P3"><text:span text:style-name="T1">25</text:span></text:p>
            </draw:text-box>
          </draw:frame>
        </draw:g>
        <draw:g>
          <draw:polygon draw:style-name="gr1" draw:text-style-name="P7" draw:layer="controls" svg:width="0.5cm" svg:height="0.5cm" svg:x="4.743cm" svg:y="8.601cm" svg:viewBox="0 0 501 501" draw:points="0,501 501,501 501,0 0,0">
            <text:p/>
          </draw:polygon>
          <draw:frame draw:style-name="gr9" draw:text-style-name="P4" draw:layer="controls" svg:width="0.5cm" svg:height="0.5cm" svg:x="4.743cm" svg:y="8.601cm">
            <draw:text-box>
              <text:p text:style-name="P3"><text:span text:style-name="T1">10</text:span></text:p>
            </draw:text-box>
          </draw:frame>
        </draw:g>
        <draw:g>
          <draw:polygon draw:style-name="gr1" draw:text-style-name="P7" draw:layer="controls" svg:width="0.5cm" svg:height="0.5cm" svg:x="5.243cm" svg:y="8.601cm" svg:viewBox="0 0 501 501" draw:points="0,501 501,501 501,0 0,0">
            <text:p/>
          </draw:polygon>
          <draw:frame draw:style-name="gr9" draw:text-style-name="P4" draw:layer="controls" svg:width="0.5cm" svg:height="0.5cm" svg:x="5.243cm" svg:y="8.601cm">
            <draw:text-box>
              <text:p text:style-name="P3"><text:span text:style-name="T1">11</text:span></text:p>
            </draw:text-box>
          </draw:frame>
        </draw:g>
        <draw:g>
          <draw:polygon draw:style-name="gr1" draw:text-style-name="P7" draw:layer="controls" svg:width="0.5cm" svg:height="0.5cm" svg:x="5.743cm" svg:y="8.601cm" svg:viewBox="0 0 501 501" draw:points="0,501 501,501 501,0 0,0">
            <text:p/>
          </draw:polygon>
          <draw:frame draw:style-name="gr9" draw:text-style-name="P4" draw:layer="controls" svg:width="0.5cm" svg:height="0.5cm" svg:x="5.743cm" svg:y="8.601cm">
            <draw:text-box>
              <text:p text:style-name="P3"><text:span text:style-name="T1">14</text:span></text:p>
            </draw:text-box>
          </draw:frame>
        </draw:g>
        <draw:g>
          <draw:polygon draw:style-name="gr1" draw:text-style-name="P7" draw:layer="controls" svg:width="0.5cm" svg:height="0.5cm" svg:x="6.243cm" svg:y="8.601cm" svg:viewBox="0 0 501 501" draw:points="0,501 501,501 501,0 0,0">
            <text:p/>
          </draw:polygon>
          <draw:frame draw:style-name="gr9" draw:text-style-name="P4" draw:layer="controls" svg:width="0.5cm" svg:height="0.5cm" svg:x="6.243cm" svg:y="8.601cm">
            <draw:text-box>
              <text:p text:style-name="P3"><text:span text:style-name="T1">15</text:span></text:p>
            </draw:text-box>
          </draw:frame>
        </draw:g>
        <draw:g>
          <draw:polygon draw:style-name="gr1" draw:text-style-name="P7" draw:layer="controls" svg:width="0.5cm" svg:height="0.5cm" svg:x="6.743cm" svg:y="8.601cm" svg:viewBox="0 0 501 501" draw:points="0,501 501,501 501,0 0,0">
            <text:p/>
          </draw:polygon>
          <draw:frame draw:style-name="gr9" draw:text-style-name="P4" draw:layer="controls" svg:width="0.5cm" svg:height="0.5cm" svg:x="6.743cm" svg:y="8.601cm">
            <draw:text-box>
              <text:p text:style-name="P3"><text:span text:style-name="T1">16</text:span></text:p>
            </draw:text-box>
          </draw:frame>
        </draw:g>
        <draw:g>
          <draw:polygon draw:style-name="gr1" draw:text-style-name="P7" draw:layer="controls" svg:width="0.5cm" svg:height="0.5cm" svg:x="7.243cm" svg:y="8.601cm" svg:viewBox="0 0 501 501" draw:points="0,501 501,501 501,0 0,0">
            <text:p/>
          </draw:polygon>
          <draw:frame draw:style-name="gr9" draw:text-style-name="P4" draw:layer="controls" svg:width="0.5cm" svg:height="0.5cm" svg:x="7.243cm" svg:y="8.601cm">
            <draw:text-box>
              <text:p text:style-name="P3"><text:span text:style-name="T1">18</text:span></text:p>
            </draw:text-box>
          </draw:frame>
        </draw:g>
        <draw:g>
          <draw:polygon draw:style-name="gr1" draw:text-style-name="P7" draw:layer="controls" svg:width="0.5cm" svg:height="0.5cm" svg:x="7.743cm" svg:y="8.601cm" svg:viewBox="0 0 501 501" draw:points="0,501 501,501 501,0 0,0">
            <text:p/>
          </draw:polygon>
          <draw:frame draw:style-name="gr9" draw:text-style-name="P4" draw:layer="controls" svg:width="0.5cm" svg:height="0.5cm" svg:x="7.743cm" svg:y="8.601cm">
            <draw:text-box>
              <text:p text:style-name="P3"><text:span text:style-name="T1">2</text:span></text:p>
            </draw:text-box>
          </draw:frame>
        </draw:g>
        <draw:g>
          <draw:polygon draw:style-name="gr1" draw:text-style-name="P7" draw:layer="controls" svg:width="0.5cm" svg:height="0.5cm" svg:x="8.243cm" svg:y="8.601cm" svg:viewBox="0 0 501 501" draw:points="0,501 501,501 501,0 0,0">
            <text:p/>
          </draw:polygon>
          <draw:frame draw:style-name="gr9" draw:text-style-name="P4" draw:layer="controls" svg:width="0.5cm" svg:height="0.5cm" svg:x="8.243cm" svg:y="8.601cm">
            <draw:text-box>
              <text:p text:style-name="P3"><text:span text:style-name="T1">3</text:span></text:p>
            </draw:text-box>
          </draw:frame>
        </draw:g>
        <draw:g>
          <draw:polygon draw:style-name="gr1" draw:text-style-name="P7" draw:layer="controls" svg:width="0.5cm" svg:height="0.5cm" svg:x="8.743cm" svg:y="8.601cm" svg:viewBox="0 0 501 501" draw:points="0,501 501,501 501,0 0,0">
            <text:p/>
          </draw:polygon>
          <draw:frame draw:style-name="gr9" draw:text-style-name="P4" draw:layer="controls" svg:width="0.5cm" svg:height="0.5cm" svg:x="8.743cm" svg:y="8.601cm">
            <draw:text-box>
              <text:p text:style-name="P3"><text:span text:style-name="T1">26</text:span></text:p>
            </draw:text-box>
          </draw:frame>
        </draw:g>
        <draw:g>
          <draw:polygon draw:style-name="gr1" draw:text-style-name="P7" draw:layer="controls" svg:width="0.5cm" svg:height="0.5cm" svg:x="9.243cm" svg:y="8.601cm" svg:viewBox="0 0 501 501" draw:points="0,501 501,501 501,0 0,0">
            <text:p/>
          </draw:polygon>
          <draw:frame draw:style-name="gr9" draw:text-style-name="P4" draw:layer="controls" svg:width="0.5cm" svg:height="0.5cm" svg:x="9.243cm" svg:y="8.601cm">
            <draw:text-box>
              <text:p text:style-name="P3"><text:span text:style-name="T1">27</text:span></text:p>
            </draw:text-box>
          </draw:frame>
        </draw:g>
        <draw:g>
          <draw:polygon draw:style-name="gr1" draw:text-style-name="P7" draw:layer="controls" svg:width="0.5cm" svg:height="0.5cm" svg:x="9.743cm" svg:y="8.601cm" svg:viewBox="0 0 501 501" draw:points="0,501 501,501 501,0 0,0">
            <text:p/>
          </draw:polygon>
          <draw:frame draw:style-name="gr9" draw:text-style-name="P4" draw:layer="controls" svg:width="0.5cm" svg:height="0.5cm" svg:x="9.743cm" svg:y="8.601cm">
            <draw:text-box>
              <text:p text:style-name="P3"><text:span text:style-name="T1">28</text:span></text:p>
            </draw:text-box>
          </draw:frame>
        </draw:g>
        <draw:g>
          <draw:polygon draw:style-name="gr1" draw:text-style-name="P7" draw:layer="controls" svg:width="0.5cm" svg:height="0.5cm" svg:x="10.243cm" svg:y="8.601cm" svg:viewBox="0 0 501 501" draw:points="0,501 501,501 501,0 0,0">
            <text:p/>
          </draw:polygon>
          <draw:frame draw:style-name="gr9" draw:text-style-name="P4" draw:layer="controls" svg:width="0.5cm" svg:height="0.5cm" svg:x="10.243cm" svg:y="8.601cm">
            <draw:text-box>
              <text:p text:style-name="P3"><text:span text:style-name="T1">22</text:span></text:p>
            </draw:text-box>
          </draw:frame>
        </draw:g>
        <draw:g>
          <draw:polygon draw:style-name="gr1" draw:text-style-name="P7" draw:layer="controls" svg:width="0.5cm" svg:height="0.5cm" svg:x="10.743cm" svg:y="8.603cm" svg:viewBox="0 0 501 501" draw:points="0,501 501,501 501,0 0,0">
            <text:p/>
          </draw:polygon>
          <draw:frame draw:style-name="gr9" draw:text-style-name="P4" draw:layer="controls" svg:width="0.5cm" svg:height="0.5cm" svg:x="10.743cm" svg:y="8.603cm">
            <draw:text-box>
              <text:p text:style-name="P3"><text:span text:style-name="T1">6</text:span></text:p>
            </draw:text-box>
          </draw:frame>
        </draw:g>
        <draw:g>
          <draw:polygon draw:style-name="gr1" draw:text-style-name="P7" draw:layer="controls" svg:width="0.5cm" svg:height="0.5cm" svg:x="11.243cm" svg:y="8.603cm" svg:viewBox="0 0 501 501" draw:points="0,501 501,501 501,0 0,0">
            <text:p/>
          </draw:polygon>
          <draw:frame draw:style-name="gr9" draw:text-style-name="P4" draw:layer="controls" svg:width="0.5cm" svg:height="0.5cm" svg:x="11.243cm" svg:y="8.603cm">
            <draw:text-box>
              <text:p text:style-name="P3"><text:span text:style-name="T1">4</text:span></text:p>
            </draw:text-box>
          </draw:frame>
        </draw:g>
        <draw:g>
          <draw:polygon draw:style-name="gr1" draw:text-style-name="P7" draw:layer="controls" svg:width="0.5cm" svg:height="0.5cm" svg:x="11.743cm" svg:y="8.603cm" svg:viewBox="0 0 501 501" draw:points="0,501 501,501 501,0 0,0">
            <text:p/>
          </draw:polygon>
          <draw:frame draw:style-name="gr9" draw:text-style-name="P4" draw:layer="controls" svg:width="0.5cm" svg:height="0.5cm" svg:x="11.743cm" svg:y="8.603cm">
            <draw:text-box>
              <text:p text:style-name="P3"><text:span text:style-name="T1">5</text:span></text:p>
            </draw:text-box>
          </draw:frame>
        </draw:g>
        <draw:g>
          <draw:polygon draw:style-name="gr1" draw:text-style-name="P7" draw:layer="controls" svg:width="0.5cm" svg:height="0.5cm" svg:x="12.243cm" svg:y="8.603cm" svg:viewBox="0 0 501 501" draw:points="0,501 501,501 501,0 0,0">
            <text:p/>
          </draw:polygon>
          <draw:frame draw:style-name="gr9" draw:text-style-name="P4" draw:layer="controls" svg:width="0.5cm" svg:height="0.5cm" svg:x="12.243cm" svg:y="8.603cm">
            <draw:text-box>
              <text:p text:style-name="P3"><text:span text:style-name="T1">7</text:span></text:p>
            </draw:text-box>
          </draw:frame>
        </draw:g>
        <draw:g>
          <draw:polygon draw:style-name="gr1" draw:text-style-name="P7" draw:layer="controls" svg:width="0.5cm" svg:height="0.5cm" svg:x="12.743cm" svg:y="8.603cm" svg:viewBox="0 0 501 501" draw:points="0,501 501,501 501,0 0,0">
            <text:p/>
          </draw:polygon>
          <draw:frame draw:style-name="gr9" draw:text-style-name="P4" draw:layer="controls" svg:width="0.5cm" svg:height="0.5cm" svg:x="12.743cm" svg:y="8.603cm">
            <draw:text-box>
              <text:p text:style-name="P3"><text:span text:style-name="T1">23</text:span></text:p>
            </draw:text-box>
          </draw:frame>
        </draw:g>
        <draw:g>
          <draw:polygon draw:style-name="gr1" draw:text-style-name="P7" draw:layer="controls" svg:width="0.5cm" svg:height="0.5cm" svg:x="13.243cm" svg:y="8.603cm" svg:viewBox="0 0 501 501" draw:points="0,501 501,501 501,0 0,0">
            <text:p/>
          </draw:polygon>
          <draw:frame draw:style-name="gr9" draw:text-style-name="P4" draw:layer="controls" svg:width="0.5cm" svg:height="0.5cm" svg:x="13.243cm" svg:y="8.603cm">
            <draw:text-box>
              <text:p text:style-name="P3"><text:span text:style-name="T1">24</text:span></text:p>
            </draw:text-box>
          </draw:frame>
        </draw:g>
        <draw:g>
          <draw:polygon draw:style-name="gr1" draw:text-style-name="P7" draw:layer="controls" svg:width="0.5cm" svg:height="0.5cm" svg:x="13.743cm" svg:y="8.603cm" svg:viewBox="0 0 501 501" draw:points="0,501 501,501 501,0 0,0">
            <text:p/>
          </draw:polygon>
          <draw:frame draw:style-name="gr9" draw:text-style-name="P4" draw:layer="controls" svg:width="0.5cm" svg:height="0.5cm" svg:x="13.743cm" svg:y="8.603cm">
            <draw:text-box>
              <text:p text:style-name="P3"><text:span text:style-name="T1">19</text:span></text:p>
            </draw:text-box>
          </draw:frame>
        </draw:g>
        <draw:g>
          <draw:polygon draw:style-name="gr1" draw:text-style-name="P7" draw:layer="controls" svg:width="0.5cm" svg:height="0.5cm" svg:x="14.243cm" svg:y="8.603cm" svg:viewBox="0 0 501 501" draw:points="0,501 501,501 501,0 0,0">
            <text:p/>
          </draw:polygon>
          <draw:frame draw:style-name="gr9" draw:text-style-name="P4" draw:layer="controls" svg:width="0.5cm" svg:height="0.5cm" svg:x="14.243cm" svg:y="8.603cm">
            <draw:text-box>
              <text:p text:style-name="P3"><text:span text:style-name="T1">20</text:span></text:p>
            </draw:text-box>
          </draw:frame>
        </draw:g>
        <draw:g>
          <draw:polygon draw:style-name="gr1" draw:text-style-name="P7" draw:layer="controls" svg:width="0.5cm" svg:height="0.5cm" svg:x="14.743cm" svg:y="8.603cm" svg:viewBox="0 0 501 501" draw:points="0,501 501,501 501,0 0,0">
            <text:p/>
          </draw:polygon>
          <draw:frame draw:style-name="gr9" draw:text-style-name="P4" draw:layer="controls" svg:width="0.5cm" svg:height="0.5cm" svg:x="14.743cm" svg:y="8.603cm">
            <draw:text-box>
              <text:p text:style-name="P3"><text:span text:style-name="T1">21</text:span></text:p>
            </draw:text-box>
          </draw:frame>
        </draw:g>
        <draw:frame draw:style-name="gr9" draw:text-style-name="P4" draw:layer="controls" svg:width="0.5cm" svg:height="0.5cm" svg:x="0.742cm" svg:y="8.1cm">
          <draw:text-box>
            <text:p text:style-name="P3"><text:span text:style-name="T1">D</text:span></text:p>
          </draw:text-box>
        </draw:frame>
        <draw:g>
          <draw:path draw:style-name="gr13" draw:text-style-name="P7" draw:layer="controls" svg:width="0.2cm" svg:height="0.1cm" svg:x="0.899cm" svg:y="8.803cm" svg:viewBox="0 0 201 101" svg:d="M0 0c0 19 4 34 13 51 10 16 21 27 37 36 16 10 32 14 50 14h1c18 0 34-4 50-14 16-9 27-20 37-36 9-17 13-32 13-51">
            <text:p/>
          </draw:path>
          <draw:line draw:style-name="gr13" draw:text-style-name="P7" draw:layer="controls" svg:x1="0.999cm" svg:y1="9.002cm" svg:x2="0.999cm" svg:y2="8.823cm">
            <text:p/>
          </draw:line>
        </draw:g>
        <draw:frame draw:style-name="gr14" draw:text-style-name="P14" draw:layer="controls" svg:width="0.75cm" svg:height="0.926cm" svg:x="15.3cm" svg:y="7.885cm">
          <draw:text-box>
            <text:p text:style-name="P13"><text:span text:style-name="T5">iCSA</text:span><text:span text:style-name="T4"> </text:span></text:p>
            <text:p text:style-name="P13"><text:span text:style-name="T4">built</text:span></text:p>
            <text:p text:style-name="P13"><text:span text:style-name="T4"><text:s/></text:span><text:span text:style-name="T4">on S</text:span></text:p>
          </draw:text-box>
        </draw:frame>
        <draw:g>
          <draw:polygon draw:style-name="gr15" draw:text-style-name="P15" draw:layer="controls" svg:width="0.5cm" svg:height="0.5cm" svg:x="1.239cm" svg:y="10.005cm" svg:viewBox="0 0 501 501" draw:points="0,501 501,501 501,0 0,0">
            <text:p/>
          </draw:polygon>
          <draw:frame draw:style-name="gr16" draw:text-style-name="P16" draw:layer="controls" svg:width="0.5cm" svg:height="0.5cm" svg:x="1.239cm" svg:y="10.005cm">
            <draw:text-box>
              <text:p text:style-name="P3"><text:span text:style-name="T1">$</text:span></text:p>
            </draw:text-box>
          </draw:frame>
        </draw:g>
        <draw:g>
          <draw:polygon draw:style-name="gr15" draw:text-style-name="P15" draw:layer="controls" svg:width="0.5cm" svg:height="0.5cm" svg:x="1.739cm" svg:y="10.005cm" svg:viewBox="0 0 501 501" draw:points="0,501 501,501 501,0 0,0">
            <text:p/>
          </draw:polygon>
          <draw:frame draw:style-name="gr16" draw:text-style-name="P16" draw:layer="controls" svg:width="0.5cm" svg:height="0.5cm" svg:x="1.739cm" svg:y="10.005cm">
            <draw:text-box>
              <text:p text:style-name="P3"><text:span text:style-name="T1">1</text:span></text:p>
            </draw:text-box>
          </draw:frame>
        </draw:g>
        <draw:g>
          <draw:polygon draw:style-name="gr15" draw:text-style-name="P15" draw:layer="controls" svg:width="0.5cm" svg:height="0.5cm" svg:x="2.239cm" svg:y="10.005cm" svg:viewBox="0 0 501 501" draw:points="0,501 501,501 501,0 0,0">
            <text:p/>
          </draw:polygon>
          <draw:frame draw:style-name="gr16" draw:text-style-name="P16" draw:layer="controls" svg:width="0.5cm" svg:height="0.5cm" svg:x="2.239cm" svg:y="10.005cm">
            <draw:text-box>
              <text:p text:style-name="P3"><text:span text:style-name="T1">2</text:span></text:p>
            </draw:text-box>
          </draw:frame>
        </draw:g>
        <draw:g>
          <draw:polygon draw:style-name="gr15" draw:text-style-name="P15" draw:layer="controls" svg:width="0.5cm" svg:height="0.5cm" svg:x="2.739cm" svg:y="10.005cm" svg:viewBox="0 0 501 501" draw:points="0,501 501,501 501,0 0,0">
            <text:p/>
          </draw:polygon>
          <draw:frame draw:style-name="gr16" draw:text-style-name="P16" draw:layer="controls" svg:width="0.5cm" svg:height="0.5cm" svg:x="2.739cm" svg:y="10.005cm">
            <draw:text-box>
              <text:p text:style-name="P3"><text:span text:style-name="T1">3</text:span></text:p>
            </draw:text-box>
          </draw:frame>
        </draw:g>
        <draw:g>
          <draw:polygon draw:style-name="gr15" draw:text-style-name="P15" draw:layer="controls" svg:width="0.5cm" svg:height="0.5cm" svg:x="3.239cm" svg:y="10.005cm" svg:viewBox="0 0 501 501" draw:points="0,501 501,501 501,0 0,0">
            <text:p/>
          </draw:polygon>
          <draw:frame draw:style-name="gr16" draw:text-style-name="P16" draw:layer="controls" svg:width="0.5cm" svg:height="0.5cm" svg:x="3.239cm" svg:y="10.005cm">
            <draw:text-box>
              <text:p text:style-name="P3"><text:span text:style-name="T1">4</text:span></text:p>
            </draw:text-box>
          </draw:frame>
        </draw:g>
        <draw:g>
          <draw:polygon draw:style-name="gr15" draw:text-style-name="P15" draw:layer="controls" svg:width="0.5cm" svg:height="0.5cm" svg:x="3.739cm" svg:y="10.005cm" svg:viewBox="0 0 501 501" draw:points="0,501 501,501 501,0 0,0">
            <text:p/>
          </draw:polygon>
          <draw:frame draw:style-name="gr16" draw:text-style-name="P16" draw:layer="controls" svg:width="0.5cm" svg:height="0.5cm" svg:x="3.739cm" svg:y="10.005cm">
            <draw:text-box>
              <text:p text:style-name="P3"><text:span text:style-name="T1">5</text:span></text:p>
            </draw:text-box>
          </draw:frame>
        </draw:g>
        <draw:g>
          <draw:polygon draw:style-name="gr15" draw:text-style-name="P15" draw:layer="controls" svg:width="0.5cm" svg:height="0.5cm" svg:x="4.239cm" svg:y="10.005cm" svg:viewBox="0 0 501 501" draw:points="0,501 501,501 501,0 0,0">
            <text:p/>
          </draw:polygon>
          <draw:frame draw:style-name="gr16" draw:text-style-name="P16" draw:layer="controls" svg:width="0.5cm" svg:height="0.5cm" svg:x="4.239cm" svg:y="10.005cm">
            <draw:text-box>
              <text:p text:style-name="P3"><text:span text:style-name="T1">6</text:span></text:p>
            </draw:text-box>
          </draw:frame>
        </draw:g>
        <draw:g>
          <draw:polygon draw:style-name="gr1" draw:text-style-name="P7" draw:layer="controls" svg:width="0.5cm" svg:height="0.5cm" svg:x="4.739cm" svg:y="10.005cm" svg:viewBox="0 0 501 501" draw:points="0,501 501,501 501,0 0,0">
            <text:p/>
          </draw:polygon>
          <draw:frame draw:style-name="gr9" draw:text-style-name="P4" draw:layer="controls" svg:width="0.5cm" svg:height="0.5cm" svg:x="4.739cm" svg:y="10.005cm">
            <draw:text-box>
              <text:p text:style-name="P3"><text:span text:style-name="T1">7</text:span></text:p>
            </draw:text-box>
          </draw:frame>
        </draw:g>
        <draw:g>
          <draw:polygon draw:style-name="gr1" draw:text-style-name="P7" draw:layer="controls" svg:width="0.5cm" svg:height="0.5cm" svg:x="5.239cm" svg:y="10.005cm" svg:viewBox="0 0 501 501" draw:points="0,501 501,501 501,0 0,0">
            <text:p/>
          </draw:polygon>
          <draw:frame draw:style-name="gr9" draw:text-style-name="P4" draw:layer="controls" svg:width="0.5cm" svg:height="0.5cm" svg:x="5.239cm" svg:y="10.005cm">
            <draw:text-box>
              <text:p text:style-name="P3"><text:span text:style-name="T1">8</text:span></text:p>
            </draw:text-box>
          </draw:frame>
        </draw:g>
        <draw:g>
          <draw:polygon draw:style-name="gr1" draw:text-style-name="P7" draw:layer="controls" svg:width="0.5cm" svg:height="0.5cm" svg:x="5.739cm" svg:y="10.005cm" svg:viewBox="0 0 501 501" draw:points="0,501 501,501 501,0 0,0">
            <text:p/>
          </draw:polygon>
          <draw:frame draw:style-name="gr9" draw:text-style-name="P4" draw:layer="controls" svg:width="0.5cm" svg:height="0.5cm" svg:x="5.739cm" svg:y="10.005cm">
            <draw:text-box>
              <text:p text:style-name="P3"><text:span text:style-name="T1">9</text:span></text:p>
            </draw:text-box>
          </draw:frame>
        </draw:g>
        <draw:g>
          <draw:polygon draw:style-name="gr1" draw:text-style-name="P7" draw:layer="controls" svg:width="0.5cm" svg:height="0.5cm" svg:x="6.239cm" svg:y="10.005cm" svg:viewBox="0 0 501 501" draw:points="0,501 501,501 501,0 0,0">
            <text:p/>
          </draw:polygon>
          <draw:frame draw:style-name="gr9" draw:text-style-name="P4" draw:layer="controls" svg:width="0.5cm" svg:height="0.5cm" svg:x="6.239cm" svg:y="10.005cm">
            <draw:text-box>
              <text:p text:style-name="P3"><text:span text:style-name="T1">10</text:span></text:p>
            </draw:text-box>
          </draw:frame>
        </draw:g>
        <draw:path draw:style-name="gr17" draw:text-style-name="P7" draw:layer="controls" svg:width="0.499cm" svg:height="0.499cm" svg:x="1.246cm" svg:y="10.011cm" svg:viewBox="0 0 500 500" svg:d="M500 250c0 46-10 85-33 125-24 40-52 68-92 92-40 23-79 33-125 33s-85-10-125-33c-40-24-68-52-92-92-23-40-33-79-33-125s10-85 33-125c24-40 52-68 92-92 40-22 78-33 124-33h1c46 0 85 10 125 33 40 24 68 52 92 92 23 40 33 79 33 125z">
          <text:p/>
        </draw:path>
        <draw:path draw:style-name="gr17" draw:text-style-name="P7" draw:layer="controls" svg:width="0.499cm" svg:height="0.499cm" svg:x="1.722cm" svg:y="10.014cm" svg:viewBox="0 0 500 500" svg:d="M500 250c0 46-10 85-33 125-24 40-52 68-92 92-40 23-79 33-125 33s-85-10-125-33c-40-24-68-52-92-92-23-40-33-79-33-125s10-85 33-125c24-40 52-68 92-92 40-22 78-33 124-33h1c46 0 85 10 125 33 40 24 68 52 92 92 23 40 33 79 33 125z">
          <text:p/>
        </draw:path>
        <draw:path draw:style-name="gr17" draw:text-style-name="P7" draw:layer="controls" svg:width="0.499cm" svg:height="0.499cm" svg:x="4.746cm" svg:y="10.014cm" svg:viewBox="0 0 500 500" svg:d="M500 250c0 46-10 85-33 125-24 40-52 68-92 92-40 23-79 33-125 33s-85-10-125-33c-40-24-68-52-92-92-23-40-33-79-33-125s10-85 33-125c24-40 52-68 92-92 40-22 78-33 124-33h1c46 0 85 10 125 33 40 24 68 52 92 92 23 40 33 79 33 125z">
          <text:p/>
        </draw:path>
        <draw:frame draw:style-name="gr9" draw:text-style-name="P4" draw:layer="controls" svg:width="0.5cm" svg:height="0.5cm" svg:x="0.742cm" svg:y="10cm">
          <draw:text-box>
            <text:p text:style-name="P3"><text:span text:style-name="T1">V</text:span></text:p>
          </draw:text-box>
        </draw:frame>
        <draw:frame draw:style-name="gr10" draw:text-style-name="P4" draw:layer="controls" svg:width="0.5cm" svg:height="0.356cm" svg:x="1.242cm" svg:y="9.699cm">
          <draw:text-box>
            <text:p text:style-name="P3"><text:span text:style-name="T4">1</text:span></text:p>
          </draw:text-box>
        </draw:frame>
        <draw:frame draw:style-name="gr10" draw:text-style-name="P4" draw:layer="controls" svg:width="0.5cm" svg:height="0.356cm" svg:x="1.742cm" svg:y="9.699cm">
          <draw:text-box>
            <text:p text:style-name="P3"><text:span text:style-name="T4">2</text:span></text:p>
          </draw:text-box>
        </draw:frame>
        <draw:frame draw:style-name="gr10" draw:text-style-name="P4" draw:layer="controls" svg:width="0.5cm" svg:height="0.356cm" svg:x="2.242cm" svg:y="9.699cm">
          <draw:text-box>
            <text:p text:style-name="P3"><text:span text:style-name="T4">3</text:span></text:p>
          </draw:text-box>
        </draw:frame>
        <draw:frame draw:style-name="gr10" draw:text-style-name="P4" draw:layer="controls" svg:width="0.5cm" svg:height="0.356cm" svg:x="2.742cm" svg:y="9.699cm">
          <draw:text-box>
            <text:p text:style-name="P3"><text:span text:style-name="T4">4</text:span></text:p>
          </draw:text-box>
        </draw:frame>
        <draw:frame draw:style-name="gr10" draw:text-style-name="P4" draw:layer="controls" svg:width="0.5cm" svg:height="0.356cm" svg:x="3.242cm" svg:y="9.699cm">
          <draw:text-box>
            <text:p text:style-name="P3"><text:span text:style-name="T4">5</text:span></text:p>
          </draw:text-box>
        </draw:frame>
        <draw:frame draw:style-name="gr10" draw:text-style-name="P4" draw:layer="controls" svg:width="0.5cm" svg:height="0.356cm" svg:x="3.742cm" svg:y="9.699cm">
          <draw:text-box>
            <text:p text:style-name="P3"><text:span text:style-name="T4">6</text:span></text:p>
          </draw:text-box>
        </draw:frame>
        <draw:frame draw:style-name="gr10" draw:text-style-name="P4" draw:layer="controls" svg:width="0.5cm" svg:height="0.356cm" svg:x="4.242cm" svg:y="9.699cm">
          <draw:text-box>
            <text:p text:style-name="P3"><text:span text:style-name="T4">7</text:span></text:p>
          </draw:text-box>
        </draw:frame>
        <draw:frame draw:style-name="gr10" draw:text-style-name="P4" draw:layer="controls" svg:width="0.5cm" svg:height="0.356cm" svg:x="4.742cm" svg:y="9.699cm">
          <draw:text-box>
            <text:p text:style-name="P3"><text:span text:style-name="T4">8</text:span></text:p>
          </draw:text-box>
        </draw:frame>
        <draw:frame draw:style-name="gr10" draw:text-style-name="P4" draw:layer="controls" svg:width="0.5cm" svg:height="0.356cm" svg:x="5.242cm" svg:y="9.699cm">
          <draw:text-box>
            <text:p text:style-name="P3"><text:span text:style-name="T4">9</text:span></text:p>
          </draw:text-box>
        </draw:frame>
        <draw:frame draw:style-name="gr10" draw:text-style-name="P4" draw:layer="controls" svg:width="0.5cm" svg:height="0.356cm" svg:x="5.742cm" svg:y="9.699cm">
          <draw:text-box draw:corner-radius="0.658cm">
            <text:p text:style-name="P3"><text:span text:style-name="T4">10</text:span></text:p>
          </draw:text-box>
        </draw:frame>
        <draw:frame draw:style-name="gr10" draw:text-style-name="P4" draw:layer="controls" svg:width="0.5cm" svg:height="0.356cm" svg:x="6.242cm" svg:y="9.7cm">
          <draw:text-box draw:corner-radius="0.658cm">
            <text:p text:style-name="P3"><text:span text:style-name="T4">11</text:span></text:p>
          </draw:text-box>
        </draw:frame>
        <draw:polygon draw:style-name="gr1" draw:text-style-name="P17" draw:layer="controls" svg:width="0.5cm" svg:height="0.693cm" svg:x="14.757cm" svg:y="4.943cm" svg:viewBox="0 0 501 694" draw:points="0,694 501,694 501,0 0,0">
          <text:p/>
        </draw:polygon>
        <draw:frame draw:style-name="gr18" draw:text-style-name="P18" draw:layer="controls" svg:width="0.5cm" svg:height="0.731cm" svg:x="14.757cm" svg:y="4.923cm">
          <draw:text-box>
            <text:p text:style-name="P3"><text:span text:style-name="T6">08:00</text:span></text:p>
          </draw:text-box>
        </draw:frame>
        <draw:polygon draw:style-name="gr1" draw:text-style-name="P19" draw:layer="controls" svg:width="0.5cm" svg:height="0.693cm" svg:x="1.253cm" svg:y="4.941cm" svg:viewBox="0 0 501 694" draw:points="0,694 501,694 501,0 0,0">
          <text:p/>
        </draw:polygon>
        <draw:frame draw:style-name="gr3" draw:text-style-name="P4" draw:layer="controls" svg:width="0.5cm" svg:height="1.421cm" svg:x="1.253cm" svg:y="4.577cm">
          <draw:text-box>
            <text:p text:style-name="P3"><text:span text:style-name="T1">08:</text:span></text:p>
            <text:p text:style-name="P3"><text:span text:style-name="T1">00</text:span></text:p>
          </draw:text-box>
        </draw:frame>
        <draw:polygon draw:style-name="gr1" draw:text-style-name="P19" draw:layer="controls" svg:width="0.5cm" svg:height="0.693cm" svg:x="1.753cm" svg:y="4.941cm" svg:viewBox="0 0 501 694" draw:points="0,694 501,694 501,0 0,0">
          <text:p/>
        </draw:polygon>
        <draw:frame draw:style-name="gr3" draw:text-style-name="P4" draw:layer="controls" svg:width="0.5cm" svg:height="1.421cm" svg:x="1.753cm" svg:y="4.577cm">
          <draw:text-box>
            <text:p text:style-name="P3"><text:span text:style-name="T1">08:</text:span></text:p>
            <text:p text:style-name="P3"><text:span text:style-name="T1">15</text:span></text:p>
          </draw:text-box>
        </draw:frame>
        <draw:polygon draw:style-name="gr1" draw:text-style-name="P19" draw:layer="controls" svg:width="0.5cm" svg:height="0.693cm" svg:x="2.253cm" svg:y="4.941cm" svg:viewBox="0 0 501 694" draw:points="0,694 501,694 501,0 0,0">
          <text:p/>
        </draw:polygon>
        <draw:frame draw:style-name="gr3" draw:text-style-name="P4" draw:layer="controls" svg:width="0.5cm" svg:height="1.421cm" svg:x="2.253cm" svg:y="4.577cm">
          <draw:text-box>
            <text:p text:style-name="P3"><text:span text:style-name="T1">08:</text:span></text:p>
            <text:p text:style-name="P3"><text:span text:style-name="T1">25</text:span></text:p>
          </draw:text-box>
        </draw:frame>
        <draw:polygon draw:style-name="gr1" draw:text-style-name="P19" draw:layer="controls" svg:width="0.5cm" svg:height="0.693cm" svg:x="2.753cm" svg:y="4.941cm" svg:viewBox="0 0 501 694" draw:points="0,694 501,694 501,0 0,0">
          <text:p/>
        </draw:polygon>
        <draw:frame draw:style-name="gr19" draw:text-style-name="P20" draw:layer="controls" svg:width="0.5cm" svg:height="0.731cm" svg:x="2.753cm" svg:y="4.922cm">
          <draw:text-box>
            <text:p text:style-name="P3"><text:span text:style-name="T7">08:00</text:span></text:p>
          </draw:text-box>
        </draw:frame>
        <draw:polygon draw:style-name="gr1" draw:text-style-name="P19" draw:layer="controls" svg:width="0.5cm" svg:height="0.693cm" svg:x="3.253cm" svg:y="4.941cm" svg:viewBox="0 0 501 694" draw:points="0,694 501,694 501,0 0,0">
          <text:p/>
        </draw:polygon>
        <draw:frame draw:style-name="gr3" draw:text-style-name="P4" draw:layer="controls" svg:width="0.5cm" svg:height="1.421cm" svg:x="3.253cm" svg:y="4.577cm">
          <draw:text-box>
            <text:p text:style-name="P3"><text:span text:style-name="T1">08:</text:span></text:p>
            <text:p text:style-name="P3"><text:span text:style-name="T1">25</text:span></text:p>
          </draw:text-box>
        </draw:frame>
        <draw:polygon draw:style-name="gr1" draw:text-style-name="P19" draw:layer="controls" svg:width="0.5cm" svg:height="0.693cm" svg:x="3.753cm" svg:y="4.941cm" svg:viewBox="0 0 501 694" draw:points="0,694 501,694 501,0 0,0">
          <text:p/>
        </draw:polygon>
        <draw:frame draw:style-name="gr3" draw:text-style-name="P4" draw:layer="controls" svg:width="0.5cm" svg:height="1.421cm" svg:x="3.753cm" svg:y="4.577cm">
          <draw:text-box>
            <text:p text:style-name="P3"><text:span text:style-name="T1">08:</text:span></text:p>
            <text:p text:style-name="P3"><text:span text:style-name="T1">35</text:span></text:p>
          </draw:text-box>
        </draw:frame>
        <draw:polygon draw:style-name="gr1" draw:text-style-name="P19" draw:layer="controls" svg:width="0.5cm" svg:height="0.693cm" svg:x="4.253cm" svg:y="4.941cm" svg:viewBox="0 0 501 694" draw:points="0,694 501,694 501,0 0,0">
          <text:p/>
        </draw:polygon>
        <draw:frame draw:style-name="gr3" draw:text-style-name="P4" draw:layer="controls" svg:width="0.5cm" svg:height="1.421cm" svg:x="4.253cm" svg:y="4.577cm">
          <draw:text-box>
            <text:p text:style-name="P3"><text:span text:style-name="T1">08:</text:span></text:p>
            <text:p text:style-name="P3"><text:span text:style-name="T1">40</text:span></text:p>
          </draw:text-box>
        </draw:frame>
        <draw:polygon draw:style-name="gr1" draw:text-style-name="P19" draw:layer="controls" svg:width="0.5cm" svg:height="0.693cm" svg:x="4.753cm" svg:y="4.941cm" svg:viewBox="0 0 501 694" draw:points="0,694 501,694 501,0 0,0">
          <text:p/>
        </draw:polygon>
        <draw:frame draw:style-name="gr19" draw:text-style-name="P20" draw:layer="controls" svg:width="0.5cm" svg:height="0.731cm" svg:x="4.753cm" svg:y="4.922cm">
          <draw:text-box>
            <text:p text:style-name="P3"><text:span text:style-name="T7">08:25</text:span></text:p>
          </draw:text-box>
        </draw:frame>
        <draw:polygon draw:style-name="gr1" draw:text-style-name="P19" draw:layer="controls" svg:width="0.5cm" svg:height="0.693cm" svg:x="5.253cm" svg:y="4.941cm" svg:viewBox="0 0 501 694" draw:points="0,694 501,694 501,0 0,0">
          <text:p/>
        </draw:polygon>
        <draw:frame draw:style-name="gr3" draw:text-style-name="P4" draw:layer="controls" svg:width="0.5cm" svg:height="1.421cm" svg:x="5.253cm" svg:y="4.577cm">
          <draw:text-box>
            <text:p text:style-name="P3"><text:span text:style-name="T1">08:</text:span></text:p>
            <text:p text:style-name="P3"><text:span text:style-name="T1">50</text:span></text:p>
          </draw:text-box>
        </draw:frame>
        <draw:polygon draw:style-name="gr1" draw:text-style-name="P19" draw:layer="controls" svg:width="0.5cm" svg:height="0.693cm" svg:x="5.753cm" svg:y="4.941cm" svg:viewBox="0 0 501 694" draw:points="0,694 501,694 501,0 0,0">
          <text:p/>
        </draw:polygon>
        <draw:frame draw:style-name="gr3" draw:text-style-name="P4" draw:layer="controls" svg:width="0.5cm" svg:height="1.421cm" svg:x="5.753cm" svg:y="4.577cm">
          <draw:text-box>
            <text:p text:style-name="P3"><text:span text:style-name="T1">09:</text:span></text:p>
            <text:p text:style-name="P3"><text:span text:style-name="T1">05</text:span></text:p>
          </draw:text-box>
        </draw:frame>
        <draw:polygon draw:style-name="gr1" draw:text-style-name="P19" draw:layer="controls" svg:width="0.5cm" svg:height="0.693cm" svg:x="6.253cm" svg:y="4.941cm" svg:viewBox="0 0 501 694" draw:points="0,694 501,694 501,0 0,0">
          <text:p/>
        </draw:polygon>
        <draw:frame draw:style-name="gr20" draw:text-style-name="P4" draw:layer="controls" svg:width="0.5cm" svg:height="1.214cm" svg:x="6.253cm" svg:y="4.675cm">
          <draw:text-box>
            <text:p text:style-name="P3"><text:span text:style-name="T1">09:</text:span></text:p>
            <text:p text:style-name="P3"><text:span text:style-name="T1">10</text:span></text:p>
          </draw:text-box>
        </draw:frame>
        <draw:polygon draw:style-name="gr1" draw:text-style-name="P19" draw:layer="controls" svg:width="0.5cm" svg:height="0.693cm" svg:x="6.753cm" svg:y="4.941cm" svg:viewBox="0 0 501 694" draw:points="0,694 501,694 501,0 0,0">
          <text:p/>
        </draw:polygon>
        <draw:frame draw:style-name="gr20" draw:text-style-name="P4" draw:layer="controls" svg:width="0.5cm" svg:height="1.214cm" svg:x="6.753cm" svg:y="4.682cm">
          <draw:text-box>
            <text:p text:style-name="P3"><text:span text:style-name="T1">09:</text:span></text:p>
            <text:p text:style-name="P3"><text:span text:style-name="T1">15</text:span></text:p>
          </draw:text-box>
        </draw:frame>
        <draw:polygon draw:style-name="gr1" draw:text-style-name="P19" draw:layer="controls" svg:width="0.5cm" svg:height="0.693cm" svg:x="7.253cm" svg:y="4.941cm" svg:viewBox="0 0 501 694" draw:points="0,694 501,694 501,0 0,0">
          <text:p/>
        </draw:polygon>
        <draw:frame draw:style-name="gr19" draw:text-style-name="P20" draw:layer="controls" svg:width="0.5cm" svg:height="0.731cm" svg:x="7.253cm" svg:y="4.922cm">
          <draw:text-box>
            <text:p text:style-name="P3"><text:span text:style-name="T7">08:50</text:span></text:p>
          </draw:text-box>
        </draw:frame>
        <draw:polygon draw:style-name="gr1" draw:text-style-name="P19" draw:layer="controls" svg:width="0.5cm" svg:height="0.693cm" svg:x="7.753cm" svg:y="4.941cm" svg:viewBox="0 0 501 694" draw:points="0,694 501,694 501,0 0,0">
          <text:p/>
        </draw:polygon>
        <draw:frame draw:style-name="gr3" draw:text-style-name="P4" draw:layer="controls" svg:width="0.5cm" svg:height="1.421cm" svg:x="7.753cm" svg:y="4.577cm">
          <draw:text-box>
            <text:p text:style-name="P3"><text:span text:style-name="T1">08:</text:span></text:p>
            <text:p text:style-name="P3"><text:span text:style-name="T1">10</text:span></text:p>
          </draw:text-box>
        </draw:frame>
        <draw:polygon draw:style-name="gr1" draw:text-style-name="P19" draw:layer="controls" svg:width="0.5cm" svg:height="0.693cm" svg:x="8.253cm" svg:y="4.941cm" svg:viewBox="0 0 501 694" draw:points="0,694 501,694 501,0 0,0">
          <text:p/>
        </draw:polygon>
        <draw:frame draw:style-name="gr3" draw:text-style-name="P4" draw:layer="controls" svg:width="0.5cm" svg:height="1.421cm" svg:x="8.253cm" svg:y="4.577cm">
          <draw:text-box>
            <text:p text:style-name="P3"><text:span text:style-name="T1">08:</text:span></text:p>
            <text:p text:style-name="P3"><text:span text:style-name="T1">20</text:span></text:p>
          </draw:text-box>
        </draw:frame>
        <draw:polygon draw:style-name="gr1" draw:text-style-name="P19" draw:layer="controls" svg:width="0.5cm" svg:height="0.693cm" svg:x="8.753cm" svg:y="4.941cm" svg:viewBox="0 0 501 694" draw:points="0,694 501,694 501,0 0,0">
          <text:p/>
        </draw:polygon>
        <draw:polygon draw:style-name="gr1" draw:text-style-name="P19" draw:layer="controls" svg:width="0.5cm" svg:height="0.693cm" svg:x="9.253cm" svg:y="4.941cm" svg:viewBox="0 0 501 694" draw:points="0,694 501,694 501,0 0,0">
          <text:p/>
        </draw:polygon>
        <draw:frame draw:style-name="gr3" draw:text-style-name="P4" draw:layer="controls" svg:width="0.5cm" svg:height="1.421cm" svg:x="9.253cm" svg:y="4.577cm">
          <draw:text-box>
            <text:p text:style-name="P3"><text:span text:style-name="T1">08:</text:span></text:p>
            <text:p text:style-name="P3"><text:span text:style-name="T1">40</text:span></text:p>
          </draw:text-box>
        </draw:frame>
        <draw:polygon draw:style-name="gr1" draw:text-style-name="P19" draw:layer="controls" svg:width="0.5cm" svg:height="0.693cm" svg:x="9.753cm" svg:y="4.941cm" svg:viewBox="0 0 501 694" draw:points="0,694 501,694 501,0 0,0">
          <text:p/>
        </draw:polygon>
        <draw:frame draw:style-name="gr3" draw:text-style-name="P4" draw:layer="controls" svg:width="0.5cm" svg:height="1.421cm" svg:x="9.753cm" svg:y="4.577cm">
          <draw:text-box>
            <text:p text:style-name="P3"><text:span text:style-name="T1">08:</text:span></text:p>
            <text:p text:style-name="P3"><text:span text:style-name="T1">50</text:span></text:p>
          </draw:text-box>
        </draw:frame>
        <draw:frame draw:style-name="gr21" draw:text-style-name="P4" draw:layer="controls" svg:width="0.5cm" svg:height="0.385cm" svg:x="1.253cm" svg:y="4.645cm">
          <draw:text-box>
            <text:p text:style-name="P3"><text:span text:style-name="T4">1</text:span></text:p>
          </draw:text-box>
        </draw:frame>
        <draw:frame draw:style-name="gr21" draw:text-style-name="P4" draw:layer="controls" svg:width="0.5cm" svg:height="0.385cm" svg:x="1.753cm" svg:y="4.645cm">
          <draw:text-box>
            <text:p text:style-name="P3"><text:span text:style-name="T4">2</text:span></text:p>
          </draw:text-box>
        </draw:frame>
        <draw:frame draw:style-name="gr21" draw:text-style-name="P4" draw:layer="controls" svg:width="0.5cm" svg:height="0.385cm" svg:x="2.253cm" svg:y="4.645cm">
          <draw:text-box>
            <text:p text:style-name="P3"><text:span text:style-name="T4">3</text:span></text:p>
          </draw:text-box>
        </draw:frame>
        <draw:frame draw:style-name="gr21" draw:text-style-name="P4" draw:layer="controls" svg:width="0.5cm" svg:height="0.385cm" svg:x="3.253cm" svg:y="4.645cm">
          <draw:text-box>
            <text:p text:style-name="P3"><text:span text:style-name="T4">5</text:span></text:p>
          </draw:text-box>
        </draw:frame>
        <draw:frame draw:style-name="gr21" draw:text-style-name="P4" draw:layer="controls" svg:width="0.5cm" svg:height="0.385cm" svg:x="3.753cm" svg:y="4.645cm">
          <draw:text-box>
            <text:p text:style-name="P3"><text:span text:style-name="T4">6</text:span></text:p>
          </draw:text-box>
        </draw:frame>
        <draw:frame draw:style-name="gr21" draw:text-style-name="P4" draw:layer="controls" svg:width="0.5cm" svg:height="0.385cm" svg:x="4.253cm" svg:y="4.645cm">
          <draw:text-box>
            <text:p text:style-name="P3"><text:span text:style-name="T4">7</text:span></text:p>
          </draw:text-box>
        </draw:frame>
        <draw:frame draw:style-name="gr21" draw:text-style-name="P4" draw:layer="controls" svg:width="0.5cm" svg:height="0.385cm" svg:x="4.753cm" svg:y="4.645cm">
          <draw:text-box>
            <text:p text:style-name="P3"><text:span text:style-name="T4">8</text:span></text:p>
          </draw:text-box>
        </draw:frame>
        <draw:frame draw:style-name="gr21" draw:text-style-name="P4" draw:layer="controls" svg:width="0.5cm" svg:height="0.385cm" svg:x="5.253cm" svg:y="4.645cm">
          <draw:text-box>
            <text:p text:style-name="P3"><text:span text:style-name="T4">9</text:span></text:p>
          </draw:text-box>
        </draw:frame>
        <draw:frame draw:style-name="gr21" draw:text-style-name="P4" draw:layer="controls" svg:width="0.5cm" svg:height="0.385cm" svg:x="5.753cm" svg:y="4.645cm">
          <draw:text-box>
            <text:p text:style-name="P3"><text:span text:style-name="T4">10</text:span></text:p>
          </draw:text-box>
        </draw:frame>
        <draw:frame draw:style-name="gr21" draw:text-style-name="P4" draw:layer="controls" svg:width="0.5cm" svg:height="0.385cm" svg:x="6.253cm" svg:y="4.645cm">
          <draw:text-box>
            <text:p text:style-name="P3"><text:span text:style-name="T4">11</text:span></text:p>
          </draw:text-box>
        </draw:frame>
        <draw:frame draw:style-name="gr21" draw:text-style-name="P4" draw:layer="controls" svg:width="0.5cm" svg:height="0.385cm" svg:x="6.753cm" svg:y="4.645cm">
          <draw:text-box>
            <text:p text:style-name="P3"><text:span text:style-name="T4">12</text:span></text:p>
          </draw:text-box>
        </draw:frame>
        <draw:frame draw:style-name="gr21" draw:text-style-name="P4" draw:layer="controls" svg:width="0.5cm" svg:height="0.385cm" svg:x="7.253cm" svg:y="4.645cm">
          <draw:text-box>
            <text:p text:style-name="P3"><text:span text:style-name="T4">13</text:span></text:p>
          </draw:text-box>
        </draw:frame>
        <draw:frame draw:style-name="gr21" draw:text-style-name="P4" draw:layer="controls" svg:width="0.5cm" svg:height="0.385cm" svg:x="7.753cm" svg:y="4.645cm">
          <draw:text-box>
            <text:p text:style-name="P3"><text:span text:style-name="T4">14</text:span></text:p>
          </draw:text-box>
        </draw:frame>
        <draw:frame draw:style-name="gr21" draw:text-style-name="P4" draw:layer="controls" svg:width="0.5cm" svg:height="0.385cm" svg:x="8.253cm" svg:y="4.645cm">
          <draw:text-box>
            <text:p text:style-name="P3"><text:span text:style-name="T4">15</text:span></text:p>
          </draw:text-box>
        </draw:frame>
        <draw:frame draw:style-name="gr21" draw:text-style-name="P4" draw:layer="controls" svg:width="0.5cm" svg:height="0.385cm" svg:x="8.753cm" svg:y="4.645cm">
          <draw:text-box>
            <text:p text:style-name="P3"><text:span text:style-name="T4">16</text:span></text:p>
          </draw:text-box>
        </draw:frame>
        <draw:frame draw:style-name="gr21" draw:text-style-name="P4" draw:layer="controls" svg:width="0.5cm" svg:height="0.385cm" svg:x="9.253cm" svg:y="4.645cm">
          <draw:text-box>
            <text:p text:style-name="P3"><text:span text:style-name="T4">17</text:span></text:p>
          </draw:text-box>
        </draw:frame>
        <draw:frame draw:style-name="gr21" draw:text-style-name="P4" draw:layer="controls" svg:width="0.5cm" svg:height="0.385cm" svg:x="9.753cm" svg:y="4.645cm">
          <draw:text-box>
            <text:p text:style-name="P3"><text:span text:style-name="T4">18</text:span></text:p>
          </draw:text-box>
        </draw:frame>
        <draw:frame draw:style-name="gr21" draw:text-style-name="P4" draw:layer="controls" svg:width="0.5cm" svg:height="0.385cm" svg:x="10.253cm" svg:y="4.645cm">
          <draw:text-box>
            <text:p text:style-name="P3"><text:span text:style-name="T4">19</text:span></text:p>
          </draw:text-box>
        </draw:frame>
        <draw:frame draw:style-name="gr22" draw:text-style-name="P21" draw:layer="controls" svg:width="1.053cm" svg:height="0.894cm" svg:x="0.247cm" svg:y="4.8cm">
          <draw:text-box>
            <text:p text:style-name="P3"><text:span text:style-name="T8">Time</text:span></text:p>
          </draw:text-box>
        </draw:frame>
        <draw:polygon draw:style-name="gr1" draw:text-style-name="P19" draw:layer="controls" svg:width="0.5cm" svg:height="0.693cm" svg:x="10.253cm" svg:y="4.943cm" svg:viewBox="0 0 501 694" draw:points="0,694 501,694 501,0 0,0">
          <text:p/>
        </draw:polygon>
        <draw:frame draw:style-name="gr19" draw:text-style-name="P20" draw:layer="controls" svg:width="0.5cm" svg:height="0.731cm" svg:x="10.253cm" svg:y="4.923cm">
          <draw:text-box>
            <text:p text:style-name="P3"><text:span text:style-name="T7">08:10</text:span></text:p>
          </draw:text-box>
        </draw:frame>
        <draw:polygon draw:style-name="gr1" draw:text-style-name="P19" draw:layer="controls" svg:width="0.5cm" svg:height="0.693cm" svg:x="10.753cm" svg:y="4.943cm" svg:viewBox="0 0 501 694" draw:points="0,694 501,694 501,0 0,0">
          <text:p/>
        </draw:polygon>
        <draw:frame draw:style-name="gr3" draw:text-style-name="P4" draw:layer="controls" svg:width="0.5cm" svg:height="1.421cm" svg:x="10.8cm" svg:y="4.6cm">
          <draw:text-box>
            <text:p text:style-name="P3"><text:span text:style-name="T1">08:45</text:span></text:p>
          </draw:text-box>
        </draw:frame>
        <draw:polygon draw:style-name="gr1" draw:text-style-name="P19" draw:layer="controls" svg:width="0.5cm" svg:height="0.693cm" svg:x="11.253cm" svg:y="4.943cm" svg:viewBox="0 0 501 694" draw:points="0,694 501,694 501,0 0,0">
          <text:p/>
        </draw:polygon>
        <draw:frame draw:style-name="gr3" draw:text-style-name="P4" draw:layer="controls" svg:width="0.5cm" svg:height="1.421cm" svg:x="11.3cm" svg:y="4.573cm">
          <draw:text-box>
            <text:p text:style-name="P3"><text:span text:style-name="T1">08:55</text:span></text:p>
          </draw:text-box>
        </draw:frame>
        <draw:polygon draw:style-name="gr1" draw:text-style-name="P19" draw:layer="controls" svg:width="0.5cm" svg:height="0.693cm" svg:x="11.753cm" svg:y="4.943cm" svg:viewBox="0 0 501 694" draw:points="0,694 501,694 501,0 0,0">
          <text:p/>
        </draw:polygon>
        <draw:frame draw:style-name="gr3" draw:text-style-name="P4" draw:layer="controls" svg:width="0.5cm" svg:height="1.421cm" svg:x="11.8cm" svg:y="4.579cm">
          <draw:text-box>
            <text:p text:style-name="P3"><text:span text:style-name="T1">09:</text:span></text:p>
            <text:p text:style-name="P3"><text:span text:style-name="T1">00</text:span></text:p>
          </draw:text-box>
        </draw:frame>
        <draw:polygon draw:style-name="gr1" draw:text-style-name="P19" draw:layer="controls" svg:width="0.5cm" svg:height="0.693cm" svg:x="12.253cm" svg:y="4.943cm" svg:viewBox="0 0 501 694" draw:points="0,694 501,694 501,0 0,0">
          <text:p/>
        </draw:polygon>
        <draw:frame draw:style-name="gr19" draw:text-style-name="P20" draw:layer="controls" svg:width="0.5cm" svg:height="0.731cm" svg:x="12.253cm" svg:y="4.923cm">
          <draw:text-box>
            <text:p text:style-name="P3"><text:span text:style-name="T7">08:45</text:span></text:p>
          </draw:text-box>
        </draw:frame>
        <draw:polygon draw:style-name="gr1" draw:text-style-name="P19" draw:layer="controls" svg:width="0.5cm" svg:height="0.693cm" svg:x="12.753cm" svg:y="4.943cm" svg:viewBox="0 0 501 694" draw:points="0,694 501,694 501,0 0,0">
          <text:p/>
        </draw:polygon>
        <draw:frame draw:style-name="gr3" draw:text-style-name="P4" draw:layer="controls" svg:width="0.5cm" svg:height="1.421cm" svg:x="12.753cm" svg:y="4.579cm">
          <draw:text-box>
            <text:p text:style-name="P3"><text:span text:style-name="T1">09:</text:span></text:p>
            <text:p text:style-name="P3"><text:span text:style-name="T1">00</text:span></text:p>
          </draw:text-box>
        </draw:frame>
        <draw:polygon draw:style-name="gr1" draw:text-style-name="P19" draw:layer="controls" svg:width="0.5cm" svg:height="0.693cm" svg:x="13.253cm" svg:y="4.943cm" svg:viewBox="0 0 501 694" draw:points="0,694 501,694 501,0 0,0">
          <text:p/>
        </draw:polygon>
        <draw:frame draw:style-name="gr3" draw:text-style-name="P4" draw:layer="controls" svg:width="0.5cm" svg:height="1.421cm" svg:x="13.253cm" svg:y="4.579cm">
          <draw:text-box>
            <text:p text:style-name="P3"><text:span text:style-name="T1">09:</text:span></text:p>
            <text:p text:style-name="P3"><text:span text:style-name="T1">10</text:span></text:p>
          </draw:text-box>
        </draw:frame>
        <draw:polygon draw:style-name="gr1" draw:text-style-name="P19" draw:layer="controls" svg:width="0.5cm" svg:height="0.693cm" svg:x="13.753cm" svg:y="4.943cm" svg:viewBox="0 0 501 694" draw:points="0,694 501,694 501,0 0,0">
          <text:p/>
        </draw:polygon>
        <draw:frame draw:style-name="gr3" draw:text-style-name="P4" draw:layer="controls" svg:width="0.5cm" svg:height="1.421cm" svg:x="13.753cm" svg:y="4.579cm">
          <draw:text-box>
            <text:p text:style-name="P3"><text:span text:style-name="T1">09:15</text:span></text:p>
          </draw:text-box>
        </draw:frame>
        <draw:polygon draw:style-name="gr23" draw:text-style-name="P22" draw:layer="controls" svg:width="0.5cm" svg:height="0.693cm" svg:x="14.253cm" svg:y="4.943cm" svg:viewBox="0 0 501 694" draw:points="0,694 501,694 501,0 0,0">
          <text:p/>
        </draw:polygon>
        <draw:frame draw:style-name="gr19" draw:text-style-name="P20" draw:layer="controls" svg:width="0.5cm" svg:height="0.731cm" svg:x="14.253cm" svg:y="4.923cm">
          <draw:text-box>
            <text:p text:style-name="P3"><text:span text:style-name="T7">09:00</text:span></text:p>
          </draw:text-box>
        </draw:frame>
        <draw:frame draw:style-name="gr24" draw:text-style-name="P4" draw:layer="controls" svg:width="0.5cm" svg:height="0.386cm" svg:x="10.753cm" svg:y="4.646cm">
          <draw:text-box>
            <text:p text:style-name="P3"><text:span text:style-name="T4">20</text:span></text:p>
          </draw:text-box>
        </draw:frame>
        <draw:frame draw:style-name="gr24" draw:text-style-name="P4" draw:layer="controls" svg:width="0.5cm" svg:height="0.386cm" svg:x="11.253cm" svg:y="4.646cm">
          <draw:text-box>
            <text:p text:style-name="P3"><text:span text:style-name="T4">21</text:span></text:p>
          </draw:text-box>
        </draw:frame>
        <draw:frame draw:style-name="gr24" draw:text-style-name="P4" draw:layer="controls" svg:width="0.5cm" svg:height="0.386cm" svg:x="11.753cm" svg:y="4.646cm">
          <draw:text-box>
            <text:p text:style-name="P3"><text:span text:style-name="T4">22</text:span></text:p>
          </draw:text-box>
        </draw:frame>
        <draw:frame draw:style-name="gr24" draw:text-style-name="P4" draw:layer="controls" svg:width="0.5cm" svg:height="0.386cm" svg:x="12.253cm" svg:y="4.646cm">
          <draw:text-box>
            <text:p text:style-name="P3"><text:span text:style-name="T4">23</text:span></text:p>
          </draw:text-box>
        </draw:frame>
        <draw:frame draw:style-name="gr24" draw:text-style-name="P4" draw:layer="controls" svg:width="0.5cm" svg:height="0.386cm" svg:x="12.753cm" svg:y="4.646cm">
          <draw:text-box>
            <text:p text:style-name="P3"><text:span text:style-name="T4">24</text:span></text:p>
          </draw:text-box>
        </draw:frame>
        <draw:frame draw:style-name="gr24" draw:text-style-name="P4" draw:layer="controls" svg:width="0.5cm" svg:height="0.386cm" svg:x="13.253cm" svg:y="4.646cm">
          <draw:text-box>
            <text:p text:style-name="P3"><text:span text:style-name="T4">25</text:span></text:p>
          </draw:text-box>
        </draw:frame>
        <draw:frame draw:style-name="gr24" draw:text-style-name="P4" draw:layer="controls" svg:width="0.5cm" svg:height="0.386cm" svg:x="13.753cm" svg:y="4.646cm">
          <draw:text-box>
            <text:p text:style-name="P3"><text:span text:style-name="T4">26</text:span></text:p>
          </draw:text-box>
        </draw:frame>
        <draw:frame draw:style-name="gr24" draw:text-style-name="P4" draw:layer="controls" svg:width="0.5cm" svg:height="0.386cm" svg:x="14.253cm" svg:y="4.646cm">
          <draw:text-box>
            <text:p text:style-name="P3"><text:span text:style-name="T4">27</text:span></text:p>
          </draw:text-box>
        </draw:frame>
        <draw:frame draw:style-name="gr24" draw:text-style-name="P4" draw:layer="controls" svg:width="0.5cm" svg:height="0.386cm" svg:x="14.753cm" svg:y="4.646cm">
          <draw:text-box>
            <text:p text:style-name="P3"><text:span text:style-name="T4">28</text:span></text:p>
          </draw:text-box>
        </draw:frame>
        <draw:polygon draw:style-name="gr1" draw:text-style-name="P23" draw:layer="layout" svg:width="0.5cm" svg:height="0.357cm" svg:x="14.758cm" svg:y="5.642cm" svg:viewBox="0 0 501 358" draw:points="0,358 501,358 501,0 0,0">
          <text:p/>
        </draw:polygon>
        <draw:polygon draw:style-name="gr1" draw:text-style-name="P7" draw:layer="layout" svg:width="0.5cm" svg:height="0.357cm" svg:x="2.754cm" svg:y="5.641cm" svg:viewBox="0 0 501 358" draw:points="0,358 501,358 501,0 0,0">
          <text:p/>
        </draw:polygon>
        <draw:polygon draw:style-name="gr1" draw:text-style-name="P7" draw:layer="layout" svg:width="0.5cm" svg:height="0.357cm" svg:x="4.754cm" svg:y="5.641cm" svg:viewBox="0 0 501 358" draw:points="0,358 501,358 501,0 0,0">
          <text:p/>
        </draw:polygon>
        <draw:polygon draw:style-name="gr1" draw:text-style-name="P7" draw:layer="layout" svg:width="0.5cm" svg:height="0.357cm" svg:x="7.254cm" svg:y="5.641cm" svg:viewBox="0 0 501 358" draw:points="0,358 501,358 501,0 0,0">
          <text:p/>
        </draw:polygon>
        <draw:polygon draw:style-name="gr1" draw:text-style-name="P7" draw:layer="layout" svg:width="0.5cm" svg:height="0.357cm" svg:x="8.754cm" svg:y="5.641cm" svg:viewBox="0 0 501 358" draw:points="0,358 501,358 501,0 0,0">
          <text:p/>
        </draw:polygon>
        <draw:polygon draw:style-name="gr1" draw:text-style-name="P7" draw:layer="layout" svg:width="0.5cm" svg:height="0.357cm" svg:x="10.254cm" svg:y="5.642cm" svg:viewBox="0 0 501 358" draw:points="0,358 501,358 501,0 0,0">
          <text:p/>
        </draw:polygon>
        <draw:polygon draw:style-name="gr1" draw:text-style-name="P7" draw:layer="layout" svg:width="0.5cm" svg:height="0.357cm" svg:x="12.254cm" svg:y="5.642cm" svg:viewBox="0 0 501 358" draw:points="0,358 501,358 501,0 0,0">
          <text:p/>
        </draw:polygon>
        <draw:frame draw:style-name="gr25" draw:text-style-name="P21" draw:layer="layout" svg:width="0.955cm" svg:height="0.485cm" svg:x="0.3cm" svg:y="5.609cm">
          <draw:text-box>
            <text:p text:style-name="P3"><text:span text:style-name="T8">Icode</text:span></text:p>
          </draw:text-box>
        </draw:frame>
        <draw:polygon draw:style-name="gr1" draw:text-style-name="P7" draw:layer="layout" svg:width="0.5cm" svg:height="0.5cm" svg:x="14.753cm" svg:y="6.569cm" svg:viewBox="0 0 501 501" draw:points="0,501 501,501 501,0 0,0">
          <text:p/>
        </draw:polygon>
        <draw:frame draw:style-name="gr26" draw:text-style-name="P4" draw:layer="layout" svg:width="0.5cm" svg:height="0.533cm" svg:x="14.753cm" svg:y="6.556cm">
          <draw:text-box>
            <text:p text:style-name="P3"><text:span text:style-name="T1">$</text:span><text:span text:style-name="T9">0</text:span></text:p>
          </draw:text-box>
        </draw:frame>
        <draw:polygon draw:style-name="gr1" draw:text-style-name="P7" draw:layer="layout" svg:width="0.5cm" svg:height="0.5cm" svg:x="1.252cm" svg:y="6.566cm" svg:viewBox="0 0 501 501" draw:points="0,501 501,501 501,0 0,0">
          <text:p/>
        </draw:polygon>
        <draw:frame draw:style-name="gr9" draw:text-style-name="P4" draw:layer="layout" svg:width="0.5cm" svg:height="0.5cm" svg:x="1.252cm" svg:y="6.566cm">
          <draw:text-box>
            <text:p text:style-name="P3"><text:span text:style-name="T1">1</text:span></text:p>
          </draw:text-box>
        </draw:frame>
        <draw:polygon draw:style-name="gr1" draw:text-style-name="P7" draw:layer="layout" svg:width="0.5cm" svg:height="0.5cm" svg:x="1.752cm" svg:y="6.566cm" svg:viewBox="0 0 501 501" draw:points="0,501 501,501 501,0 0,0">
          <text:p/>
        </draw:polygon>
        <draw:frame draw:style-name="gr9" draw:text-style-name="P4" draw:layer="layout" svg:width="0.5cm" svg:height="0.5cm" svg:x="1.752cm" svg:y="6.566cm">
          <draw:text-box>
            <text:p text:style-name="P3"><text:span text:style-name="T1">2</text:span></text:p>
          </draw:text-box>
        </draw:frame>
        <draw:polygon draw:style-name="gr1" draw:text-style-name="P7" draw:layer="layout" svg:width="0.5cm" svg:height="0.5cm" svg:x="2.252cm" svg:y="6.566cm" svg:viewBox="0 0 501 501" draw:points="0,501 501,501 501,0 0,0">
          <text:p/>
        </draw:polygon>
        <draw:frame draw:style-name="gr9" draw:text-style-name="P4" draw:layer="layout" svg:width="0.5cm" svg:height="0.5cm" svg:x="2.252cm" svg:y="6.566cm">
          <draw:text-box>
            <text:p text:style-name="P3"><text:span text:style-name="T1">3</text:span></text:p>
          </draw:text-box>
        </draw:frame>
        <draw:polygon draw:style-name="gr1" draw:text-style-name="P7" draw:layer="layout" svg:width="0.5cm" svg:height="0.5cm" svg:x="2.752cm" svg:y="6.566cm" svg:viewBox="0 0 501 501" draw:points="0,501 501,501 501,0 0,0">
          <text:p/>
        </draw:polygon>
        <draw:frame draw:style-name="gr26" draw:text-style-name="P24" draw:layer="layout" svg:width="0.5cm" svg:height="0.533cm" svg:x="2.752cm" svg:y="6.55cm">
          <draw:text-box>
            <text:p text:style-name="P3"><text:span text:style-name="T1">$</text:span><text:span text:style-name="T9">1</text:span></text:p>
          </draw:text-box>
        </draw:frame>
        <draw:polygon draw:style-name="gr1" draw:text-style-name="P7" draw:layer="layout" svg:width="0.5cm" svg:height="0.5cm" svg:x="3.252cm" svg:y="6.566cm" svg:viewBox="0 0 501 501" draw:points="0,501 501,501 501,0 0,0">
          <text:p/>
        </draw:polygon>
        <draw:frame draw:style-name="gr9" draw:text-style-name="P4" draw:layer="layout" svg:width="0.5cm" svg:height="0.5cm" svg:x="3.252cm" svg:y="6.566cm">
          <draw:text-box>
            <text:p text:style-name="P3"><text:span text:style-name="T1">1</text:span></text:p>
          </draw:text-box>
        </draw:frame>
        <draw:polygon draw:style-name="gr1" draw:text-style-name="P7" draw:layer="layout" svg:width="0.5cm" svg:height="0.5cm" svg:x="3.752cm" svg:y="6.566cm" svg:viewBox="0 0 501 501" draw:points="0,501 501,501 501,0 0,0">
          <text:p/>
        </draw:polygon>
        <draw:frame draw:style-name="gr9" draw:text-style-name="P4" draw:layer="layout" svg:width="0.5cm" svg:height="0.5cm" svg:x="3.752cm" svg:y="6.566cm">
          <draw:text-box>
            <text:p text:style-name="P3"><text:span text:style-name="T1">2</text:span></text:p>
          </draw:text-box>
        </draw:frame>
        <draw:polygon draw:style-name="gr1" draw:text-style-name="P7" draw:layer="layout" svg:width="0.5cm" svg:height="0.5cm" svg:x="4.252cm" svg:y="6.566cm" svg:viewBox="0 0 501 501" draw:points="0,501 501,501 501,0 0,0">
          <text:p/>
        </draw:polygon>
        <draw:frame draw:style-name="gr9" draw:text-style-name="P4" draw:layer="layout" svg:width="0.5cm" svg:height="0.5cm" svg:x="4.252cm" svg:y="6.566cm">
          <draw:text-box>
            <text:p text:style-name="P3"><text:span text:style-name="T1">3</text:span></text:p>
          </draw:text-box>
        </draw:frame>
        <draw:polygon draw:style-name="gr1" draw:text-style-name="P7" draw:layer="layout" svg:width="0.5cm" svg:height="0.5cm" svg:x="4.752cm" svg:y="6.566cm" svg:viewBox="0 0 501 501" draw:points="0,501 501,501 501,0 0,0">
          <text:p/>
        </draw:polygon>
        <draw:frame draw:style-name="gr26" draw:text-style-name="P4" draw:layer="layout" svg:width="0.5cm" svg:height="0.533cm" svg:x="4.752cm" svg:y="6.55cm">
          <draw:text-box>
            <text:p text:style-name="P3"><text:span text:style-name="T1">$</text:span><text:span text:style-name="T9">2</text:span></text:p>
          </draw:text-box>
        </draw:frame>
        <draw:polygon draw:style-name="gr1" draw:text-style-name="P7" draw:layer="layout" svg:width="0.5cm" svg:height="0.5cm" svg:x="5.252cm" svg:y="6.566cm" svg:viewBox="0 0 501 501" draw:points="0,501 501,501 501,0 0,0">
          <text:p/>
        </draw:polygon>
        <draw:frame draw:style-name="gr9" draw:text-style-name="P4" draw:layer="layout" svg:width="0.5cm" svg:height="0.5cm" svg:x="5.252cm" svg:y="6.566cm">
          <draw:text-box>
            <text:p text:style-name="P3"><text:span text:style-name="T1">2</text:span></text:p>
          </draw:text-box>
        </draw:frame>
        <draw:polygon draw:style-name="gr1" draw:text-style-name="P7" draw:layer="layout" svg:width="0.5cm" svg:height="0.5cm" svg:x="5.752cm" svg:y="6.566cm" svg:viewBox="0 0 501 501" draw:points="0,501 501,501 501,0 0,0">
          <text:p/>
        </draw:polygon>
        <draw:frame draw:style-name="gr9" draw:text-style-name="P4" draw:layer="layout" svg:width="0.5cm" svg:height="0.5cm" svg:x="5.752cm" svg:y="6.566cm">
          <draw:text-box>
            <text:p text:style-name="P3"><text:span text:style-name="T1">3</text:span></text:p>
          </draw:text-box>
        </draw:frame>
        <draw:polygon draw:style-name="gr1" draw:text-style-name="P7" draw:layer="layout" svg:width="0.5cm" svg:height="0.5cm" svg:x="6.252cm" svg:y="6.566cm" svg:viewBox="0 0 501 501" draw:points="0,501 501,501 501,0 0,0">
          <text:p/>
        </draw:polygon>
        <draw:frame draw:style-name="gr9" draw:text-style-name="P4" draw:layer="layout" svg:width="0.5cm" svg:height="0.5cm" svg:x="6.252cm" svg:y="6.566cm">
          <draw:text-box>
            <text:p text:style-name="P3"><text:span text:style-name="T1">10</text:span></text:p>
          </draw:text-box>
        </draw:frame>
        <draw:polygon draw:style-name="gr1" draw:text-style-name="P7" draw:layer="layout" svg:width="0.5cm" svg:height="0.5cm" svg:x="6.752cm" svg:y="6.566cm" svg:viewBox="0 0 501 501" draw:points="0,501 501,501 501,0 0,0">
          <text:p/>
        </draw:polygon>
        <draw:frame draw:style-name="gr9" draw:text-style-name="P4" draw:layer="layout" svg:width="0.5cm" svg:height="0.5cm" svg:x="6.752cm" svg:y="6.566cm">
          <draw:text-box>
            <text:p text:style-name="P3"><text:span text:style-name="T1">6</text:span></text:p>
          </draw:text-box>
        </draw:frame>
        <draw:polygon draw:style-name="gr1" draw:text-style-name="P7" draw:layer="layout" svg:width="0.5cm" svg:height="0.5cm" svg:x="7.252cm" svg:y="6.566cm" svg:viewBox="0 0 501 501" draw:points="0,501 501,501 501,0 0,0">
          <text:p/>
        </draw:polygon>
        <draw:frame draw:style-name="gr26" draw:text-style-name="P4" draw:layer="layout" svg:width="0.5cm" svg:height="0.533cm" svg:x="7.252cm" svg:y="6.55cm">
          <draw:text-box>
            <text:p text:style-name="P3"><text:span text:style-name="T1">$</text:span><text:span text:style-name="T9">3</text:span></text:p>
          </draw:text-box>
        </draw:frame>
        <draw:polygon draw:style-name="gr1" draw:text-style-name="P7" draw:layer="layout" svg:width="0.5cm" svg:height="0.5cm" svg:x="7.752cm" svg:y="6.566cm" svg:viewBox="0 0 501 501" draw:points="0,501 501,501 501,0 0,0">
          <text:p/>
        </draw:polygon>
        <draw:frame draw:style-name="gr9" draw:text-style-name="P4" draw:layer="layout" svg:width="0.5cm" svg:height="0.5cm" svg:x="7.752cm" svg:y="6.566cm">
          <draw:text-box>
            <text:p text:style-name="P3"><text:span text:style-name="T1">2</text:span></text:p>
          </draw:text-box>
        </draw:frame>
        <draw:polygon draw:style-name="gr1" draw:text-style-name="P7" draw:layer="layout" svg:width="0.5cm" svg:height="0.5cm" svg:x="8.252cm" svg:y="6.566cm" svg:viewBox="0 0 501 501" draw:points="0,501 501,501 501,0 0,0">
          <text:p/>
        </draw:polygon>
        <draw:frame draw:style-name="gr9" draw:text-style-name="P4" draw:layer="layout" svg:width="0.5cm" svg:height="0.5cm" svg:x="8.252cm" svg:y="6.566cm">
          <draw:text-box>
            <text:p text:style-name="P3"><text:span text:style-name="T1">3</text:span></text:p>
          </draw:text-box>
        </draw:frame>
        <draw:polygon draw:style-name="gr1" draw:text-style-name="P7" draw:layer="layout" svg:width="0.5cm" svg:height="0.5cm" svg:x="8.752cm" svg:y="6.566cm" svg:viewBox="0 0 501 501" draw:points="0,501 501,501 501,0 0,0">
          <text:p/>
        </draw:polygon>
        <draw:frame draw:style-name="gr9" draw:text-style-name="P4" draw:layer="layout" svg:width="0.5cm" svg:height="0.5cm" svg:x="8.752cm" svg:y="6.566cm">
          <draw:text-box>
            <text:p text:style-name="P3"><text:span text:style-name="T1">10</text:span></text:p>
          </draw:text-box>
        </draw:frame>
        <draw:polygon draw:style-name="gr1" draw:text-style-name="P7" draw:layer="layout" svg:width="0.5cm" svg:height="0.5cm" svg:x="9.252cm" svg:y="6.566cm" svg:viewBox="0 0 501 501" draw:points="0,501 501,501 501,0 0,0">
          <text:p/>
        </draw:polygon>
        <draw:frame draw:style-name="gr9" draw:text-style-name="P4" draw:layer="layout" svg:width="0.5cm" svg:height="0.5cm" svg:x="9.252cm" svg:y="6.566cm">
          <draw:text-box>
            <text:p text:style-name="P3"><text:span text:style-name="T1">4</text:span></text:p>
          </draw:text-box>
        </draw:frame>
        <draw:polygon draw:style-name="gr1" draw:text-style-name="P7" draw:layer="layout" svg:width="0.5cm" svg:height="0.5cm" svg:x="9.752cm" svg:y="6.566cm" svg:viewBox="0 0 501 501" draw:points="0,501 501,501 501,0 0,0">
          <text:p/>
        </draw:polygon>
        <draw:frame draw:style-name="gr9" draw:text-style-name="P4" draw:layer="layout" svg:width="0.5cm" svg:height="0.5cm" svg:x="9.752cm" svg:y="6.566cm">
          <draw:text-box>
            <text:p text:style-name="P3"><text:span text:style-name="T1">7</text:span></text:p>
          </draw:text-box>
        </draw:frame>
        <draw:frame draw:style-name="gr10" draw:text-style-name="P4" draw:layer="layout" svg:width="0.5cm" svg:height="0.356cm" svg:x="1.252cm" svg:y="6.264cm">
          <draw:text-box>
            <text:p text:style-name="P3"><text:span text:style-name="T4">1</text:span></text:p>
          </draw:text-box>
        </draw:frame>
        <draw:frame draw:style-name="gr10" draw:text-style-name="P4" draw:layer="layout" svg:width="0.5cm" svg:height="0.356cm" svg:x="1.752cm" svg:y="6.264cm">
          <draw:text-box>
            <text:p text:style-name="P3"><text:span text:style-name="T4">2</text:span></text:p>
          </draw:text-box>
        </draw:frame>
        <draw:frame draw:style-name="gr10" draw:text-style-name="P4" draw:layer="layout" svg:width="0.5cm" svg:height="0.356cm" svg:x="2.252cm" svg:y="6.264cm">
          <draw:text-box>
            <text:p text:style-name="P3"><text:span text:style-name="T4">3</text:span></text:p>
          </draw:text-box>
        </draw:frame>
        <draw:frame draw:style-name="gr10" draw:text-style-name="P4" draw:layer="layout" svg:width="0.5cm" svg:height="0.356cm" svg:x="2.752cm" svg:y="6.264cm">
          <draw:text-box>
            <text:p text:style-name="P3"><text:span text:style-name="T4">4</text:span></text:p>
          </draw:text-box>
        </draw:frame>
        <draw:frame draw:style-name="gr10" draw:text-style-name="P4" draw:layer="layout" svg:width="0.5cm" svg:height="0.356cm" svg:x="3.252cm" svg:y="6.264cm">
          <draw:text-box>
            <text:p text:style-name="P3"><text:span text:style-name="T4">5</text:span></text:p>
          </draw:text-box>
        </draw:frame>
        <draw:frame draw:style-name="gr10" draw:text-style-name="P4" draw:layer="layout" svg:width="0.5cm" svg:height="0.356cm" svg:x="3.752cm" svg:y="6.264cm">
          <draw:text-box>
            <text:p text:style-name="P3"><text:span text:style-name="T4">6</text:span></text:p>
          </draw:text-box>
        </draw:frame>
        <draw:frame draw:style-name="gr10" draw:text-style-name="P4" draw:layer="layout" svg:width="0.5cm" svg:height="0.356cm" svg:x="4.252cm" svg:y="6.264cm">
          <draw:text-box>
            <text:p text:style-name="P3"><text:span text:style-name="T4">7</text:span></text:p>
          </draw:text-box>
        </draw:frame>
        <draw:frame draw:style-name="gr10" draw:text-style-name="P4" draw:layer="layout" svg:width="0.5cm" svg:height="0.356cm" svg:x="4.752cm" svg:y="6.264cm">
          <draw:text-box>
            <text:p text:style-name="P3"><text:span text:style-name="T4">8</text:span></text:p>
          </draw:text-box>
        </draw:frame>
        <draw:frame draw:style-name="gr10" draw:text-style-name="P4" draw:layer="layout" svg:width="0.5cm" svg:height="0.356cm" svg:x="5.252cm" svg:y="6.264cm">
          <draw:text-box>
            <text:p text:style-name="P3"><text:span text:style-name="T4">9</text:span></text:p>
          </draw:text-box>
        </draw:frame>
        <draw:frame draw:style-name="gr10" draw:text-style-name="P4" draw:layer="layout" svg:width="0.5cm" svg:height="0.356cm" svg:x="5.752cm" svg:y="6.264cm">
          <draw:text-box>
            <text:p text:style-name="P3"><text:span text:style-name="T4">10</text:span></text:p>
          </draw:text-box>
        </draw:frame>
        <draw:frame draw:style-name="gr10" draw:text-style-name="P4" draw:layer="layout" svg:width="0.5cm" svg:height="0.356cm" svg:x="6.252cm" svg:y="6.264cm">
          <draw:text-box>
            <text:p text:style-name="P3"><text:span text:style-name="T4">11</text:span></text:p>
          </draw:text-box>
        </draw:frame>
        <draw:frame draw:style-name="gr10" draw:text-style-name="P4" draw:layer="layout" svg:width="0.5cm" svg:height="0.356cm" svg:x="6.752cm" svg:y="6.264cm">
          <draw:text-box>
            <text:p text:style-name="P3"><text:span text:style-name="T4">12</text:span></text:p>
          </draw:text-box>
        </draw:frame>
        <draw:frame draw:style-name="gr10" draw:text-style-name="P4" draw:layer="layout" svg:width="0.5cm" svg:height="0.356cm" svg:x="7.252cm" svg:y="6.264cm">
          <draw:text-box>
            <text:p text:style-name="P3"><text:span text:style-name="T4">13</text:span></text:p>
          </draw:text-box>
        </draw:frame>
        <draw:frame draw:style-name="gr10" draw:text-style-name="P4" draw:layer="layout" svg:width="0.5cm" svg:height="0.356cm" svg:x="7.752cm" svg:y="6.264cm">
          <draw:text-box>
            <text:p text:style-name="P3"><text:span text:style-name="T4">14</text:span></text:p>
          </draw:text-box>
        </draw:frame>
        <draw:frame draw:style-name="gr10" draw:text-style-name="P4" draw:layer="layout" svg:width="0.5cm" svg:height="0.356cm" svg:x="8.252cm" svg:y="6.264cm">
          <draw:text-box>
            <text:p text:style-name="P3"><text:span text:style-name="T4">15</text:span></text:p>
          </draw:text-box>
        </draw:frame>
        <draw:frame draw:style-name="gr10" draw:text-style-name="P4" draw:layer="layout" svg:width="0.5cm" svg:height="0.356cm" svg:x="8.752cm" svg:y="6.264cm">
          <draw:text-box>
            <text:p text:style-name="P3"><text:span text:style-name="T4">16</text:span></text:p>
          </draw:text-box>
        </draw:frame>
        <draw:frame draw:style-name="gr10" draw:text-style-name="P4" draw:layer="layout" svg:width="0.5cm" svg:height="0.356cm" svg:x="9.252cm" svg:y="6.264cm">
          <draw:text-box>
            <text:p text:style-name="P3"><text:span text:style-name="T4">17</text:span></text:p>
          </draw:text-box>
        </draw:frame>
        <draw:frame draw:style-name="gr10" draw:text-style-name="P4" draw:layer="layout" svg:width="0.5cm" svg:height="0.356cm" svg:x="9.752cm" svg:y="6.264cm">
          <draw:text-box>
            <text:p text:style-name="P3"><text:span text:style-name="T4">18</text:span></text:p>
          </draw:text-box>
        </draw:frame>
        <draw:frame draw:style-name="gr10" draw:text-style-name="P4" draw:layer="layout" svg:width="0.5cm" svg:height="0.356cm" svg:x="10.252cm" svg:y="6.264cm">
          <draw:text-box>
            <text:p text:style-name="P3"><text:span text:style-name="T4">19</text:span></text:p>
          </draw:text-box>
        </draw:frame>
        <draw:frame draw:style-name="gr9" draw:text-style-name="P4" draw:layer="layout" svg:width="0.852cm" svg:height="0.5cm" svg:x="0.4cm" svg:y="6.566cm">
          <draw:text-box>
            <text:p text:style-name="P3"><text:span text:style-name="T1">Text</text:span></text:p>
          </draw:text-box>
        </draw:frame>
        <draw:polygon draw:style-name="gr1" draw:text-style-name="P7" draw:layer="layout" svg:width="0.5cm" svg:height="0.5cm" svg:x="10.252cm" svg:y="6.568cm" svg:viewBox="0 0 501 501" draw:points="0,501 501,501 501,0 0,0">
          <text:p/>
        </draw:polygon>
        <draw:frame draw:style-name="gr26" draw:text-style-name="P4" draw:layer="layout" svg:width="0.5cm" svg:height="0.533cm" svg:x="10.252cm" svg:y="6.552cm">
          <draw:text-box>
            <text:p text:style-name="P3"><text:span text:style-name="T1">$</text:span><text:span text:style-name="T9">4</text:span></text:p>
          </draw:text-box>
        </draw:frame>
        <draw:polygon draw:style-name="gr1" draw:text-style-name="P7" draw:layer="layout" svg:width="0.5cm" svg:height="0.5cm" svg:x="10.752cm" svg:y="6.568cm" svg:viewBox="0 0 501 501" draw:points="0,501 501,501 501,0 0,0">
          <text:p/>
        </draw:polygon>
        <draw:frame draw:style-name="gr9" draw:text-style-name="P4" draw:layer="layout" svg:width="0.5cm" svg:height="0.5cm" svg:x="10.752cm" svg:y="6.568cm">
          <draw:text-box>
            <text:p text:style-name="P3"><text:span text:style-name="T1">3</text:span></text:p>
          </draw:text-box>
        </draw:frame>
        <draw:polygon draw:style-name="gr1" draw:text-style-name="P7" draw:layer="layout" svg:width="0.5cm" svg:height="0.5cm" svg:x="11.252cm" svg:y="6.568cm" svg:viewBox="0 0 501 501" draw:points="0,501 501,501 501,0 0,0">
          <text:p/>
        </draw:polygon>
        <draw:frame draw:style-name="gr9" draw:text-style-name="P4" draw:layer="layout" svg:width="0.5cm" svg:height="0.5cm" svg:x="11.252cm" svg:y="6.568cm">
          <draw:text-box>
            <text:p text:style-name="P3"><text:span text:style-name="T1">10</text:span></text:p>
          </draw:text-box>
        </draw:frame>
        <draw:polygon draw:style-name="gr1" draw:text-style-name="P7" draw:layer="layout" svg:width="0.5cm" svg:height="0.5cm" svg:x="11.752cm" svg:y="6.568cm" svg:viewBox="0 0 501 501" draw:points="0,501 501,501 501,0 0,0">
          <text:p/>
        </draw:polygon>
        <draw:frame draw:style-name="gr9" draw:text-style-name="P4" draw:layer="layout" svg:width="0.5cm" svg:height="0.5cm" svg:x="11.752cm" svg:y="6.568cm">
          <draw:text-box>
            <text:p text:style-name="P3"><text:span text:style-name="T1">5</text:span></text:p>
          </draw:text-box>
        </draw:frame>
        <draw:polygon draw:style-name="gr1" draw:text-style-name="P7" draw:layer="layout" svg:width="0.5cm" svg:height="0.5cm" svg:x="12.252cm" svg:y="6.568cm" svg:viewBox="0 0 501 501" draw:points="0,501 501,501 501,0 0,0">
          <text:p/>
        </draw:polygon>
        <draw:frame draw:style-name="gr26" draw:text-style-name="P4" draw:layer="layout" svg:width="0.5cm" svg:height="0.533cm" svg:x="12.252cm" svg:y="6.552cm">
          <draw:text-box>
            <text:p text:style-name="P3"><text:span text:style-name="T1">$</text:span><text:span text:style-name="T9">5</text:span></text:p>
          </draw:text-box>
        </draw:frame>
        <draw:polygon draw:style-name="gr1" draw:text-style-name="P7" draw:layer="layout" svg:width="0.5cm" svg:height="0.5cm" svg:x="12.752cm" svg:y="6.568cm" svg:viewBox="0 0 501 501" draw:points="0,501 501,501 501,0 0,0">
          <text:p/>
        </draw:polygon>
        <draw:frame draw:style-name="gr9" draw:text-style-name="P4" draw:layer="layout" svg:width="0.5cm" svg:height="0.5cm" svg:x="12.752cm" svg:y="6.568cm">
          <draw:text-box>
            <text:p text:style-name="P3"><text:span text:style-name="T1">9</text:span></text:p>
          </draw:text-box>
        </draw:frame>
        <draw:polygon draw:style-name="gr1" draw:text-style-name="P7" draw:layer="layout" svg:width="0.5cm" svg:height="0.5cm" svg:x="13.252cm" svg:y="6.568cm" svg:viewBox="0 0 501 501" draw:points="0,501 501,501 501,0 0,0">
          <text:p/>
        </draw:polygon>
        <draw:frame draw:style-name="gr9" draw:text-style-name="P4" draw:layer="layout" svg:width="0.5cm" svg:height="0.5cm" svg:x="13.252cm" svg:y="6.568cm">
          <draw:text-box>
            <text:p text:style-name="P3"><text:span text:style-name="T1">8</text:span></text:p>
          </draw:text-box>
        </draw:frame>
        <draw:polygon draw:style-name="gr1" draw:text-style-name="P7" draw:layer="layout" svg:width="0.5cm" svg:height="0.5cm" svg:x="13.752cm" svg:y="6.568cm" svg:viewBox="0 0 501 501" draw:points="0,501 501,501 501,0 0,0">
          <text:p/>
        </draw:polygon>
        <draw:frame draw:style-name="gr9" draw:text-style-name="P4" draw:layer="layout" svg:width="0.5cm" svg:height="0.5cm" svg:x="13.752cm" svg:y="6.568cm">
          <draw:text-box>
            <text:p text:style-name="P3"><text:span text:style-name="T1">7</text:span></text:p>
          </draw:text-box>
        </draw:frame>
        <draw:polygon draw:style-name="gr1" draw:text-style-name="P7" draw:layer="layout" svg:width="0.5cm" svg:height="0.5cm" svg:x="14.252cm" svg:y="6.568cm" svg:viewBox="0 0 501 501" draw:points="0,501 501,501 501,0 0,0">
          <text:p/>
        </draw:polygon>
        <draw:frame draw:style-name="gr26" draw:text-style-name="P4" draw:layer="layout" svg:width="0.5cm" svg:height="0.533cm" svg:x="14.252cm" svg:y="6.552cm">
          <draw:text-box>
            <text:p text:style-name="P3"><text:span text:style-name="T1">$</text:span><text:span text:style-name="T9">6</text:span></text:p>
          </draw:text-box>
        </draw:frame>
        <draw:frame draw:style-name="gr10" draw:text-style-name="P4" draw:layer="layout" svg:width="0.5cm" svg:height="0.356cm" svg:x="10.752cm" svg:y="6.266cm">
          <draw:text-box>
            <text:p text:style-name="P3"><text:span text:style-name="T4">20</text:span></text:p>
          </draw:text-box>
        </draw:frame>
        <draw:frame draw:style-name="gr10" draw:text-style-name="P4" draw:layer="layout" svg:width="0.5cm" svg:height="0.356cm" svg:x="11.252cm" svg:y="6.266cm">
          <draw:text-box>
            <text:p text:style-name="P3"><text:span text:style-name="T4">21</text:span></text:p>
          </draw:text-box>
        </draw:frame>
        <draw:frame draw:style-name="gr10" draw:text-style-name="P4" draw:layer="layout" svg:width="0.5cm" svg:height="0.356cm" svg:x="11.752cm" svg:y="6.266cm">
          <draw:text-box>
            <text:p text:style-name="P3"><text:span text:style-name="T4">22</text:span></text:p>
          </draw:text-box>
        </draw:frame>
        <draw:frame draw:style-name="gr10" draw:text-style-name="P4" draw:layer="layout" svg:width="0.5cm" svg:height="0.356cm" svg:x="12.252cm" svg:y="6.266cm">
          <draw:text-box>
            <text:p text:style-name="P3"><text:span text:style-name="T4">23</text:span></text:p>
          </draw:text-box>
        </draw:frame>
        <draw:frame draw:style-name="gr10" draw:text-style-name="P4" draw:layer="layout" svg:width="0.5cm" svg:height="0.356cm" svg:x="12.752cm" svg:y="6.266cm">
          <draw:text-box>
            <text:p text:style-name="P3"><text:span text:style-name="T4">24</text:span></text:p>
          </draw:text-box>
        </draw:frame>
        <draw:frame draw:style-name="gr10" draw:text-style-name="P4" draw:layer="layout" svg:width="0.5cm" svg:height="0.356cm" svg:x="13.252cm" svg:y="6.266cm">
          <draw:text-box>
            <text:p text:style-name="P3"><text:span text:style-name="T4">25</text:span></text:p>
          </draw:text-box>
        </draw:frame>
        <draw:frame draw:style-name="gr10" draw:text-style-name="P4" draw:layer="layout" svg:width="0.5cm" svg:height="0.356cm" svg:x="13.752cm" svg:y="6.266cm">
          <draw:text-box>
            <text:p text:style-name="P3"><text:span text:style-name="T4">26</text:span></text:p>
          </draw:text-box>
        </draw:frame>
        <draw:frame draw:style-name="gr10" draw:text-style-name="P4" draw:layer="layout" svg:width="0.5cm" svg:height="0.356cm" svg:x="14.252cm" svg:y="6.266cm">
          <draw:text-box>
            <text:p text:style-name="P3"><text:span text:style-name="T4">27</text:span></text:p>
          </draw:text-box>
        </draw:frame>
        <draw:frame draw:style-name="gr10" draw:text-style-name="P4" draw:layer="layout" svg:width="0.5cm" svg:height="0.356cm" svg:x="14.752cm" svg:y="6.266cm">
          <draw:text-box>
            <text:p text:style-name="P3"><text:span text:style-name="T4">28</text:span></text:p>
          </draw:text-box>
        </draw:frame>
        <draw:g>
          <draw:polygon draw:style-name="gr11" draw:text-style-name="P25" draw:layer="layout" svg:width="0.5cm" svg:height="0.5cm" svg:x="1.239cm" svg:y="9.102cm" svg:viewBox="0 0 501 501" draw:points="0,501 501,501 501,0 0,0">
            <text:p/>
          </draw:polygon>
          <draw:frame draw:style-name="gr12" draw:text-style-name="P26" draw:layer="layout" svg:width="0.5cm" svg:height="0.5cm" svg:x="1.239cm" svg:y="9.102cm">
            <draw:text-box>
              <text:p text:style-name="P3"><text:span text:style-name="T10">8</text:span></text:p>
            </draw:text-box>
          </draw:frame>
        </draw:g>
        <draw:g>
          <draw:polygon draw:style-name="gr11" draw:text-style-name="P25" draw:layer="layout" svg:width="0.5cm" svg:height="0.5cm" svg:x="1.739cm" svg:y="9.102cm" svg:viewBox="0 0 501 501" draw:points="0,501 501,501 501,0 0,0">
            <text:p/>
          </draw:polygon>
          <draw:frame draw:style-name="gr12" draw:text-style-name="P26" draw:layer="layout" svg:width="0.5cm" svg:height="0.5cm" svg:x="1.739cm" svg:y="9.102cm">
            <draw:text-box>
              <text:p text:style-name="P3"><text:span text:style-name="T10">9</text:span></text:p>
            </draw:text-box>
          </draw:frame>
        </draw:g>
        <draw:g>
          <draw:polygon draw:style-name="gr11" draw:text-style-name="P25" draw:layer="layout" svg:width="0.5cm" svg:height="0.5cm" svg:x="2.239cm" svg:y="9.102cm" svg:viewBox="0 0 501 501" draw:points="0,501 501,501 501,0 0,0">
            <text:p/>
          </draw:polygon>
          <draw:frame draw:style-name="gr12" draw:text-style-name="P26" draw:layer="layout" svg:width="0.5cm" svg:height="0.5cm" svg:x="2.239cm" svg:y="9.102cm">
            <draw:text-box>
              <text:p text:style-name="P3"><text:span text:style-name="T10">13</text:span></text:p>
            </draw:text-box>
          </draw:frame>
        </draw:g>
        <draw:g>
          <draw:polygon draw:style-name="gr11" draw:text-style-name="P25" draw:layer="layout" svg:width="0.5cm" svg:height="0.5cm" svg:x="2.739cm" svg:y="9.102cm" svg:viewBox="0 0 501 501" draw:points="0,501 501,501 501,0 0,0">
            <text:p/>
          </draw:polygon>
          <draw:frame draw:style-name="gr12" draw:text-style-name="P26" draw:layer="layout" svg:width="0.5cm" svg:height="0.5cm" svg:x="2.739cm" svg:y="9.102cm">
            <draw:text-box>
              <text:p text:style-name="P3"><text:span text:style-name="T10">12</text:span></text:p>
            </draw:text-box>
          </draw:frame>
        </draw:g>
        <draw:g>
          <draw:polygon draw:style-name="gr11" draw:text-style-name="P25" draw:layer="layout" svg:width="0.5cm" svg:height="0.5cm" svg:x="3.239cm" svg:y="9.102cm" svg:viewBox="0 0 501 501" draw:points="0,501 501,501 501,0 0,0">
            <text:p/>
          </draw:polygon>
          <draw:frame draw:style-name="gr12" draw:text-style-name="P26" draw:layer="layout" svg:width="0.5cm" svg:height="0.5cm" svg:x="3.239cm" svg:y="9.102cm">
            <draw:text-box>
              <text:p text:style-name="P3"><text:span text:style-name="T10">17</text:span></text:p>
            </draw:text-box>
          </draw:frame>
        </draw:g>
        <draw:g>
          <draw:polygon draw:style-name="gr11" draw:text-style-name="P25" draw:layer="layout" svg:width="0.5cm" svg:height="0.5cm" svg:x="3.739cm" svg:y="9.102cm" svg:viewBox="0 0 501 501" draw:points="0,501 501,501 501,0 0,0">
            <text:p/>
          </draw:polygon>
          <draw:frame draw:style-name="gr12" draw:text-style-name="P26" draw:layer="layout" svg:width="0.5cm" svg:height="0.5cm" svg:x="3.739cm" svg:y="9.102cm">
            <draw:text-box>
              <text:p text:style-name="P3"><text:span text:style-name="T10">25</text:span></text:p>
            </draw:text-box>
          </draw:frame>
        </draw:g>
        <draw:g>
          <draw:polygon draw:style-name="gr11" draw:text-style-name="P25" draw:layer="layout" svg:width="0.5cm" svg:height="0.5cm" svg:x="4.239cm" svg:y="9.102cm" svg:viewBox="0 0 501 501" draw:points="0,501 501,501 501,0 0,0">
            <text:p/>
          </draw:polygon>
          <draw:frame draw:style-name="gr12" draw:text-style-name="P26" draw:layer="layout" svg:width="0.5cm" svg:height="0.5cm" svg:x="4.239cm" svg:y="9.102cm">
            <draw:text-box>
              <text:p text:style-name="P3"><text:span text:style-name="T10">1</text:span></text:p>
            </draw:text-box>
          </draw:frame>
        </draw:g>
        <draw:g>
          <draw:path draw:style-name="gr13" draw:text-style-name="P7" draw:layer="layout" svg:width="0.2cm" svg:height="0.1cm" svg:x="0.895cm" svg:y="9.304cm" svg:viewBox="0 0 201 101" svg:d="M0 0c0 19 4 34 13 51 10 16 21 27 37 36 16 10 32 14 50 14h1c18 0 34-4 50-14 16-9 27-20 37-36 9-17 13-32 13-51">
            <text:p/>
          </draw:path>
          <draw:line draw:style-name="gr13" draw:text-style-name="P7" draw:layer="layout" svg:x1="0.995cm" svg:y1="9.503cm" svg:x2="0.995cm" svg:y2="9.324cm">
            <text:p/>
          </draw:line>
        </draw:g>
        <draw:line draw:style-name="gr27" draw:text-style-name="P27" draw:layer="layout" svg:x1="1.156cm" svg:y1="9.255cm" svg:x2="1.156cm" svg:y2="9.355cm">
          <text:p/>
        </draw:line>
        <draw:frame draw:style-name="gr28" draw:text-style-name="P28" draw:layer="layout" svg:width="2.551cm" svg:height="0.367cm" svg:x="4.749cm" svg:y="9.233cm">
          <draw:text-box>
            <text:p text:style-name="P13"><text:span text:style-name="T5">non-ciclycal</text:span></text:p>
          </draw:text-box>
        </draw:frame>
        <draw:polygon draw:style-name="gr1" draw:text-style-name="P7" draw:layer="layout" svg:width="0.5cm" svg:height="0.5cm" svg:x="14.801cm" svg:y="12.597cm" svg:viewBox="0 0 501 501" draw:points="0,501 501,501 501,0 0,0">
          <text:p/>
        </draw:polygon>
        <draw:frame draw:style-name="gr9" draw:text-style-name="P7" draw:layer="layout" svg:width="0.5cm" svg:height="0.5cm" svg:x="14.801cm" svg:y="12.6cm">
          <draw:text-box>
            <text:p text:style-name="P3"><text:span text:style-name="T1">$</text:span></text:p>
          </draw:text-box>
        </draw:frame>
        <draw:polygon draw:style-name="gr1" draw:text-style-name="P7" draw:layer="layout" svg:width="0.5cm" svg:height="0.5cm" svg:x="1.3cm" svg:y="12.594cm" svg:viewBox="0 0 501 501" draw:points="0,501 501,501 501,0 0,0">
          <text:p/>
        </draw:polygon>
        <draw:frame draw:style-name="gr9" draw:text-style-name="P7" draw:layer="layout" svg:width="0.5cm" svg:height="0.5cm" svg:x="1.3cm" svg:y="12.594cm">
          <draw:text-box>
            <text:p text:style-name="P3"><text:span text:style-name="T1">1</text:span></text:p>
          </draw:text-box>
        </draw:frame>
        <draw:polygon draw:style-name="gr1" draw:text-style-name="P7" draw:layer="layout" svg:width="0.5cm" svg:height="0.5cm" svg:x="1.8cm" svg:y="12.594cm" svg:viewBox="0 0 501 501" draw:points="0,501 501,501 501,0 0,0">
          <text:p/>
        </draw:polygon>
        <draw:frame draw:style-name="gr9" draw:text-style-name="P7" draw:layer="layout" svg:width="0.5cm" svg:height="0.5cm" svg:x="1.8cm" svg:y="12.594cm">
          <draw:text-box>
            <text:p text:style-name="P3"><text:span text:style-name="T1">2</text:span></text:p>
          </draw:text-box>
        </draw:frame>
        <draw:polygon draw:style-name="gr1" draw:text-style-name="P7" draw:layer="layout" svg:width="0.5cm" svg:height="0.5cm" svg:x="2.3cm" svg:y="12.594cm" svg:viewBox="0 0 501 501" draw:points="0,501 501,501 501,0 0,0">
          <text:p/>
        </draw:polygon>
        <draw:frame draw:style-name="gr9" draw:text-style-name="P7" draw:layer="layout" svg:width="0.5cm" svg:height="0.5cm" svg:x="2.3cm" svg:y="12.594cm">
          <draw:text-box>
            <text:p text:style-name="P3"><text:span text:style-name="T1">3</text:span></text:p>
          </draw:text-box>
        </draw:frame>
        <draw:polygon draw:style-name="gr1" draw:text-style-name="P7" draw:layer="layout" svg:width="0.5cm" svg:height="0.5cm" svg:x="2.8cm" svg:y="12.594cm" svg:viewBox="0 0 501 501" draw:points="0,501 501,501 501,0 0,0">
          <text:p/>
        </draw:polygon>
        <draw:frame draw:style-name="gr9" draw:text-style-name="P7" draw:layer="layout" svg:width="0.5cm" svg:height="0.5cm" svg:x="2.8cm" svg:y="12.594cm">
          <draw:text-box>
            <text:p text:style-name="P3"><text:span text:style-name="T1">$</text:span></text:p>
          </draw:text-box>
        </draw:frame>
        <draw:polygon draw:style-name="gr1" draw:text-style-name="P7" draw:layer="layout" svg:width="0.5cm" svg:height="0.5cm" svg:x="3.3cm" svg:y="12.594cm" svg:viewBox="0 0 501 501" draw:points="0,501 501,501 501,0 0,0">
          <text:p/>
        </draw:polygon>
        <draw:frame draw:style-name="gr9" draw:text-style-name="P7" draw:layer="layout" svg:width="0.5cm" svg:height="0.5cm" svg:x="3.3cm" svg:y="12.594cm">
          <draw:text-box>
            <text:p text:style-name="P3"><text:span text:style-name="T1">1</text:span></text:p>
          </draw:text-box>
        </draw:frame>
        <draw:polygon draw:style-name="gr1" draw:text-style-name="P7" draw:layer="layout" svg:width="0.5cm" svg:height="0.5cm" svg:x="3.8cm" svg:y="12.594cm" svg:viewBox="0 0 501 501" draw:points="0,501 501,501 501,0 0,0">
          <text:p/>
        </draw:polygon>
        <draw:frame draw:style-name="gr9" draw:text-style-name="P7" draw:layer="layout" svg:width="0.5cm" svg:height="0.5cm" svg:x="3.8cm" svg:y="12.594cm">
          <draw:text-box>
            <text:p text:style-name="P3"><text:span text:style-name="T1">2</text:span></text:p>
          </draw:text-box>
        </draw:frame>
        <draw:polygon draw:style-name="gr1" draw:text-style-name="P7" draw:layer="layout" svg:width="0.5cm" svg:height="0.5cm" svg:x="4.3cm" svg:y="12.594cm" svg:viewBox="0 0 501 501" draw:points="0,501 501,501 501,0 0,0">
          <text:p/>
        </draw:polygon>
        <draw:frame draw:style-name="gr9" draw:text-style-name="P7" draw:layer="layout" svg:width="0.5cm" svg:height="0.5cm" svg:x="4.3cm" svg:y="12.594cm">
          <draw:text-box>
            <text:p text:style-name="P3"><text:span text:style-name="T1">3</text:span></text:p>
          </draw:text-box>
        </draw:frame>
        <draw:polygon draw:style-name="gr1" draw:text-style-name="P7" draw:layer="layout" svg:width="0.5cm" svg:height="0.5cm" svg:x="4.8cm" svg:y="12.594cm" svg:viewBox="0 0 501 501" draw:points="0,501 501,501 501,0 0,0">
          <text:p/>
        </draw:polygon>
        <draw:frame draw:style-name="gr9" draw:text-style-name="P7" draw:layer="layout" svg:width="0.5cm" svg:height="0.5cm" svg:x="4.8cm" svg:y="12.594cm">
          <draw:text-box>
            <text:p text:style-name="P3"><text:span text:style-name="T1">$</text:span></text:p>
          </draw:text-box>
        </draw:frame>
        <draw:polygon draw:style-name="gr1" draw:text-style-name="P7" draw:layer="layout" svg:width="0.5cm" svg:height="0.5cm" svg:x="5.3cm" svg:y="12.594cm" svg:viewBox="0 0 501 501" draw:points="0,501 501,501 501,0 0,0">
          <text:p/>
        </draw:polygon>
        <draw:frame draw:style-name="gr9" draw:text-style-name="P7" draw:layer="layout" svg:width="0.5cm" svg:height="0.5cm" svg:x="5.3cm" svg:y="12.594cm">
          <draw:text-box>
            <text:p text:style-name="P3"><text:span text:style-name="T1">2</text:span></text:p>
          </draw:text-box>
        </draw:frame>
        <draw:polygon draw:style-name="gr1" draw:text-style-name="P7" draw:layer="layout" svg:width="0.5cm" svg:height="0.5cm" svg:x="5.8cm" svg:y="12.594cm" svg:viewBox="0 0 501 501" draw:points="0,501 501,501 501,0 0,0">
          <text:p/>
        </draw:polygon>
        <draw:frame draw:style-name="gr9" draw:text-style-name="P7" draw:layer="layout" svg:width="0.5cm" svg:height="0.5cm" svg:x="5.8cm" svg:y="12.594cm">
          <draw:text-box>
            <text:p text:style-name="P3"><text:span text:style-name="T1">3</text:span></text:p>
          </draw:text-box>
        </draw:frame>
        <draw:polygon draw:style-name="gr1" draw:text-style-name="P7" draw:layer="layout" svg:width="0.5cm" svg:height="0.5cm" svg:x="6.3cm" svg:y="12.594cm" svg:viewBox="0 0 501 501" draw:points="0,501 501,501 501,0 0,0">
          <text:p/>
        </draw:polygon>
        <draw:frame draw:style-name="gr9" draw:text-style-name="P7" draw:layer="layout" svg:width="0.5cm" svg:height="0.5cm" svg:x="6.3cm" svg:y="12.594cm">
          <draw:text-box>
            <text:p text:style-name="P3"><text:span text:style-name="T1">10</text:span></text:p>
          </draw:text-box>
        </draw:frame>
        <draw:polygon draw:style-name="gr1" draw:text-style-name="P7" draw:layer="layout" svg:width="0.5cm" svg:height="0.5cm" svg:x="6.8cm" svg:y="12.594cm" svg:viewBox="0 0 501 501" draw:points="0,501 501,501 501,0 0,0">
          <text:p/>
        </draw:polygon>
        <draw:frame draw:style-name="gr9" draw:text-style-name="P7" draw:layer="layout" svg:width="0.5cm" svg:height="0.5cm" svg:x="6.8cm" svg:y="12.594cm">
          <draw:text-box>
            <text:p text:style-name="P3"><text:span text:style-name="T1">6</text:span></text:p>
          </draw:text-box>
        </draw:frame>
        <draw:polygon draw:style-name="gr1" draw:text-style-name="P7" draw:layer="layout" svg:width="0.5cm" svg:height="0.5cm" svg:x="7.3cm" svg:y="12.594cm" svg:viewBox="0 0 501 501" draw:points="0,501 501,501 501,0 0,0">
          <text:p/>
        </draw:polygon>
        <draw:frame draw:style-name="gr9" draw:text-style-name="P7" draw:layer="layout" svg:width="0.5cm" svg:height="0.5cm" svg:x="7.3cm" svg:y="12.594cm">
          <draw:text-box>
            <text:p text:style-name="P3"><text:span text:style-name="T1">$</text:span></text:p>
          </draw:text-box>
        </draw:frame>
        <draw:polygon draw:style-name="gr1" draw:text-style-name="P7" draw:layer="layout" svg:width="0.5cm" svg:height="0.5cm" svg:x="7.8cm" svg:y="12.594cm" svg:viewBox="0 0 501 501" draw:points="0,501 501,501 501,0 0,0">
          <text:p/>
        </draw:polygon>
        <draw:frame draw:style-name="gr9" draw:text-style-name="P7" draw:layer="layout" svg:width="0.5cm" svg:height="0.5cm" svg:x="7.8cm" svg:y="12.594cm">
          <draw:text-box>
            <text:p text:style-name="P3"><text:span text:style-name="T1">2</text:span></text:p>
          </draw:text-box>
        </draw:frame>
        <draw:polygon draw:style-name="gr1" draw:text-style-name="P7" draw:layer="layout" svg:width="0.5cm" svg:height="0.5cm" svg:x="8.3cm" svg:y="12.594cm" svg:viewBox="0 0 501 501" draw:points="0,501 501,501 501,0 0,0">
          <text:p/>
        </draw:polygon>
        <draw:frame draw:style-name="gr9" draw:text-style-name="P4" draw:layer="layout" svg:width="0.5cm" svg:height="0.5cm" svg:x="8.3cm" svg:y="12.594cm">
          <draw:text-box>
            <text:p text:style-name="P3"><text:span text:style-name="T1">3</text:span></text:p>
          </draw:text-box>
        </draw:frame>
        <draw:polygon draw:style-name="gr1" draw:text-style-name="P7" draw:layer="layout" svg:width="0.5cm" svg:height="0.5cm" svg:x="8.8cm" svg:y="12.594cm" svg:viewBox="0 0 501 501" draw:points="0,501 501,501 501,0 0,0">
          <text:p/>
        </draw:polygon>
        <draw:frame draw:style-name="gr9" draw:text-style-name="P7" draw:layer="layout" svg:width="0.5cm" svg:height="0.5cm" svg:x="8.8cm" svg:y="12.594cm">
          <draw:text-box>
            <text:p text:style-name="P3"><text:span text:style-name="T1">10</text:span></text:p>
          </draw:text-box>
        </draw:frame>
        <draw:polygon draw:style-name="gr1" draw:text-style-name="P7" draw:layer="layout" svg:width="0.5cm" svg:height="0.5cm" svg:x="9.3cm" svg:y="12.594cm" svg:viewBox="0 0 501 501" draw:points="0,501 501,501 501,0 0,0">
          <text:p/>
        </draw:polygon>
        <draw:frame draw:style-name="gr9" draw:text-style-name="P7" draw:layer="layout" svg:width="0.5cm" svg:height="0.5cm" svg:x="9.3cm" svg:y="12.594cm">
          <draw:text-box>
            <text:p text:style-name="P3"><text:span text:style-name="T1">4</text:span></text:p>
          </draw:text-box>
        </draw:frame>
        <draw:polygon draw:style-name="gr1" draw:text-style-name="P7" draw:layer="layout" svg:width="0.5cm" svg:height="0.5cm" svg:x="9.8cm" svg:y="12.594cm" svg:viewBox="0 0 501 501" draw:points="0,501 501,501 501,0 0,0">
          <text:p/>
        </draw:polygon>
        <draw:frame draw:style-name="gr9" draw:text-style-name="P7" draw:layer="layout" svg:width="0.5cm" svg:height="0.5cm" svg:x="9.8cm" svg:y="12.594cm">
          <draw:text-box>
            <text:p text:style-name="P3"><text:span text:style-name="T1">7</text:span></text:p>
          </draw:text-box>
        </draw:frame>
        <draw:polygon draw:style-name="gr1" draw:text-style-name="P7" draw:layer="layout" svg:width="0.5cm" svg:height="0.5cm" svg:x="10.3cm" svg:y="12.596cm" svg:viewBox="0 0 501 501" draw:points="0,501 501,501 501,0 0,0">
          <text:p/>
        </draw:polygon>
        <draw:frame draw:style-name="gr9" draw:text-style-name="P7" draw:layer="layout" svg:width="0.5cm" svg:height="0.5cm" svg:x="10.3cm" svg:y="12.596cm">
          <draw:text-box>
            <text:p text:style-name="P3"><text:span text:style-name="T1">$</text:span></text:p>
          </draw:text-box>
        </draw:frame>
        <draw:polygon draw:style-name="gr1" draw:text-style-name="P7" draw:layer="layout" svg:width="0.5cm" svg:height="0.5cm" svg:x="10.8cm" svg:y="12.596cm" svg:viewBox="0 0 501 501" draw:points="0,501 501,501 501,0 0,0">
          <text:p/>
        </draw:polygon>
        <draw:frame draw:style-name="gr9" draw:text-style-name="P7" draw:layer="layout" svg:width="0.5cm" svg:height="0.5cm" svg:x="10.8cm" svg:y="12.596cm">
          <draw:text-box>
            <text:p text:style-name="P3"><text:span text:style-name="T1">3</text:span></text:p>
          </draw:text-box>
        </draw:frame>
        <draw:polygon draw:style-name="gr1" draw:text-style-name="P7" draw:layer="layout" svg:width="0.5cm" svg:height="0.5cm" svg:x="11.3cm" svg:y="12.596cm" svg:viewBox="0 0 501 501" draw:points="0,501 501,501 501,0 0,0">
          <text:p/>
        </draw:polygon>
        <draw:frame draw:style-name="gr9" draw:text-style-name="P7" draw:layer="layout" svg:width="0.5cm" svg:height="0.5cm" svg:x="11.3cm" svg:y="12.596cm">
          <draw:text-box>
            <text:p text:style-name="P3"><text:span text:style-name="T1">10</text:span></text:p>
          </draw:text-box>
        </draw:frame>
        <draw:polygon draw:style-name="gr1" draw:text-style-name="P7" draw:layer="layout" svg:width="0.5cm" svg:height="0.5cm" svg:x="11.8cm" svg:y="12.596cm" svg:viewBox="0 0 501 501" draw:points="0,501 501,501 501,0 0,0">
          <text:p/>
        </draw:polygon>
        <draw:frame draw:style-name="gr9" draw:text-style-name="P7" draw:layer="layout" svg:width="0.5cm" svg:height="0.5cm" svg:x="11.8cm" svg:y="12.596cm">
          <draw:text-box>
            <text:p text:style-name="P3"><text:span text:style-name="T1">5</text:span></text:p>
          </draw:text-box>
        </draw:frame>
        <draw:polygon draw:style-name="gr1" draw:text-style-name="P7" draw:layer="layout" svg:width="0.5cm" svg:height="0.5cm" svg:x="12.3cm" svg:y="12.596cm" svg:viewBox="0 0 501 501" draw:points="0,501 501,501 501,0 0,0">
          <text:p/>
        </draw:polygon>
        <draw:frame draw:style-name="gr9" draw:text-style-name="P7" draw:layer="layout" svg:width="0.5cm" svg:height="0.5cm" svg:x="12.3cm" svg:y="12.596cm">
          <draw:text-box>
            <text:p text:style-name="P3"><text:span text:style-name="T1">$</text:span></text:p>
          </draw:text-box>
        </draw:frame>
        <draw:polygon draw:style-name="gr1" draw:text-style-name="P7" draw:layer="layout" svg:width="0.5cm" svg:height="0.5cm" svg:x="12.8cm" svg:y="12.596cm" svg:viewBox="0 0 501 501" draw:points="0,501 501,501 501,0 0,0">
          <text:p/>
        </draw:polygon>
        <draw:frame draw:style-name="gr9" draw:text-style-name="P7" draw:layer="layout" svg:width="0.5cm" svg:height="0.5cm" svg:x="12.8cm" svg:y="12.596cm">
          <draw:text-box>
            <text:p text:style-name="P3"><text:span text:style-name="T1">9</text:span></text:p>
          </draw:text-box>
        </draw:frame>
        <draw:polygon draw:style-name="gr1" draw:text-style-name="P7" draw:layer="layout" svg:width="0.5cm" svg:height="0.5cm" svg:x="13.3cm" svg:y="12.596cm" svg:viewBox="0 0 501 501" draw:points="0,501 501,501 501,0 0,0">
          <text:p/>
        </draw:polygon>
        <draw:frame draw:style-name="gr9" draw:text-style-name="P4" draw:layer="layout" svg:width="0.5cm" svg:height="0.5cm" svg:x="13.3cm" svg:y="12.596cm">
          <draw:text-box>
            <text:p text:style-name="P3"><text:span text:style-name="T1">8</text:span></text:p>
          </draw:text-box>
        </draw:frame>
        <draw:polygon draw:style-name="gr1" draw:text-style-name="P7" draw:layer="layout" svg:width="0.5cm" svg:height="0.5cm" svg:x="13.8cm" svg:y="12.596cm" svg:viewBox="0 0 501 501" draw:points="0,501 501,501 501,0 0,0">
          <text:p/>
        </draw:polygon>
        <draw:frame draw:style-name="gr9" draw:text-style-name="P7" draw:layer="layout" svg:width="0.5cm" svg:height="0.5cm" svg:x="13.8cm" svg:y="12.596cm">
          <draw:text-box>
            <text:p text:style-name="P3"><text:span text:style-name="T1">7</text:span></text:p>
          </draw:text-box>
        </draw:frame>
        <draw:polygon draw:style-name="gr1" draw:text-style-name="P7" draw:layer="layout" svg:width="0.5cm" svg:height="0.5cm" svg:x="14.3cm" svg:y="12.596cm" svg:viewBox="0 0 501 501" draw:points="0,501 501,501 501,0 0,0">
          <text:p/>
        </draw:polygon>
        <draw:frame draw:style-name="gr9" draw:text-style-name="P7" draw:layer="layout" svg:width="0.5cm" svg:height="0.5cm" svg:x="14.3cm" svg:y="12.596cm">
          <draw:text-box>
            <text:p text:style-name="P3"><text:span text:style-name="T1">$</text:span></text:p>
          </draw:text-box>
        </draw:frame>
        <draw:frame draw:style-name="gr10" draw:text-style-name="P7" draw:layer="layout" svg:width="0.5cm" svg:height="0.356cm" svg:x="1.3cm" svg:y="12.264cm">
          <draw:text-box>
            <text:p text:style-name="P3"><text:span text:style-name="T4">1</text:span></text:p>
          </draw:text-box>
        </draw:frame>
        <draw:frame draw:style-name="gr10" draw:text-style-name="P7" draw:layer="layout" svg:width="0.5cm" svg:height="0.356cm" svg:x="1.8cm" svg:y="12.264cm">
          <draw:text-box>
            <text:p text:style-name="P3"><text:span text:style-name="T4">2</text:span></text:p>
          </draw:text-box>
        </draw:frame>
        <draw:frame draw:style-name="gr10" draw:text-style-name="P7" draw:layer="layout" svg:width="0.5cm" svg:height="0.356cm" svg:x="2.3cm" svg:y="12.264cm">
          <draw:text-box>
            <text:p text:style-name="P3"><text:span text:style-name="T4">3</text:span></text:p>
          </draw:text-box>
        </draw:frame>
        <draw:frame draw:style-name="gr10" draw:text-style-name="P7" draw:layer="layout" svg:width="0.5cm" svg:height="0.356cm" svg:x="2.8cm" svg:y="12.264cm">
          <draw:text-box>
            <text:p text:style-name="P3"><text:span text:style-name="T4">4</text:span></text:p>
          </draw:text-box>
        </draw:frame>
        <draw:frame draw:style-name="gr10" draw:text-style-name="P7" draw:layer="layout" svg:width="0.5cm" svg:height="0.356cm" svg:x="3.3cm" svg:y="12.264cm">
          <draw:text-box>
            <text:p text:style-name="P3"><text:span text:style-name="T4">5</text:span></text:p>
          </draw:text-box>
        </draw:frame>
        <draw:frame draw:style-name="gr10" draw:text-style-name="P7" draw:layer="layout" svg:width="0.5cm" svg:height="0.356cm" svg:x="3.8cm" svg:y="12.264cm">
          <draw:text-box>
            <text:p text:style-name="P3"><text:span text:style-name="T4">6</text:span></text:p>
          </draw:text-box>
        </draw:frame>
        <draw:frame draw:style-name="gr10" draw:text-style-name="P7" draw:layer="layout" svg:width="0.5cm" svg:height="0.356cm" svg:x="4.3cm" svg:y="12.264cm">
          <draw:text-box>
            <text:p text:style-name="P3"><text:span text:style-name="T4">7</text:span></text:p>
          </draw:text-box>
        </draw:frame>
        <draw:frame draw:style-name="gr10" draw:text-style-name="P7" draw:layer="layout" svg:width="0.5cm" svg:height="0.356cm" svg:x="4.8cm" svg:y="12.264cm">
          <draw:text-box>
            <text:p text:style-name="P3"><text:span text:style-name="T4">8</text:span></text:p>
          </draw:text-box>
        </draw:frame>
        <draw:frame draw:style-name="gr10" draw:text-style-name="P7" draw:layer="layout" svg:width="0.5cm" svg:height="0.356cm" svg:x="5.3cm" svg:y="12.264cm">
          <draw:text-box>
            <text:p text:style-name="P3"><text:span text:style-name="T4">9</text:span></text:p>
          </draw:text-box>
        </draw:frame>
        <draw:frame draw:style-name="gr10" draw:text-style-name="P7" draw:layer="layout" svg:width="0.5cm" svg:height="0.356cm" svg:x="5.8cm" svg:y="12.264cm">
          <draw:text-box>
            <text:p text:style-name="P3"><text:span text:style-name="T4">10</text:span></text:p>
          </draw:text-box>
        </draw:frame>
        <draw:frame draw:style-name="gr10" draw:text-style-name="P7" draw:layer="layout" svg:width="0.5cm" svg:height="0.356cm" svg:x="6.3cm" svg:y="12.264cm">
          <draw:text-box>
            <text:p text:style-name="P3"><text:span text:style-name="T4">11</text:span></text:p>
          </draw:text-box>
        </draw:frame>
        <draw:frame draw:style-name="gr10" draw:text-style-name="P7" draw:layer="layout" svg:width="0.5cm" svg:height="0.356cm" svg:x="6.8cm" svg:y="12.264cm">
          <draw:text-box>
            <text:p text:style-name="P3"><text:span text:style-name="T4">12</text:span></text:p>
          </draw:text-box>
        </draw:frame>
        <draw:frame draw:style-name="gr10" draw:text-style-name="P7" draw:layer="layout" svg:width="0.5cm" svg:height="0.356cm" svg:x="7.3cm" svg:y="12.264cm">
          <draw:text-box>
            <text:p text:style-name="P3"><text:span text:style-name="T4">13</text:span></text:p>
          </draw:text-box>
        </draw:frame>
        <draw:frame draw:style-name="gr10" draw:text-style-name="P7" draw:layer="layout" svg:width="0.5cm" svg:height="0.356cm" svg:x="7.8cm" svg:y="12.264cm">
          <draw:text-box>
            <text:p text:style-name="P3"><text:span text:style-name="T4">14</text:span></text:p>
          </draw:text-box>
        </draw:frame>
        <draw:frame draw:style-name="gr10" draw:text-style-name="P7" draw:layer="layout" svg:width="0.5cm" svg:height="0.356cm" svg:x="8.3cm" svg:y="12.264cm">
          <draw:text-box>
            <text:p text:style-name="P3"><text:span text:style-name="T4">15</text:span></text:p>
          </draw:text-box>
        </draw:frame>
        <draw:frame draw:style-name="gr10" draw:text-style-name="P7" draw:layer="layout" svg:width="0.5cm" svg:height="0.356cm" svg:x="8.8cm" svg:y="12.264cm">
          <draw:text-box>
            <text:p text:style-name="P3"><text:span text:style-name="T4">16</text:span></text:p>
          </draw:text-box>
        </draw:frame>
        <draw:frame draw:style-name="gr10" draw:text-style-name="P7" draw:layer="layout" svg:width="0.5cm" svg:height="0.356cm" svg:x="9.3cm" svg:y="12.264cm">
          <draw:text-box>
            <text:p text:style-name="P3"><text:span text:style-name="T4">17</text:span></text:p>
          </draw:text-box>
        </draw:frame>
        <draw:frame draw:style-name="gr10" draw:text-style-name="P7" draw:layer="layout" svg:width="0.5cm" svg:height="0.356cm" svg:x="9.8cm" svg:y="12.264cm">
          <draw:text-box>
            <text:p text:style-name="P3"><text:span text:style-name="T4">18</text:span></text:p>
          </draw:text-box>
        </draw:frame>
        <draw:frame draw:style-name="gr10" draw:text-style-name="P7" draw:layer="layout" svg:width="0.5cm" svg:height="0.356cm" svg:x="10.3cm" svg:y="12.264cm">
          <draw:text-box>
            <text:p text:style-name="P3"><text:span text:style-name="T4">19</text:span></text:p>
          </draw:text-box>
        </draw:frame>
        <draw:frame draw:style-name="gr10" draw:text-style-name="P7" draw:layer="layout" svg:width="0.5cm" svg:height="0.356cm" svg:x="10.8cm" svg:y="12.266cm">
          <draw:text-box>
            <text:p text:style-name="P3"><text:span text:style-name="T4">20</text:span></text:p>
          </draw:text-box>
        </draw:frame>
        <draw:frame draw:style-name="gr10" draw:text-style-name="P7" draw:layer="layout" svg:width="0.5cm" svg:height="0.356cm" svg:x="11.3cm" svg:y="12.266cm">
          <draw:text-box>
            <text:p text:style-name="P3"><text:span text:style-name="T4">21</text:span></text:p>
          </draw:text-box>
        </draw:frame>
        <draw:frame draw:style-name="gr10" draw:text-style-name="P7" draw:layer="layout" svg:width="0.5cm" svg:height="0.356cm" svg:x="11.8cm" svg:y="12.266cm">
          <draw:text-box>
            <text:p text:style-name="P3"><text:span text:style-name="T4">22</text:span></text:p>
          </draw:text-box>
        </draw:frame>
        <draw:frame draw:style-name="gr10" draw:text-style-name="P7" draw:layer="layout" svg:width="0.5cm" svg:height="0.356cm" svg:x="12.3cm" svg:y="12.266cm">
          <draw:text-box>
            <text:p text:style-name="P3"><text:span text:style-name="T4">23</text:span></text:p>
          </draw:text-box>
        </draw:frame>
        <draw:frame draw:style-name="gr10" draw:text-style-name="P7" draw:layer="layout" svg:width="0.5cm" svg:height="0.356cm" svg:x="12.8cm" svg:y="12.266cm">
          <draw:text-box>
            <text:p text:style-name="P3"><text:span text:style-name="T4">24</text:span></text:p>
          </draw:text-box>
        </draw:frame>
        <draw:frame draw:style-name="gr10" draw:text-style-name="P7" draw:layer="layout" svg:width="0.5cm" svg:height="0.356cm" svg:x="13.3cm" svg:y="12.266cm">
          <draw:text-box>
            <text:p text:style-name="P3"><text:span text:style-name="T4">25</text:span></text:p>
          </draw:text-box>
        </draw:frame>
        <draw:frame draw:style-name="gr10" draw:text-style-name="P7" draw:layer="layout" svg:width="0.5cm" svg:height="0.356cm" svg:x="13.8cm" svg:y="12.266cm">
          <draw:text-box>
            <text:p text:style-name="P3"><text:span text:style-name="T4">26</text:span></text:p>
          </draw:text-box>
        </draw:frame>
        <draw:frame draw:style-name="gr10" draw:text-style-name="P7" draw:layer="layout" svg:width="0.5cm" svg:height="0.356cm" svg:x="14.3cm" svg:y="12.266cm">
          <draw:text-box>
            <text:p text:style-name="P3"><text:span text:style-name="T4">27</text:span></text:p>
          </draw:text-box>
        </draw:frame>
        <draw:frame draw:style-name="gr10" draw:text-style-name="P7" draw:layer="layout" svg:width="0.5cm" svg:height="0.356cm" svg:x="14.8cm" svg:y="12.266cm">
          <draw:text-box>
            <text:p text:style-name="P3"><text:span text:style-name="T4">28</text:span></text:p>
          </draw:text-box>
        </draw:frame>
        <draw:frame draw:style-name="gr21" draw:text-style-name="P4" draw:layer="layout" svg:width="0.5cm" svg:height="0.385cm" svg:x="2.755cm" svg:y="4.642cm">
          <draw:text-box>
            <text:p text:style-name="P3"><text:span text:style-name="T4">4</text:span></text:p>
          </draw:text-box>
        </draw:frame>
        <draw:frame draw:style-name="gr29" draw:text-style-name="P29" draw:layer="layout" svg:width="0.5cm" svg:height="0.393cm" svg:x="7.257cm" svg:y="10.824cm">
          <draw:text-box>
            <text:p text:style-name="P3"><text:span text:style-name="T3">10</text:span></text:p>
          </draw:text-box>
        </draw:frame>
        <draw:polygon draw:style-name="gr1" draw:text-style-name="P1" draw:layer="layout" svg:width="0.5cm" svg:height="0.357cm" svg:x="7.757cm" svg:y="10.842cm" svg:viewBox="0 0 501 358" draw:points="0,358 501,358 501,0 0,0">
          <text:p/>
        </draw:polygon>
        <draw:polygon draw:style-name="gr1" draw:text-style-name="P1" draw:layer="layout" svg:width="0.5cm" svg:height="0.357cm" svg:x="8.257cm" svg:y="10.842cm" svg:viewBox="0 0 501 358" draw:points="0,358 501,358 501,0 0,0">
          <text:p/>
        </draw:polygon>
        <draw:polygon draw:style-name="gr1" draw:text-style-name="P1" draw:layer="layout" svg:width="0.5cm" svg:height="0.357cm" svg:x="9.257cm" svg:y="10.842cm" svg:viewBox="0 0 501 358" draw:points="0,358 501,358 501,0 0,0">
          <text:p/>
        </draw:polygon>
        <draw:polygon draw:style-name="gr1" draw:text-style-name="P1" draw:layer="layout" svg:width="0.5cm" svg:height="0.357cm" svg:x="9.757cm" svg:y="10.842cm" svg:viewBox="0 0 501 358" draw:points="0,358 501,358 501,0 0,0">
          <text:p/>
        </draw:polygon>
        <draw:frame draw:style-name="gr29" draw:text-style-name="P29" draw:layer="layout" svg:width="0.5cm" svg:height="0.393cm" svg:x="10.257cm" svg:y="10.825cm">
          <draw:text-box>
            <text:p text:style-name="P3"><text:span text:style-name="T3">8</text:span></text:p>
          </draw:text-box>
        </draw:frame>
        <draw:polygon draw:style-name="gr1" draw:text-style-name="P1" draw:layer="layout" svg:width="0.5cm" svg:height="0.357cm" svg:x="10.757cm" svg:y="10.843cm" svg:viewBox="0 0 501 358" draw:points="0,358 501,358 501,0 0,0">
          <text:p/>
        </draw:polygon>
        <draw:polygon draw:style-name="gr1" draw:text-style-name="P1" draw:layer="layout" svg:width="0.5cm" svg:height="0.357cm" svg:x="11.257cm" svg:y="10.843cm" svg:viewBox="0 0 501 358" draw:points="0,358 501,358 501,0 0,0">
          <text:p/>
        </draw:polygon>
        <draw:polygon draw:style-name="gr1" draw:text-style-name="P1" draw:layer="layout" svg:width="0.5cm" svg:height="0.357cm" svg:x="11.757cm" svg:y="10.843cm" svg:viewBox="0 0 501 358" draw:points="0,358 501,358 501,0 0,0">
          <text:p/>
        </draw:polygon>
        <draw:frame draw:style-name="gr29" draw:text-style-name="P29" draw:layer="layout" svg:width="0.5cm" svg:height="0.393cm" svg:x="12.257cm" svg:y="10.825cm">
          <draw:text-box>
            <text:p text:style-name="P3"><text:span text:style-name="T3">15</text:span></text:p>
          </draw:text-box>
        </draw:frame>
        <draw:polygon draw:style-name="gr1" draw:text-style-name="P1" draw:layer="layout" svg:width="0.5cm" svg:height="0.357cm" svg:x="12.757cm" svg:y="10.843cm" svg:viewBox="0 0 501 358" draw:points="0,358 501,358 501,0 0,0">
          <text:p/>
        </draw:polygon>
        <draw:polygon draw:style-name="gr1" draw:text-style-name="P1" draw:layer="layout" svg:width="0.5cm" svg:height="0.357cm" svg:x="13.257cm" svg:y="10.843cm" svg:viewBox="0 0 501 358" draw:points="0,358 501,358 501,0 0,0">
          <text:p/>
        </draw:polygon>
        <draw:polygon draw:style-name="gr1" draw:text-style-name="P1" draw:layer="layout" svg:width="0.5cm" svg:height="0.357cm" svg:x="13.757cm" svg:y="10.843cm" svg:viewBox="0 0 501 358" draw:points="0,358 501,358 501,0 0,0">
          <text:p/>
        </draw:polygon>
        <draw:frame draw:style-name="gr29" draw:text-style-name="P29" draw:layer="layout" svg:width="0.5cm" svg:height="0.393cm" svg:x="14.257cm" svg:y="10.825cm">
          <draw:text-box>
            <text:p text:style-name="P3"><text:span text:style-name="T3">11</text:span></text:p>
          </draw:text-box>
        </draw:frame>
        <draw:polygon draw:style-name="gr2" draw:text-style-name="P2" draw:layer="layout" svg:width="0.5cm" svg:height="0.357cm" svg:x="1.757cm" svg:y="10.842cm" svg:viewBox="0 0 501 358" draw:points="0,358 501,358 501,0 0,0">
          <text:p/>
        </draw:polygon>
        <draw:polygon draw:style-name="gr2" draw:text-style-name="P2" draw:layer="layout" svg:width="0.5cm" svg:height="0.357cm" svg:x="2.257cm" svg:y="10.842cm" svg:viewBox="0 0 501 358" draw:points="0,358 501,358 501,0 0,0">
          <text:p/>
        </draw:polygon>
        <draw:frame draw:style-name="gr29" draw:text-style-name="P29" draw:layer="layout" svg:width="0.5cm" svg:height="0.393cm" svg:x="2.757cm" svg:y="10.824cm">
          <draw:text-box>
            <text:p text:style-name="P3"><text:span text:style-name="T3">10</text:span></text:p>
          </draw:text-box>
        </draw:frame>
        <draw:polygon draw:style-name="gr2" draw:text-style-name="P2" draw:layer="layout" svg:width="0.5cm" svg:height="0.357cm" svg:x="3.257cm" svg:y="10.842cm" svg:viewBox="0 0 501 358" draw:points="0,358 501,358 501,0 0,0">
          <text:p/>
        </draw:polygon>
        <draw:polygon draw:style-name="gr2" draw:text-style-name="P2" draw:layer="layout" svg:width="0.5cm" svg:height="0.357cm" svg:x="3.757cm" svg:y="10.842cm" svg:viewBox="0 0 501 358" draw:points="0,358 501,358 501,0 0,0">
          <text:p/>
        </draw:polygon>
        <draw:polygon draw:style-name="gr2" draw:text-style-name="P2" draw:layer="layout" svg:width="0.5cm" svg:height="0.357cm" svg:x="4.257cm" svg:y="10.842cm" svg:viewBox="0 0 501 358" draw:points="0,358 501,358 501,0 0,0">
          <text:p/>
        </draw:polygon>
        <draw:frame draw:style-name="gr29" draw:text-style-name="P29" draw:layer="layout" svg:width="0.5cm" svg:height="0.393cm" svg:x="4.757cm" svg:y="10.824cm">
          <draw:text-box>
            <text:p text:style-name="P3"><text:span text:style-name="T3">0</text:span></text:p>
          </draw:text-box>
        </draw:frame>
        <draw:polygon draw:style-name="gr1" draw:text-style-name="P1" draw:layer="layout" svg:width="0.5cm" svg:height="0.357cm" svg:x="5.257cm" svg:y="10.842cm" svg:viewBox="0 0 501 358" draw:points="0,358 501,358 501,0 0,0">
          <text:p/>
        </draw:polygon>
        <draw:polygon draw:style-name="gr1" draw:text-style-name="P1" draw:layer="layout" svg:width="0.5cm" svg:height="0.357cm" svg:x="5.757cm" svg:y="10.842cm" svg:viewBox="0 0 501 358" draw:points="0,358 501,358 501,0 0,0">
          <text:p/>
        </draw:polygon>
        <draw:polygon draw:style-name="gr1" draw:text-style-name="P1" draw:layer="layout" svg:width="0.5cm" svg:height="0.357cm" svg:x="6.257cm" svg:y="10.842cm" svg:viewBox="0 0 501 358" draw:points="0,358 501,358 501,0 0,0">
          <text:p/>
        </draw:polygon>
        <draw:polygon draw:style-name="gr1" draw:text-style-name="P1" draw:layer="layout" svg:width="0.5cm" svg:height="0.357cm" svg:x="6.757cm" svg:y="10.842cm" svg:viewBox="0 0 501 358" draw:points="0,358 501,358 501,0 0,0">
          <text:p/>
        </draw:polygon>
        <draw:polygon draw:style-name="gr2" draw:text-style-name="P2" draw:layer="layout" svg:width="0.5cm" svg:height="0.357cm" svg:x="1.259cm" svg:y="10.845cm" svg:viewBox="0 0 501 358" draw:points="0,358 501,358 501,0 0,0">
          <text:p/>
        </draw:polygon>
        <draw:polygon draw:style-name="gr1" draw:text-style-name="P1" draw:layer="layout" svg:width="0.5cm" svg:height="0.357cm" svg:x="8.757cm" svg:y="10.842cm" svg:viewBox="0 0 501 358" draw:points="0,358 501,358 501,0 0,0">
          <text:p/>
        </draw:polygon>
        <draw:frame draw:style-name="gr30" draw:text-style-name="P21" draw:layer="layout" svg:width="0.955cm" svg:height="0.498cm" svg:x="0.303cm" svg:y="10.807cm">
          <draw:text-box>
            <text:p text:style-name="P3"><text:span text:style-name="T8">Icode</text:span><text:span text:style-name="T11">Y</text:span></text:p>
          </draw:text-box>
        </draw:frame>
        <draw:frame draw:style-name="gr6" draw:text-style-name="P8" draw:layer="layout" svg:width="0.5cm" svg:height="0.395cm" svg:x="1.258cm" svg:y="10.844cm">
          <draw:text-box>
            <text:p text:style-name="P3"><text:span text:style-name="T4">0</text:span></text:p>
          </draw:text-box>
        </draw:frame>
        <draw:frame draw:style-name="gr6" draw:text-style-name="P8" draw:layer="layout" svg:width="0.5cm" svg:height="0.395cm" svg:x="1.758cm" svg:y="10.844cm">
          <draw:text-box>
            <text:p text:style-name="P3"><text:span text:style-name="T4">0</text:span></text:p>
          </draw:text-box>
        </draw:frame>
        <draw:frame draw:style-name="gr6" draw:text-style-name="P8" draw:layer="layout" svg:width="0.5cm" svg:height="0.395cm" svg:x="2.258cm" svg:y="10.844cm">
          <draw:text-box>
            <text:p text:style-name="P3"><text:span text:style-name="T4">5</text:span></text:p>
          </draw:text-box>
        </draw:frame>
        <draw:frame draw:style-name="gr6" draw:text-style-name="P8" draw:layer="layout" svg:width="0.5cm" svg:height="0.395cm" svg:x="3.258cm" svg:y="10.849cm">
          <draw:text-box>
            <text:p text:style-name="P3"><text:span text:style-name="T4">2</text:span></text:p>
          </draw:text-box>
        </draw:frame>
        <draw:frame draw:style-name="gr6" draw:text-style-name="P8" draw:layer="layout" svg:width="0.5cm" svg:height="0.395cm" svg:x="3.758cm" svg:y="10.844cm">
          <draw:text-box>
            <text:p text:style-name="P3"><text:span text:style-name="T4">9</text:span></text:p>
          </draw:text-box>
        </draw:frame>
        <draw:frame draw:style-name="gr6" draw:text-style-name="P8" draw:layer="layout" svg:width="0.5cm" svg:height="0.395cm" svg:x="4.258cm" svg:y="10.844cm">
          <draw:text-box>
            <text:p text:style-name="P3"><text:span text:style-name="T4">12</text:span></text:p>
          </draw:text-box>
        </draw:frame>
        <draw:frame draw:style-name="gr6" draw:text-style-name="P8" draw:layer="layout" svg:width="0.5cm" svg:height="0.395cm" svg:x="5.258cm" svg:y="10.844cm">
          <draw:text-box>
            <text:p text:style-name="P3"><text:span text:style-name="T4">5</text:span></text:p>
          </draw:text-box>
        </draw:frame>
        <draw:frame draw:style-name="gr6" draw:text-style-name="P8" draw:layer="layout" svg:width="0.5cm" svg:height="0.395cm" svg:x="5.758cm" svg:y="10.844cm">
          <draw:text-box>
            <text:p text:style-name="P3"><text:span text:style-name="T4">3</text:span></text:p>
          </draw:text-box>
        </draw:frame>
        <draw:frame draw:style-name="gr6" draw:text-style-name="P8" draw:layer="layout" svg:width="0.5cm" svg:height="0.395cm" svg:x="6.258cm" svg:y="10.844cm">
          <draw:text-box>
            <text:p text:style-name="P3"><text:span text:style-name="T4">7</text:span></text:p>
          </draw:text-box>
        </draw:frame>
        <draw:frame draw:style-name="gr6" draw:text-style-name="P8" draw:layer="layout" svg:width="0.5cm" svg:height="0.395cm" svg:x="6.758cm" svg:y="10.844cm">
          <draw:text-box>
            <text:p text:style-name="P3"><text:span text:style-name="T4">2</text:span></text:p>
          </draw:text-box>
        </draw:frame>
        <draw:frame draw:style-name="gr6" draw:text-style-name="P8" draw:layer="layout" svg:width="0.5cm" svg:height="0.395cm" svg:x="7.758cm" svg:y="10.844cm">
          <draw:text-box>
            <text:p text:style-name="P3"><text:span text:style-name="T4">5</text:span></text:p>
          </draw:text-box>
        </draw:frame>
        <draw:frame draw:style-name="gr6" draw:text-style-name="P8" draw:layer="layout" svg:width="0.5cm" svg:height="0.395cm" svg:x="8.258cm" svg:y="10.844cm">
          <draw:text-box>
            <text:p text:style-name="P3"><text:span text:style-name="T4">8</text:span></text:p>
          </draw:text-box>
        </draw:frame>
        <draw:frame draw:style-name="gr6" draw:text-style-name="P8" draw:layer="layout" svg:width="0.5cm" svg:height="0.395cm" svg:x="8.758cm" svg:y="10.844cm">
          <draw:text-box>
            <text:p text:style-name="P3"><text:span text:style-name="T4">4</text:span></text:p>
          </draw:text-box>
        </draw:frame>
        <draw:frame draw:style-name="gr6" draw:text-style-name="P8" draw:layer="layout" svg:width="0.5cm" svg:height="0.395cm" svg:x="9.258cm" svg:y="10.844cm">
          <draw:text-box>
            <text:p text:style-name="P3"><text:span text:style-name="T4">9</text:span></text:p>
          </draw:text-box>
        </draw:frame>
        <draw:frame draw:style-name="gr6" draw:text-style-name="P8" draw:layer="layout" svg:width="0.5cm" svg:height="0.395cm" svg:x="9.758cm" svg:y="10.844cm">
          <draw:text-box>
            <text:p text:style-name="P3"><text:span text:style-name="T4">13</text:span></text:p>
          </draw:text-box>
        </draw:frame>
        <draw:frame draw:style-name="gr6" draw:text-style-name="P8" draw:layer="layout" svg:width="0.5cm" svg:height="0.395cm" svg:x="10.758cm" svg:y="10.846cm">
          <draw:text-box>
            <text:p text:style-name="P3"><text:span text:style-name="T4">12</text:span></text:p>
          </draw:text-box>
        </draw:frame>
        <draw:frame draw:style-name="gr6" draw:text-style-name="P8" draw:layer="layout" svg:width="0.5cm" svg:height="0.395cm" svg:x="11.258cm" svg:y="10.846cm">
          <draw:text-box>
            <text:p text:style-name="P3"><text:span text:style-name="T4">15</text:span></text:p>
          </draw:text-box>
        </draw:frame>
        <draw:frame draw:style-name="gr6" draw:text-style-name="P8" draw:layer="layout" svg:width="0.5cm" svg:height="0.395cm" svg:x="11.758cm" svg:y="10.846cm">
          <draw:text-box>
            <text:p text:style-name="P3"><text:span text:style-name="T4">10</text:span></text:p>
          </draw:text-box>
        </draw:frame>
        <draw:frame draw:style-name="gr6" draw:text-style-name="P8" draw:layer="layout" svg:width="0.5cm" svg:height="0.395cm" svg:x="12.758cm" svg:y="10.846cm">
          <draw:text-box>
            <text:p text:style-name="P3"><text:span text:style-name="T4">14</text:span></text:p>
          </draw:text-box>
        </draw:frame>
        <draw:frame draw:style-name="gr6" draw:text-style-name="P8" draw:layer="layout" svg:width="0.5cm" svg:height="0.395cm" svg:x="13.258cm" svg:y="10.846cm">
          <draw:text-box>
            <text:p text:style-name="P3"><text:span text:style-name="T4">12</text:span></text:p>
          </draw:text-box>
        </draw:frame>
        <draw:frame draw:style-name="gr6" draw:text-style-name="P8" draw:layer="layout" svg:width="0.5cm" svg:height="0.395cm" svg:x="13.758cm" svg:y="10.846cm">
          <draw:text-box>
            <text:p text:style-name="P3"><text:span text:style-name="T4">6</text:span></text:p>
          </draw:text-box>
        </draw:frame>
        <draw:polygon draw:style-name="gr1" draw:text-style-name="P7" draw:layer="layout" svg:width="0.5cm" svg:height="0.357cm" svg:x="14.254cm" svg:y="5.642cm" svg:viewBox="0 0 501 358" draw:points="0,358 501,358 501,0 0,0">
          <text:p/>
        </draw:polygon>
        <draw:frame draw:style-name="gr29" draw:text-style-name="P29" draw:layer="layout" svg:width="0.5cm" svg:height="0.393cm" svg:x="14.757cm" svg:y="10.826cm">
          <draw:text-box>
            <text:p text:style-name="P3"><text:span text:style-name="T3">14</text:span></text:p>
          </draw:text-box>
        </draw:frame>
        <draw:frame draw:style-name="gr21" draw:text-style-name="P4" draw:layer="layout" svg:width="0.5cm" svg:height="0.385cm" svg:x="2.776cm" svg:y="10.523cm">
          <draw:text-box>
            <text:p text:style-name="P3"><text:span text:style-name="T4">4</text:span></text:p>
          </draw:text-box>
        </draw:frame>
        <draw:frame draw:style-name="gr21" draw:text-style-name="P4" draw:layer="layout" svg:width="0.5cm" svg:height="0.385cm" svg:x="1.274cm" svg:y="10.526cm">
          <draw:text-box>
            <text:p text:style-name="P3"><text:span text:style-name="T4">1</text:span></text:p>
          </draw:text-box>
        </draw:frame>
        <draw:frame draw:style-name="gr21" draw:text-style-name="P4" draw:layer="layout" svg:width="0.5cm" svg:height="0.385cm" svg:x="1.774cm" svg:y="10.526cm">
          <draw:text-box>
            <text:p text:style-name="P3"><text:span text:style-name="T4">2</text:span></text:p>
          </draw:text-box>
        </draw:frame>
        <draw:frame draw:style-name="gr21" draw:text-style-name="P4" draw:layer="layout" svg:width="0.5cm" svg:height="0.385cm" svg:x="2.274cm" svg:y="10.526cm">
          <draw:text-box>
            <text:p text:style-name="P3"><text:span text:style-name="T4">3</text:span></text:p>
          </draw:text-box>
        </draw:frame>
        <draw:frame draw:style-name="gr21" draw:text-style-name="P4" draw:layer="layout" svg:width="0.5cm" svg:height="0.385cm" svg:x="3.274cm" svg:y="10.526cm">
          <draw:text-box>
            <text:p text:style-name="P3"><text:span text:style-name="T4">5</text:span></text:p>
          </draw:text-box>
        </draw:frame>
        <draw:frame draw:style-name="gr21" draw:text-style-name="P4" draw:layer="layout" svg:width="0.5cm" svg:height="0.385cm" svg:x="3.774cm" svg:y="10.526cm">
          <draw:text-box>
            <text:p text:style-name="P3"><text:span text:style-name="T4">6</text:span></text:p>
          </draw:text-box>
        </draw:frame>
        <draw:frame draw:style-name="gr21" draw:text-style-name="P4" draw:layer="layout" svg:width="0.5cm" svg:height="0.385cm" svg:x="4.274cm" svg:y="10.526cm">
          <draw:text-box>
            <text:p text:style-name="P3"><text:span text:style-name="T4">7</text:span></text:p>
          </draw:text-box>
        </draw:frame>
        <draw:frame draw:style-name="gr21" draw:text-style-name="P4" draw:layer="layout" svg:width="0.5cm" svg:height="0.385cm" svg:x="4.774cm" svg:y="10.526cm">
          <draw:text-box>
            <text:p text:style-name="P3"><text:span text:style-name="T4">8</text:span></text:p>
          </draw:text-box>
        </draw:frame>
        <draw:frame draw:style-name="gr21" draw:text-style-name="P4" draw:layer="layout" svg:width="0.5cm" svg:height="0.385cm" svg:x="5.274cm" svg:y="10.526cm">
          <draw:text-box>
            <text:p text:style-name="P3"><text:span text:style-name="T4">9</text:span></text:p>
          </draw:text-box>
        </draw:frame>
        <draw:frame draw:style-name="gr21" draw:text-style-name="P4" draw:layer="layout" svg:width="0.5cm" svg:height="0.385cm" svg:x="5.774cm" svg:y="10.526cm">
          <draw:text-box>
            <text:p text:style-name="P3"><text:span text:style-name="T4">10</text:span></text:p>
          </draw:text-box>
        </draw:frame>
        <draw:frame draw:style-name="gr21" draw:text-style-name="P4" draw:layer="layout" svg:width="0.5cm" svg:height="0.385cm" svg:x="6.274cm" svg:y="10.526cm">
          <draw:text-box>
            <text:p text:style-name="P3"><text:span text:style-name="T4">11</text:span></text:p>
          </draw:text-box>
        </draw:frame>
        <draw:frame draw:style-name="gr21" draw:text-style-name="P4" draw:layer="layout" svg:width="0.5cm" svg:height="0.385cm" svg:x="6.774cm" svg:y="10.526cm">
          <draw:text-box>
            <text:p text:style-name="P3"><text:span text:style-name="T4">12</text:span></text:p>
          </draw:text-box>
        </draw:frame>
        <draw:frame draw:style-name="gr21" draw:text-style-name="P4" draw:layer="layout" svg:width="0.5cm" svg:height="0.385cm" svg:x="7.274cm" svg:y="10.526cm">
          <draw:text-box>
            <text:p text:style-name="P3"><text:span text:style-name="T4">13</text:span></text:p>
          </draw:text-box>
        </draw:frame>
        <draw:frame draw:style-name="gr21" draw:text-style-name="P4" draw:layer="layout" svg:width="0.5cm" svg:height="0.385cm" svg:x="7.774cm" svg:y="10.526cm">
          <draw:text-box>
            <text:p text:style-name="P3"><text:span text:style-name="T4">14</text:span></text:p>
          </draw:text-box>
        </draw:frame>
        <draw:frame draw:style-name="gr21" draw:text-style-name="P4" draw:layer="layout" svg:width="0.5cm" svg:height="0.385cm" svg:x="8.274cm" svg:y="10.526cm">
          <draw:text-box>
            <text:p text:style-name="P3"><text:span text:style-name="T4">15</text:span></text:p>
          </draw:text-box>
        </draw:frame>
        <draw:frame draw:style-name="gr21" draw:text-style-name="P4" draw:layer="layout" svg:width="0.5cm" svg:height="0.385cm" svg:x="8.774cm" svg:y="10.526cm">
          <draw:text-box>
            <text:p text:style-name="P3"><text:span text:style-name="T4">16</text:span></text:p>
          </draw:text-box>
        </draw:frame>
        <draw:frame draw:style-name="gr21" draw:text-style-name="P4" draw:layer="layout" svg:width="0.5cm" svg:height="0.385cm" svg:x="9.274cm" svg:y="10.526cm">
          <draw:text-box>
            <text:p text:style-name="P3"><text:span text:style-name="T4">17</text:span></text:p>
          </draw:text-box>
        </draw:frame>
        <draw:frame draw:style-name="gr21" draw:text-style-name="P4" draw:layer="layout" svg:width="0.5cm" svg:height="0.385cm" svg:x="9.774cm" svg:y="10.526cm">
          <draw:text-box>
            <text:p text:style-name="P3"><text:span text:style-name="T4">18</text:span></text:p>
          </draw:text-box>
        </draw:frame>
        <draw:frame draw:style-name="gr21" draw:text-style-name="P4" draw:layer="layout" svg:width="0.5cm" svg:height="0.385cm" svg:x="10.274cm" svg:y="10.526cm">
          <draw:text-box>
            <text:p text:style-name="P3"><text:span text:style-name="T4">19</text:span></text:p>
          </draw:text-box>
        </draw:frame>
        <draw:frame draw:style-name="gr24" draw:text-style-name="P4" draw:layer="layout" svg:width="0.5cm" svg:height="0.386cm" svg:x="10.774cm" svg:y="10.527cm">
          <draw:text-box>
            <text:p text:style-name="P3"><text:span text:style-name="T4">20</text:span></text:p>
          </draw:text-box>
        </draw:frame>
        <draw:frame draw:style-name="gr24" draw:text-style-name="P4" draw:layer="layout" svg:width="0.5cm" svg:height="0.386cm" svg:x="11.274cm" svg:y="10.527cm">
          <draw:text-box>
            <text:p text:style-name="P3"><text:span text:style-name="T4">21</text:span></text:p>
          </draw:text-box>
        </draw:frame>
        <draw:frame draw:style-name="gr24" draw:text-style-name="P4" draw:layer="layout" svg:width="0.5cm" svg:height="0.386cm" svg:x="11.774cm" svg:y="10.527cm">
          <draw:text-box>
            <text:p text:style-name="P3"><text:span text:style-name="T4">22</text:span></text:p>
          </draw:text-box>
        </draw:frame>
        <draw:frame draw:style-name="gr24" draw:text-style-name="P4" draw:layer="layout" svg:width="0.5cm" svg:height="0.386cm" svg:x="12.274cm" svg:y="10.527cm">
          <draw:text-box>
            <text:p text:style-name="P3"><text:span text:style-name="T4">23</text:span></text:p>
          </draw:text-box>
        </draw:frame>
        <draw:frame draw:style-name="gr24" draw:text-style-name="P4" draw:layer="layout" svg:width="0.5cm" svg:height="0.386cm" svg:x="12.774cm" svg:y="10.527cm">
          <draw:text-box>
            <text:p text:style-name="P3"><text:span text:style-name="T4">24</text:span></text:p>
          </draw:text-box>
        </draw:frame>
        <draw:frame draw:style-name="gr24" draw:text-style-name="P4" draw:layer="layout" svg:width="0.5cm" svg:height="0.386cm" svg:x="13.274cm" svg:y="10.527cm">
          <draw:text-box>
            <text:p text:style-name="P3"><text:span text:style-name="T4">25</text:span></text:p>
          </draw:text-box>
        </draw:frame>
        <draw:frame draw:style-name="gr24" draw:text-style-name="P4" draw:layer="layout" svg:width="0.5cm" svg:height="0.386cm" svg:x="13.774cm" svg:y="10.527cm">
          <draw:text-box>
            <text:p text:style-name="P3"><text:span text:style-name="T4">26</text:span></text:p>
          </draw:text-box>
        </draw:frame>
        <draw:frame draw:style-name="gr24" draw:text-style-name="P4" draw:layer="layout" svg:width="0.5cm" svg:height="0.386cm" svg:x="14.274cm" svg:y="10.527cm">
          <draw:text-box>
            <text:p text:style-name="P3"><text:span text:style-name="T4">27</text:span></text:p>
          </draw:text-box>
        </draw:frame>
        <draw:frame draw:style-name="gr24" draw:text-style-name="P4" draw:layer="layout" svg:width="0.5cm" svg:height="0.386cm" svg:x="14.774cm" svg:y="10.527cm">
          <draw:text-box>
            <text:p text:style-name="P3"><text:span text:style-name="T4">2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Baskerville Old Face" svg:font-family="'Baskerville Old Face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c7-3 13-3 20 0z"/>
    <draw:stroke-dash draw:name="Dash_5f_1" draw:display-name="Dash_1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25.566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4.2$Windows_X86_64 LibreOffice_project/9b0d9b32d5dcda91d2f1a96dc04c645c450872bf</meta:generator>
    <dc:date>2019-10-16T11:55:14.605000000</dc:date>
    <meta:editing-duration>P2DT15H25M1S</meta:editing-duration>
    <meta:editing-cycles>91</meta:editing-cycles>
    <meta:document-statistic meta:object-count="756"/>
  </office:meta>
</office:document-meta>
</file>